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2" svg:font-family="'Times New Roman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30.2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28.7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3.66mm"/>
    </style:style>
    <style:style style:name="co24" style:family="table-column">
      <style:table-column-properties fo:break-before="auto" style:column-width="30.5mm"/>
    </style:style>
    <style:style style:name="co25" style:family="table-column">
      <style:table-column-properties fo:break-before="auto" style:column-width="33.21mm"/>
    </style:style>
    <style:style style:name="co26" style:family="table-column">
      <style:table-column-properties fo:break-before="auto" style:column-width="73.04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5.84mm"/>
    </style:style>
    <style:style style:name="co29" style:family="table-column">
      <style:table-column-properties fo:break-before="auto" style:column-width="20.3mm"/>
    </style:style>
    <style:style style:name="co30" style:family="table-column">
      <style:table-column-properties fo:break-before="auto" style:column-width="19.81mm"/>
    </style:style>
    <style:style style:name="co31" style:family="table-column">
      <style:table-column-properties fo:break-before="auto" style:column-width="14.85mm"/>
    </style:style>
    <style:style style:name="co32" style:family="table-column">
      <style:table-column-properties fo:break-before="auto" style:column-width="17.34mm"/>
    </style:style>
    <style:style style:name="co33" style:family="table-column">
      <style:table-column-properties fo:break-before="auto" style:column-width="17.69mm"/>
    </style:style>
    <style:style style:name="co34" style:family="table-column">
      <style:table-column-properties fo:break-before="auto" style:column-width="13.37mm"/>
    </style:style>
    <style:style style:name="co35" style:family="table-column">
      <style:table-column-properties fo:break-before="auto" style:column-width="14.6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4.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1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70" style:family="table-cell" style:parent-style-name="Default">
      <style:table-cell-properties fo:background-color="#000000" style:cell-protect="protected formula-hidden" style:print-content="true"/>
      <style:text-properties style:font-name="Times New Roman1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99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8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31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1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2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2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3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3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337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1" style:family="table-cell" style:parent-style-name="Default">
      <style:text-properties fo:color="#000000" style:font-name="Times New Roman1" fo:font-size="28pt" style:font-size-asian="28pt" style:font-size-complex="28pt"/>
    </style:style>
    <style:style style:name="ce3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8" style:family="table-cell" style:parent-style-name="Default">
      <style:table-cell-properties fo:background-color="#000000"/>
      <style:text-properties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1" fo:font-size="28pt" style:font-size-asian="28pt" style:font-size-complex="28pt"/>
    </style:style>
    <style:style style:name="ce28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29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30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28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0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30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30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1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31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31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00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2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7"/>
      <style:map style:condition="is-true-formula(IF([.P6]=0))" style:apply-style-name="VRAI" style:base-cell-address="'Niveau 2'.P7"/>
    </style:style>
    <style:style style:name="ce3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2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2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7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2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7"/>
      <style:map style:condition="is-true-formula(IF([.Q6]=0))" style:apply-style-name="VRAI" style:base-cell-address="'Niveau 2'.Q7"/>
    </style:style>
    <style:style style:name="ce32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2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3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3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33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33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3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4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34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3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3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3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4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4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336" style:family="table-cell" style:parent-style-name="Default" style:data-style-name="N99">
      <style:text-properties fo:color="#ffffff" style:font-name="Times New Roman1" fo:font-size="28pt" style:font-size-asian="28pt" style:font-size-complex="28pt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51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365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43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7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4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37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380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1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3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4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45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0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4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4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3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4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47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26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80" style:family="table-cell" style:parent-style-name="Default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2"/>
      <style:map style:condition="is-true-formula(IF([.T11]=0))" style:apply-style-name="VRAI" style:base-cell-address="'Niveau 3'.T12"/>
    </style:style>
    <style:style style:name="ce2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4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30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40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4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4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41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3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3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2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38" style:family="table-cell" style:parent-style-name="FAUX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4"/>
      <style:map style:condition="is-true-formula(IF([.N13]=0))" style:apply-style-name="VRAI" style:base-cell-address="'Niveau 4'.N14"/>
    </style:style>
    <style:style style:name="ce425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22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5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5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4"/>
      <style:map style:condition="is-true-formula(IF([.O13]=0))" style:apply-style-name="VRAI" style:base-cell-address="'Niveau 4'.O14"/>
    </style:style>
    <style:style style:name="ce5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4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5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7"/>
      <style:map style:condition="is-true-formula(IF([.P6]=0))" style:apply-style-name="VRAI" style:base-cell-address="'Niveau 4'.P7"/>
    </style:style>
    <style:style style:name="ce556" style:family="table-cell" style:parent-style-name="Default" style:data-style-name="N14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4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58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4"/>
      <style:map style:condition="is-true-formula(IF([.P13]=0))" style:apply-style-name="VRAI" style:base-cell-address="'Niveau 4'.P14"/>
    </style:style>
    <style:style style:name="ce5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44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6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7"/>
      <style:map style:condition="is-true-formula(IF([.Q6]=0))" style:apply-style-name="VRAI" style:base-cell-address="'Niveau 4'.Q7"/>
    </style:style>
    <style:style style:name="ce4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4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4"/>
      <style:map style:condition="is-true-formula(IF([.Q13]=0))" style:apply-style-name="VRAI" style:base-cell-address="'Niveau 4'.Q14"/>
    </style:style>
    <style:style style:name="ce4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4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4"/>
      <style:map style:condition="is-true-formula(IF([.R13]=0))" style:apply-style-name="VRAI" style:base-cell-address="'Niveau 4'.R14"/>
    </style:style>
    <style:style style:name="ce4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46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46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4"/>
      <style:map style:condition="is-true-formula(IF([.S13]=0))" style:apply-style-name="VRAI" style:base-cell-address="'Niveau 4'.S14"/>
    </style:style>
    <style:style style:name="ce46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58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4"/>
      <style:map style:condition="is-true-formula(IF([.T13]=0))" style:apply-style-name="VRAI" style:base-cell-address="'Niveau 4'.T14"/>
    </style:style>
    <style:style style:name="ce46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47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4"/>
      <style:map style:condition="is-true-formula(IF([.U13]=0))" style:apply-style-name="VRAI" style:base-cell-address="'Niveau 4'.U14"/>
    </style:style>
    <style:style style:name="ce4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47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4"/>
      <style:map style:condition="is-true-formula(IF([.V13]=0))" style:apply-style-name="VRAI" style:base-cell-address="'Niveau 4'.V14"/>
    </style:style>
    <style:style style:name="ce58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4"/>
      <style:map style:condition="is-true-formula(IF([.W13]=0))" style:apply-style-name="VRAI" style:base-cell-address="'Niveau 4'.W14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496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53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53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54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545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54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7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4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5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62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6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57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7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57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7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7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9]=0))" style:apply-style-name="VRAI" style:base-cell-address="'Niveau 6'.Q20"/>
      <style:map style:condition="is-true-formula(IF([.S19]=1))" style:apply-style-name="FAUX" style:base-cell-address="'Niveau 6'.Q20"/>
    </style:style>
    <style:style style:name="ce57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9]=0))" style:apply-style-name="VRAI" style:base-cell-address="'Niveau 6'.R20"/>
      <style:map style:condition="is-true-formula(IF([.T19]=1))" style:apply-style-name="FAUX" style:base-cell-address="'Niveau 6'.R20"/>
    </style:style>
    <style:style style:name="ce58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9]=0))" style:apply-style-name="VRAI" style:base-cell-address="'Niveau 6'.S20"/>
      <style:map style:condition="is-true-formula(IF([.U19]=1))" style:apply-style-name="FAUX" style:base-cell-address="'Niveau 6'.S2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8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4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60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0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614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2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62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64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5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6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2" style:font-size-asian="12pt" style:font-name-complex="Times New Roman2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98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1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5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ff3300"/>
    </style:style>
    <style:style style:name="T6" style:family="text">
      <style:text-properties fo:color="#ff3300" style:font-name="Times New Roman" style:font-name-asian="Times New Roman" style:font-name-complex="Times New Roman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style:font-name="Symbol" fo:font-weight="bold" style:font-weight-asian="bold" style:font-weight-complex="bold"/>
    </style:style>
    <style:style style:name="T9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4r0lyMaXihPyJbc01XZj5g7Yy3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3"/>
          <table:covered-table-cell table:style-name="ce26"/>
          <table:covered-table-cell table:number-columns-repeated="5" table:style-name="ce28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23"/>
          <table:table-cell table:style-name="ce26"/>
          <table:table-cell table:style-name="ce28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0.09mm" draw:z-index="0" draw:style-name="gr3" draw:text-style-name="P3" svg:width="34.63mm" svg:height="8.04mm" svg:x="10.82mm" svg:y="2.65mm" draw:control="control1"/>
          </table:table-cell>
          <table:table-cell table:number-columns-repeated="2"/>
          <table:table-cell>
            <draw:control table:end-cell-address="Aide.F15" table:end-x="14.96mm" table:end-y="1.23mm" draw:z-index="1" draw:style-name="gr3" draw:text-style-name="P3" svg:width="34.86mm" svg:height="9.22mm" svg:x="2.69mm" svg:y="2.6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4r0lyMaXihPyJbc01XZj5g7Yy3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5.64mm" svg:y1="59.29mm" svg:x2="165.64mm" svg:y2="103.6mm">
            <text:p/>
          </draw:line>
          <draw:line draw:z-index="3" draw:style-name="gr4" draw:text-style-name="P2" svg:x1="247.22mm" svg:y1="59.31mm" svg:x2="247.22mm" svg:y2="103.43mm">
            <text:p/>
          </draw:line>
          <draw:control draw:z-index="4" draw:style-name="gr3" draw:text-style-name="P4" svg:width="40.19mm" svg:height="16.8mm" svg:x="415.9mm" svg:y="5.82mm" draw:control="control3"/>
          <draw:control draw:z-index="5" draw:style-name="gr3" draw:text-style-name="P4" svg:width="39.9mm" svg:height="16.8mm" svg:x="360.65mm" svg:y="6.17mm" draw:control="control4"/>
          <draw:line draw:z-index="6" draw:style-name="gr5" draw:text-style-name="P2" svg:x1="165.87mm" svg:y1="133.74mm" svg:x2="165.87mm" svg:y2="178.37mm">
            <text:p/>
          </draw:line>
          <draw:line draw:z-index="7" draw:style-name="gr4" draw:text-style-name="P2" svg:x1="246.82mm" svg:y1="134.32mm" svg:x2="247.36mm" svg:y2="178.37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9" table:default-cell-style-name="ce13"/>
        <table:table-column table:style-name="co6" table:number-columns-repeated="11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4" table:default-cell-style-name="ce333"/>
        <table:table-row table:style-name="ro6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70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134"/>
          <table:table-cell table:style-name="ce70" table:number-columns-repeated="3"/>
          <table:table-cell table:style-name="ce317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6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70"/>
          <table:covered-table-cell table:style-name="ce134"/>
          <table:table-cell table:style-name="ce70" table:number-columns-repeated="3"/>
          <table:table-cell table:style-name="ce317"/>
          <table:table-cell table:style-name="ce70"/>
          <table:covered-table-cell table:style-name="ce70"/>
          <table:covered-table-cell table:style-name="ce242"/>
          <table:covered-table-cell table:style-name="ce70"/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69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9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29"/>
          <table:table-cell table:style-name="ce31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48]" office:value-type="string" office:string-value="(x-19)(x+20) = 0" calcext:value-type="string" table:number-columns-spanned="3" table:number-rows-spanned="1">
            <text:p>(x-19)(x+20) = 0</text:p>
          </table:table-cell>
          <table:covered-table-cell table:style-name="ce191"/>
          <table:covered-table-cell table:style-name="ce200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4]" office:value-type="string" office:string-value="Signe de (x+20)" calcext:value-type="string">
            <text:p>Signe de (x+20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5]" office:value-type="string" office:string-value="Signe de (x-19)" calcext:value-type="string">
            <text:p>Signe de (x-19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62" table:formula="of:=IF(ISBLANK([.M5]);&quot;&quot;;IF([.$X$1];IF([.M5]=[$Données.B49];1;0);&quot;&quot;))">
            <text:p/>
          </table:table-cell>
          <table:table-cell table:style-name="ce183" table:formula="of:=IF(ISBLANK([.N5]);&quot;&quot;;IF([.$X$1];IF([.N5]=[$Données.C49];1;0);&quot;&quot;))">
            <text:p/>
          </table:table-cell>
          <table:table-cell table:style-name="ce194" table:formula="of:=IF(ISBLANK([.O5]);&quot;&quot;;IF([.$X$1];IF([.O5]=[$Données.D49];1;0);&quot;&quot;))">
            <text:p/>
          </table:table-cell>
          <table:table-cell table:style-name="ce210" table:formula="of:=IF(ISBLANK([.P5]);&quot;&quot;;IF([.$X$1];IF([.P5]=[$Données.E49];1;0);&quot;&quot;))">
            <text:p/>
          </table:table-cell>
          <table:table-cell table:style-name="ce252" table:formula="of:=IF(ISBLANK([.Q5]);&quot;&quot;;IF([.$X$1];IF([.Q5]=[$Données.F49];1;0);&quot;&quot;)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6]" office:value-type="string" office:string-value="Signe de (x-19)(x+20)" calcext:value-type="string">
            <text:p>Signe de (x-19)(x+20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64" table:formula="of:=IF(AND([.$X$1];[.$X$2]);[$Données.B49];&quot;&quot;)">
            <text:p/>
          </table:table-cell>
          <table:table-cell table:style-name="ce185" table:formula="of:=IF(AND([.$X$1];[.$X$2]);[$Données.C49];&quot;&quot;)">
            <text:p/>
          </table:table-cell>
          <table:table-cell table:style-name="ce199" table:formula="of:=IF(AND([.$X$1];[.$X$2]);[$Données.D49];&quot;&quot;)">
            <text:p/>
          </table:table-cell>
          <table:table-cell table:style-name="ce222" table:formula="of:=IF(AND([.$X$1];[.$X$2]);[$Données.E49];&quot;&quot;)">
            <text:p/>
          </table:table-cell>
          <table:table-cell table:style-name="ce254" table:formula="of:=IF(AND([.$X$1];[.$X$2]);[$Données.F49];&quot;&quot;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6">
          <table:table-cell table:style-name="ce71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$Données.C43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02" table:formula="of:=IF(AND([.$X$1];[.$X$2]);[$Données.F43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265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56]" office:value-type="string" office:string-value="(x-19)(x+20) ≤ 0" calcext:value-type="string" table:number-columns-spanned="4" table:number-rows-spanned="1">
            <text:p>(x-19)(x+20) ≤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71" office:value-type="string" calcext:value-type="string">
            <text:p>Signe de (-x+18)</text:p>
          </table:table-cell>
          <table:table-cell table:style-name="ce122" table:formula="of:=IF(AND([.$X$1];[.$X$2]);[$Données.B44];&quot;&quot;)">
            <text:p/>
          </table:table-cell>
          <table:table-cell table:style-name="ce102" table:formula="of:=IF(AND([.$X$1];[.$X$2]);[Données.C44];&quot;&quot;)" table:number-columns-spanned="2" table:number-rows-spanned="1">
            <text:p/>
          </table:table-cell>
          <table:covered-table-cell table:style-name="ce102" table:formula="of:=IF([.$X$2];['Niveau 6'.J48];&quot;&quot;)">
            <text:p/>
          </table:covered-table-cell>
          <table:table-cell table:style-name="ce31" table:formula="of:=IF(AND([.$X$1];[.$X$2]);[Données.E44];&quot;&quot;)">
            <text:p/>
          </table:table-cell>
          <table:table-cell table:style-name="ce102" table:formula="of:=IF(AND([.$X$1];[.$X$2]);[$Données.F44];&quot;&quot;)" table:number-columns-spanned="2" table:number-rows-spanned="1">
            <text:p/>
          </table:table-cell>
          <table:covered-table-cell table:style-name="ce102" table:formula="of:=IF([.$X$2];['Niveau 6'.M48];&quot;&quot;)">
            <text:p/>
          </table:covered-table-cell>
          <table:table-cell table:style-name="ce226" table:formula="of:=IF(AND([.$X$1];[.$X$2]);[Données.H44];&quot;&quot;)">
            <text:p/>
          </table:table-cell>
          <table:table-cell table:style-name="ce138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71" office:value-type="string" calcext:value-type="string">
            <text:p>Signe de (x+20)</text:p>
          </table:table-cell>
          <table:table-cell table:style-name="ce122" table:formula="of:=IF(AND([.$X$1];[.$X$2]);[$Données.B45];&quot;&quot;)">
            <text:p/>
          </table:table-cell>
          <table:table-cell table:style-name="ce102" table:formula="of:=IF(AND([.$X$1];[.$X$2]);[Données.C45];&quot;&quot;)" table:number-columns-spanned="2" table:number-rows-spanned="1">
            <text:p/>
          </table:table-cell>
          <table:covered-table-cell table:style-name="ce102" table:formula="of:=IF([.$X$2];['Niveau 6'.J49];&quot;&quot;)">
            <text:p/>
          </table:covered-table-cell>
          <table:table-cell table:style-name="ce31" table:formula="of:=IF(AND([.$X$1];[.$X$2]);[Données.E45];&quot;&quot;)">
            <text:p/>
          </table:table-cell>
          <table:table-cell table:style-name="ce102" table:formula="of:=IF(AND([.$X$1];[.$X$2]);[$Données.F45];&quot;&quot;)" table:number-columns-spanned="2" table:number-rows-spanned="1">
            <text:p/>
          </table:table-cell>
          <table:covered-table-cell table:style-name="ce102" table:formula="of:=IF([.$X$2];['Niveau 6'.M49];&quot;&quot;)">
            <text:p/>
          </table:covered-table-cell>
          <table:table-cell table:style-name="ce226" table:formula="of:=IF(AND([.$X$1];[.$X$2]);[Données.H45];&quot;&quot;)">
            <text:p/>
          </table:table-cell>
          <table:table-cell table:style-name="ce289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54" table:formula="of:=IF(ISBLANK([.M10]);&quot;&quot;;IF([.$X$1];IF([.M10]=[$Données.B57];1;0);&quot;&quot;))">
            <text:p/>
          </table:table-cell>
          <table:table-cell table:style-name="ce180" table:formula="of:=IF(ISBLANK([.N10]);&quot;&quot;;IF([.$X$1];IF([.N10]=[$Données.C57];1;0);&quot;&quot;))">
            <text:p/>
          </table:table-cell>
          <table:table-cell table:style-name="ce196" table:formula="of:=IF(ISBLANK([.O10]);&quot;&quot;;IF([.$X$1];IF([.O10]=[$Données.D57];1;0);&quot;&quot;))">
            <text:p/>
          </table:table-cell>
          <table:table-cell table:style-name="ce220" table:formula="of:=IF(ISBLANK([.P10]);&quot;&quot;;IF([.$X$1];IF([.P10]=[$Données.E57];1;0);&quot;&quot;))">
            <text:p/>
          </table:table-cell>
          <table:table-cell table:style-name="ce237" table:formula="of:=IF(ISBLANK([.Q10]);&quot;&quot;;IF([.$X$1];IF([.Q10]=[$Données.F57];1;0);&quot;&quot;))">
            <text:p/>
          </table:table-cell>
          <table:table-cell table:style-name="ce244" table:formula="of:=IF(ISBLANK([.R10]);&quot;&quot;;IF([.$X$1];IF([.R10]=[$Données.G57];1;0);&quot;&quot;))">
            <text:p/>
          </table:table-cell>
          <table:table-cell table:style-name="ce248" table:formula="of:=IF(ISBLANK([.S10]);&quot;&quot;;IF([.$X$1];IF([.S10]=[$Données.H57];1;0);&quot;&quot;))">
            <text:p/>
          </table:table-cell>
          <table:table-cell table:style-name="ce251" table:formula="of:=IF(ISBLANK([.T10]);&quot;&quot;;IF([.$X$1];IF([.T10]=[$Données.I57];1;0);&quot;&quot;))">
            <text:p/>
          </table:table-cell>
          <table:table-cell table:style-name="ce258" table:formula="of:=IF(ISBLANK([.U10]);&quot;&quot;;IF([.$X$1];IF([.U10]=[$Données.J57];1;0);&quot;&quot;))">
            <text:p/>
          </table:table-cell>
          <table:table-cell table:style-name="ce263" table:formula="of:=IF(ISBLANK([.V10]);&quot;&quot;;IF([.$X$1];IF([.V10]=[$Données.K57];1;0);&quot;&quot;))">
            <text:p/>
          </table:table-cell>
          <table:table-cell table:style-name="ce272" table:formula="of:=IF(ISBLANK([.W10]);&quot;&quot;;IF([.$X$1];IF([.W10]=[$Données.L57];1;0);&quot;&quot;)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71" office:value-type="string" calcext:value-type="string">
            <text:p>Signe de (-x+18)(x+20)</text:p>
          </table:table-cell>
          <table:table-cell table:style-name="ce122" table:formula="of:=IF(AND([.$X$1];[.$X$2]);[$Données.B46];&quot;&quot;)">
            <text:p/>
          </table:table-cell>
          <table:table-cell table:style-name="ce102" table:formula="of:=IF(AND([.$X$1];[.$X$2]);[Données.C46];&quot;&quot;)" table:number-columns-spanned="2" table:number-rows-spanned="1">
            <text:p/>
          </table:table-cell>
          <table:covered-table-cell table:style-name="ce102" table:formula="of:=IF([.$X$2];['Niveau 6'.J50];&quot;&quot;)">
            <text:p/>
          </table:covered-table-cell>
          <table:table-cell table:style-name="ce31" table:formula="of:=IF(AND([.$X$1];[.$X$2]);[Données.E46];&quot;&quot;)">
            <text:p/>
          </table:table-cell>
          <table:table-cell table:style-name="ce102" table:formula="of:=IF(AND([.$X$1];[.$X$2]);[$Données.F46];&quot;&quot;)" table:number-columns-spanned="2" table:number-rows-spanned="1">
            <text:p/>
          </table:table-cell>
          <table:covered-table-cell table:style-name="ce102" table:formula="of:=IF([.$X$2];['Niveau 6'.M50];&quot;&quot;)">
            <text:p/>
          </table:covered-table-cell>
          <table:table-cell table:style-name="ce226" table:formula="of:=IF(AND([.$X$1];[.$X$2]);[Données.H46];&quot;&quot;)">
            <text:p/>
          </table:table-cell>
          <table:table-cell table:style-name="ce306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73" table:formula="of:=IF(AND([.$X$1];[.$X$2]);[$Données.B58];&quot;&quot;)">
            <text:p/>
          </table:table-cell>
          <table:table-cell table:style-name="ce188" table:formula="of:=IF(AND([.$X$1];[.$X$2]);[$Données.C58];&quot;&quot;)">
            <text:p/>
          </table:table-cell>
          <table:table-cell table:style-name="ce204" table:formula="of:=IF(AND([.$X$1];[.$X$2]);[$Données.D58];&quot;&quot;)">
            <text:p/>
          </table:table-cell>
          <table:table-cell table:style-name="ce240" table:formula="of:=IF(AND([.$X$1];[.$X$2]);[$Données.E58];&quot;&quot;)">
            <text:p/>
          </table:table-cell>
          <table:table-cell table:style-name="ce260" table:formula="of:=IF(AND([.$X$1];[.$X$2]);[$Données.F58];&quot;&quot;)">
            <text:p/>
          </table:table-cell>
          <table:table-cell table:style-name="ce268" table:formula="of:=IF(AND([.$X$1];[.$X$2]);[$Données.G58];&quot;&quot;)">
            <text:p/>
          </table:table-cell>
          <table:table-cell table:style-name="ce282" table:formula="of:=IF(AND([.$X$1];[.$X$2]);[$Données.H58];&quot;&quot;)">
            <text:p/>
          </table:table-cell>
          <table:table-cell table:style-name="ce295" table:formula="of:=IF(AND([.$X$1];[.$X$2]);[$Données.I58];&quot;&quot;)">
            <text:p/>
          </table:table-cell>
          <table:table-cell table:style-name="ce307" table:formula="of:=IF(AND([.$X$1];[.$X$2]);[$Données.J58];&quot;&quot;)">
            <text:p/>
          </table:table-cell>
          <table:table-cell table:style-name="ce313" table:formula="of:=IF(AND([.$X$1];[.$X$2]);[$Données.K58];&quot;&quot;)">
            <text:p/>
          </table:table-cell>
          <table:table-cell table:style-name="ce323" table:formula="of:=IF(AND([.$X$1];[.$X$2]);[$Données.L58];&quot;&quot;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4"/>
        </table:table-row>
        <table:table-row table:style-name="ro6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8"/>
          <table:covered-table-cell table:number-columns-repeated="6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18"/>
          <table:table-cell table:style-name="ce333" table:number-columns-repeated="5"/>
          <table:table-cell table:number-columns-repeated="999"/>
        </table:table-row>
        <table:table-row table:style-name="ro6">
          <table:table-cell table:style-name="ce212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6">
          <table:table-cell table:style-name="ce212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6">
          <table:table-cell table:style-name="ce109"/>
          <table:table-cell table:style-name="ce212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>
          <table:table-cell table:style-name="ce109" table:number-columns-repeated="2"/>
          <table:table-cell table:style-name="ce212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6" table:number-rows-repeated="25">
          <table:table-cell table:style-name="ce109" table:number-columns-repeated="960"/>
          <table:table-cell table:style-name="ce212" table:number-columns-repeated="64"/>
        </table:table-row>
        <table:table-row table:style-name="ro6" table:number-rows-repeated="1048520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1" table:protected="true" table:protection-key="4r0lyMaXihPyJbc01XZj5g7Yy3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94.44mm" svg:y="5.82mm" draw:control="control5"/>
          <draw:control draw:z-index="3" draw:style-name="gr3" draw:text-style-name="P4" svg:width="39.9mm" svg:height="16.8mm" svg:x="331.24mm" svg:y="5.67mm" draw:control="control6"/>
          <draw:line draw:z-index="4" draw:style-name="gr5" draw:text-style-name="P2" svg:x1="161.32mm" svg:y1="59.47mm" svg:x2="161.32mm" svg:y2="89.03mm">
            <text:p/>
          </draw:line>
          <draw:line draw:z-index="5" draw:style-name="gr4" draw:text-style-name="P2" svg:x1="224.64mm" svg:y1="59.49mm" svg:x2="224.64mm" svg:y2="89.43mm">
            <text:p/>
          </draw:line>
          <draw:line draw:z-index="6" draw:style-name="gr5" draw:text-style-name="P2" svg:x1="161.4mm" svg:y1="163.87mm" svg:x2="161.4mm" svg:y2="193.55mm">
            <text:p/>
          </draw:line>
          <draw:line draw:z-index="7" draw:style-name="gr4" draw:text-style-name="P2" svg:x1="224.61mm" svg:y1="163.59mm" svg:x2="224.82mm" svg:y2="193.05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10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3" table:default-cell-style-name="ce333"/>
        <table:table-column table:style-name="co9" table:default-cell-style-name="ce227"/>
        <table:table-row table:style-name="ro6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3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318" table:number-columns-repeated="3"/>
          <table:table-cell table:style-name="ce317" table:number-columns-repeated="2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333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6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6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3"/>
          <table:covered-table-cell table:style-name="ce316"/>
          <table:table-cell table:style-name="ce318" table:number-columns-repeated="3"/>
          <table:table-cell table:style-name="ce317" table:number-columns-repeated="2"/>
          <table:covered-table-cell table:style-name="ce55"/>
          <table:covered-table-cell table:number-columns-repeated="2" table:style-name="ce70"/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102"/>
          <table:table-cell table:style-name="ce102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77]" office:value-type="string" office:string-value="(-x+15) / (-x+7) = 0" calcext:value-type="string" table:number-columns-spanned="3" table:number-rows-spanned="1">
            <text:p>(-x+15) / (-x+7) = 0</text:p>
          </table:table-cell>
          <table:covered-table-cell table:style-name="ce191"/>
          <table:covered-table-cell table:style-name="ce20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73]" office:value-type="string" office:string-value="(-x+15)" calcext:value-type="string">
            <text:p>(-x+15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74]" office:value-type="string" office:string-value="(-x+7)" calcext:value-type="string">
            <text:p>(-x+7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3" table:formula="of:=IF(ISBLANK([.M5]);&quot;&quot;;IF([.$X$1];IF([.M5]=[$Données.B78];1;0);&quot;&quot;))">
            <text:p/>
          </table:table-cell>
          <table:table-cell table:style-name="ce287" table:formula="of:=IF(ISBLANK([.N5]);&quot;&quot;;IF([.$X$1];IF([.N5]=[$Données.C78];1;0);&quot;&quot;))">
            <text:p/>
          </table:table-cell>
          <table:table-cell table:style-name="ce294" table:formula="of:=IF(ISBLANK([.O5]);&quot;&quot;;IF([.$X$1];IF([.O5]=[$Données.D78];1;0);&quot;&quot;))">
            <text:p/>
          </table:table-cell>
          <table:table-cell table:style-name="ce300" table:formula="of:=IF(ISBLANK([.P5]);&quot;&quot;;IF([.$X$1];IF([.P5]=[$Données.E78];1;0);&quot;&quot;))">
            <text:p/>
          </table:table-cell>
          <table:table-cell table:style-name="ce377" table:formula="of:=IF(ISBLANK([.Q5]);&quot;&quot;;IF([.$X$1];IF([.Q5]=[$Données.F78];1;0);&quot;&quot;)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75]" office:value-type="string" office:string-value="Signe de (-x+15) / (-x+7)" calcext:value-type="string">
            <text:p>Signe de (-x+15) / (-x+7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98" table:formula="of:=IF(AND([.$X$1];[.$X$2]);[$Données.B78];&quot;&quot;)">
            <text:p/>
          </table:table-cell>
          <table:table-cell table:style-name="ce303" table:formula="of:=IF(AND([.$X$1];[.$X$2]);[$Données.C78];&quot;&quot;)">
            <text:p/>
          </table:table-cell>
          <table:table-cell table:style-name="ce312" table:formula="of:=IF(AND([.$X$1];[.$X$2]);[$Données.D78];&quot;&quot;)">
            <text:p/>
          </table:table-cell>
          <table:table-cell table:style-name="ce321"/>
          <table:table-cell table:style-name="ce327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6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Default"/>
          <table:covered-table-cell table:number-columns-repeated="6"/>
          <table:table-cell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style-name="ce333" table:number-columns-repeated="2"/>
          <table:table-cell table:number-columns-repeated="999"/>
        </table:table-row>
        <table:table-row table:style-name="ro6">
          <table:table-cell table:number-columns-repeated="9"/>
          <table:table-cell table:style-name="Default" table:number-columns-repeated="14"/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Données.C72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102"/>
          <table:table-cell table:style-name="ce102" table:formula="of:=IF(AND([.$X$1];[.$X$2]);[Données.F7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85]" office:value-type="string" office:string-value="(-x+15) / (-x+7) &lt; 0" calcext:value-type="string" table:number-columns-spanned="4" table:number-rows-spanned="1">
            <text:p>(-x+15) / (-x+7) &lt;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5" table:formula="of:=[.A5]" office:value-type="string" office:string-value="(-x+15)" calcext:value-type="string">
            <text:p>(-x+15)</text:p>
          </table:table-cell>
          <table:table-cell table:style-name="ce122" table:formula="of:=IF(AND([.$X$1];[.$X$2]);[Données.B73];&quot;&quot;)">
            <text:p/>
          </table:table-cell>
          <table:table-cell table:style-name="ce102" table:formula="of:=IF(AND([.$X$1];[.$X$2]);[Données.C73];&quot;&quot;)" table:number-columns-spanned="2" table:number-rows-spanned="1">
            <text:p/>
          </table:table-cell>
          <table:covered-table-cell table:style-name="ce102" table:formula="of:=IF([.B12]&lt;&gt;&quot;&quot;;IF(VALUE(COM.MICROSOFT.CONCAT(#REF!;[.B12]))=-#REF!;0;&quot;&quot;);&quot;&quot;)">
            <text:p/>
          </table:covered-table-cell>
          <table:table-cell table:style-name="ce102" table:formula="of:=IF(AND([.$X$1];[.$X$2]);[Données.E73];&quot;&quot;)">
            <text:p/>
          </table:table-cell>
          <table:table-cell table:style-name="ce102" table:formula="of:=IF(AND([.$X$1];[.$X$2]);[Données.F7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3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5" table:formula="of:=[.A6]" office:value-type="string" office:string-value="(-x+7)" calcext:value-type="string">
            <text:p>(-x+7)</text:p>
          </table:table-cell>
          <table:table-cell table:style-name="ce122" table:formula="of:=IF(AND([.$X$1];[.$X$2]);[Données.B74];&quot;&quot;)">
            <text:p/>
          </table:table-cell>
          <table:table-cell table:style-name="ce102" table:formula="of:=IF(AND([.$X$1];[.$X$2]);[Données.C74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4];&quot;&quot;)">
            <text:p/>
          </table:table-cell>
          <table:table-cell table:style-name="ce102" table:formula="of:=IF(AND([.$X$1];[.$X$2]);[Données.F74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4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99" table:formula="of:=IF(ISBLANK([.M12]);&quot;&quot;;IF([.$X$1];IF([.M12]=[$Données.B86];1;0);&quot;&quot;))">
            <text:p/>
          </table:table-cell>
          <table:table-cell table:style-name="ce305" table:formula="of:=IF(ISBLANK([.N12]);&quot;&quot;;IF([.$X$1];IF([.N12]=[$Données.C86];1;0);&quot;&quot;))">
            <text:p/>
          </table:table-cell>
          <table:table-cell table:style-name="ce314" table:formula="of:=IF(ISBLANK([.O12]);&quot;&quot;;IF([.$X$1];IF([.O12]=[$Données.D86];1;0);&quot;&quot;))">
            <text:p/>
          </table:table-cell>
          <table:table-cell table:style-name="ce322" table:formula="of:=IF(ISBLANK([.P12]);&quot;&quot;;IF([.$X$1];IF([.P12]=[$Données.E86];1;0);&quot;&quot;))">
            <text:p/>
          </table:table-cell>
          <table:table-cell table:style-name="ce328" table:formula="of:=IF(ISBLANK([.Q12]);&quot;&quot;;IF([.$X$1];IF([.Q12]=[$Données.F86];1;0);&quot;&quot;))">
            <text:p/>
          </table:table-cell>
          <table:table-cell table:style-name="ce331" table:formula="of:=IF(ISBLANK([.R12]);&quot;&quot;;IF([.$X$1];IF([.R12]=[$Données.G86];1;0);&quot;&quot;))">
            <text:p/>
          </table:table-cell>
          <table:table-cell table:style-name="ce338" table:formula="of:=IF(ISBLANK([.S12]);&quot;&quot;;IF([.$X$1];IF([.S12]=[$Données.H86];1;0);&quot;&quot;))">
            <text:p/>
          </table:table-cell>
          <table:table-cell table:style-name="ce340" table:formula="of:=IF(ISBLANK([.T12]);&quot;&quot;;IF([.$X$1];IF([.T12]=[$Données.I86];1;0);&quot;&quot;))">
            <text:p/>
          </table:table-cell>
          <table:table-cell table:style-name="ce342" table:formula="of:=IF(ISBLANK([.U12]);&quot;&quot;;IF([.$X$1];IF([.U12]=[$Données.J86];1;0);&quot;&quot;))">
            <text:p/>
          </table:table-cell>
          <table:table-cell table:style-name="ce344" table:formula="of:=IF(ISBLANK([.V12]);&quot;&quot;;IF([.$X$1];IF([.V12]=[$Données.K86];1;0);&quot;&quot;))">
            <text:p/>
          </table:table-cell>
          <table:table-cell table:style-name="ce346" table:formula="of:=IF(ISBLANK([.W12]);&quot;&quot;;IF([.$X$1];IF([.W12]=[$Données.L86];1;0);&quot;&quot;)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5" table:formula="of:=[.A7]" office:value-type="string" office:string-value="Signe de (-x+15) / (-x+7)" calcext:value-type="string">
            <text:p>Signe de (-x+15) / (-x+7)</text:p>
          </table:table-cell>
          <table:table-cell table:style-name="ce122" table:formula="of:=IF(AND([.$X$1];[.$X$2]);[Données.B75];&quot;&quot;)">
            <text:p/>
          </table:table-cell>
          <table:table-cell table:style-name="ce102" table:formula="of:=IF(AND([.$X$1];[.$X$2]);[Données.C75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5];&quot;&quot;)">
            <text:p/>
          </table:table-cell>
          <table:table-cell table:style-name="ce102" table:formula="of:=IF(AND([.$X$1];[.$X$2]);[Données.F75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5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301" table:formula="of:=IF(AND([.$X$1];[.$X$2]);[$Données.B87];&quot;&quot;)">
            <text:p/>
          </table:table-cell>
          <table:table-cell table:style-name="ce308" table:formula="of:=IF(AND([.$X$1];[.$X$2]);[$Données.C87];&quot;&quot;)">
            <text:p/>
          </table:table-cell>
          <table:table-cell table:style-name="ce315" table:formula="of:=IF(AND([.$X$1];[.$X$2]);[$Données.D87];&quot;&quot;)">
            <text:p/>
          </table:table-cell>
          <table:table-cell table:style-name="ce324" table:formula="of:=IF(AND([.$X$1];[.$X$2]);[$Données.E87];&quot;&quot;)">
            <text:p/>
          </table:table-cell>
          <table:table-cell table:style-name="ce329" table:formula="of:=IF(AND([.$X$1];[.$X$2]);[$Données.F87];&quot;&quot;)">
            <text:p/>
          </table:table-cell>
          <table:table-cell table:style-name="ce388" table:formula="of:=IF(AND([.$X$1];[.$X$2]);[$Données.G87];&quot;&quot;)">
            <text:p/>
          </table:table-cell>
          <table:table-cell table:style-name="ce339" table:formula="of:=IF(AND([.$X$1];[.$X$2]);[$Données.H87];&quot;&quot;)">
            <text:p/>
          </table:table-cell>
          <table:table-cell table:style-name="ce341" table:formula="of:=IF(AND([.$X$1];[.$X$2]);[$Données.I87];&quot;&quot;)">
            <text:p/>
          </table:table-cell>
          <table:table-cell table:style-name="ce343" table:formula="of:=IF(AND([.$X$1];[.$X$2]);[$Données.J87];&quot;&quot;)">
            <text:p/>
          </table:table-cell>
          <table:table-cell table:style-name="ce345" table:formula="of:=IF(AND([.$X$1];[.$X$2]);[$Données.K87];&quot;&quot;)">
            <text:p/>
          </table:table-cell>
          <table:table-cell table:style-name="ce347" table:formula="of:=IF(AND([.$X$1];[.$X$2]);[$Données.L87];&quot;&quot;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6">
          <table:table-cell table:style-name="Default"/>
          <table:table-cell table:style-name="ce111" table:number-columns-repeated="7"/>
          <table:table-cell table:style-name="ce109" table:number-columns-repeated="4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6">
          <table:table-cell table:style-name="ce111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319"/>
          <table:table-cell table:style-name="ce325"/>
          <table:table-cell table:style-name="ce330"/>
          <table:table-cell table:style-name="ce334"/>
          <table:table-cell table:style-name="ce109" table:number-columns-repeated="2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6">
          <table:table-cell table:style-name="ce111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319"/>
          <table:table-cell table:style-name="ce325"/>
          <table:table-cell table:style-name="ce330"/>
          <table:table-cell table:style-name="ce334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6">
          <table:table-cell table:style-name="ce111" table:number-columns-repeated="8"/>
          <table:table-cell table:style-name="ce109" table:number-columns-repeated="1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6">
          <table:table-cell table:style-name="ce109"/>
          <table:table-cell table:style-name="ce111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>
          <table:table-cell table:style-name="ce109" table:number-columns-repeated="2"/>
          <table:table-cell table:style-name="ce111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6" table:number-rows-repeated="25">
          <table:table-cell table:style-name="ce109" table:number-columns-repeated="960"/>
          <table:table-cell table:style-name="ce212" table:number-columns-repeated="63"/>
          <table:table-cell table:style-name="ce111"/>
        </table:table-row>
        <table:table-row table:style-name="ro6" table:number-rows-repeated="1048520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O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P7:'Niveau 2'.P7">
            <calcext:condition calcext:apply-style-name="FAUX" calcext:value="formula-is(IF([.P6]=1))" calcext:base-cell-address="'Niveau 2'.P7"/>
            <calcext:condition calcext:apply-style-name="VRAI" calcext:value="formula-is(IF([.P6]=0))" calcext:base-cell-address="'Niveau 2'.P7"/>
          </calcext:conditional-format>
          <calcext:conditional-format calcext:target-range-address="'Niveau 2'.Q7:'Niveau 2'.Q7">
            <calcext:condition calcext:apply-style-name="FAUX" calcext:value="formula-is(IF([.Q6]=1))" calcext:base-cell-address="'Niveau 2'.Q7"/>
            <calcext:condition calcext:apply-style-name="VRAI" calcext:value="formula-is(IF([.Q6]=0))" calcext:base-cell-address="'Niveau 2'.Q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1" table:protected="true" table:protection-key="4r0lyMaXihPyJbc01XZj5g7Yy3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1.86mm" svg:y1="134.4mm" svg:x2="161.86mm" svg:y2="179.34mm">
            <text:p/>
          </draw:line>
          <draw:line draw:z-index="4" draw:style-name="gr4" draw:text-style-name="P2" svg:x1="207.08mm" svg:y1="134.28mm" svg:x2="207.08mm" svg:y2="179.02mm">
            <text:p/>
          </draw:line>
          <draw:control draw:z-index="5" draw:style-name="gr6" draw:text-style-name="P5" svg:width="6.08mm" svg:height="1.07mm" svg:x="213.32mm" svg:y="232.11mm" draw:control="control7"/>
          <draw:control draw:z-index="6" draw:style-name="gr3" draw:text-style-name="P4" svg:width="39.9mm" svg:height="16.8mm" svg:x="293.83mm" svg:y="6.03mm" draw:control="control8"/>
          <draw:control draw:z-index="7" draw:style-name="gr3" draw:text-style-name="P4" svg:width="40.19mm" svg:height="16.8mm" svg:x="356.34mm" svg:y="6.67mm" draw:control="control9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1000" table:default-cell-style-name="ce41"/>
        <table:table-row table:style-name="ro8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51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51"/>
          <table:covered-table-cell table:style-name="ce316"/>
          <table:table-cell table:style-name="ce317" table:number-columns-repeated="4"/>
          <table:table-cell table:style-name="ce419"/>
          <table:covered-table-cell table:style-name="ce317"/>
          <table:covered-table-cell table:style-name="ce465"/>
          <table:covered-table-cell table:style-name="ce351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9x-2)(10x+1) = 0" calcext:value-type="string" table:number-columns-spanned="3" table:number-rows-spanned="1">
            <text:p>(9x-2)(10x+1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8">
          <table:table-cell table:style-name="ce5" table:formula="of:=[$Données.A101]" office:value-type="string" office:string-value="Signe de (9x-2)" calcext:value-type="string">
            <text:p>Signe de (9x-2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8">
          <table:table-cell table:style-name="ce5" table:formula="of:=[$Données.A102]" office:value-type="string" office:string-value="Signe de (10x+1)" calcext:value-type="string">
            <text:p>Signe de (10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65" table:formula="of:=IF(ISBLANK([.M5]);&quot;&quot;;IF([.$X$1];IF([.M5]=[$Données.B106];1;0);&quot;&quot;))">
            <text:p/>
          </table:table-cell>
          <table:table-cell table:style-name="ce372" table:formula="of:=IF(ISBLANK([.N5]);&quot;&quot;;IF([.$X$1];IF([.N5]=[$Données.F96];1;0);&quot;&quot;))">
            <text:p/>
          </table:table-cell>
          <table:table-cell table:style-name="ce379" table:formula="of:=IF(ISBLANK([.O5]);&quot;&quot;;IF([.$X$1];IF([.O5]=[$Données.D106];1;0);&quot;&quot;))">
            <text:p/>
          </table:table-cell>
          <table:table-cell table:style-name="ce456" table:formula="of:=IF(ISBLANK([.P5]);&quot;&quot;;IF([.$X$1];IF([.P5]=[$Données.F97];1;0);&quot;&quot;))">
            <text:p/>
          </table:table-cell>
          <table:table-cell table:style-name="ce462" table:formula="of:=IF(ISBLANK([.Q5]);&quot;&quot;;IF([.$X$1];IF([.Q5]=[$Données.F106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8">
          <table:table-cell table:style-name="ce5" table:formula="of:=[$Données.A103]" office:value-type="string" office:string-value="Signe de (9x-2)(10x+1)" calcext:value-type="string">
            <text:p>Signe de (9x-2)(10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4" table:formula="of:=IF(AND([.$X$1];[.$X$2]);[$Données.B106];&quot;&quot;)">
            <text:p/>
          </table:table-cell>
          <table:table-cell table:style-name="ce440" table:formula="of:=IF(AND([.$X$1];[.$X$2]);[$Données.C106];&quot;&quot;)">
            <text:p/>
          </table:table-cell>
          <table:table-cell table:style-name="ce380" table:formula="of:=IF(AND([.$X$1];[.$X$2]);[$Données.D106];&quot;&quot;)">
            <text:p/>
          </table:table-cell>
          <table:table-cell table:style-name="ce457" table:formula="of:=IF(AND([.$X$1];[.$X$2]);[$Données.E106];&quot;&quot;)">
            <text:p/>
          </table:table-cell>
          <table:table-cell table:style-name="ce464" table:formula="of:=IF(AND([.$X$1];[.$X$2]);[$Données.F106];&quot;&quot;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8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7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00];&quot;&quot;)" table:number-columns-spanned="2" table:number-rows-spanned="1">
            <text:p/>
          </table:table-cell>
          <table:covered-table-cell table:style-name="ce357"/>
          <table:table-cell table:style-name="ce357"/>
          <table:table-cell table:style-name="ce86" table:formula="of:=IF(AND([.$X$1];[.$X$2]);[Données.F100];&quot;&quot;)" table:number-columns-spanned="2" table:number-rows-spanned="1">
            <text:p/>
          </table:table-cell>
          <table:covered-table-cell table:style-name="ce358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9x-2)(10x+1) &gt; 0" calcext:value-type="string" table:number-columns-spanned="4" table:number-rows-spanned="1">
            <text:p>(9x-2)(10x+1) &gt;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7"/>
        </table:table-row>
        <table:table-row table:style-name="ro8">
          <table:table-cell table:style-name="ce391" table:formula="of:=[.A5]" office:value-type="string" office:string-value="Signe de (9x-2)" calcext:value-type="string">
            <text:p>Signe de (9x-2)</text:p>
          </table:table-cell>
          <table:table-cell table:style-name="ce75" table:formula="of:=IF(AND([.$X$1];[.$X$2]);[Données.B101];&quot;&quot;)">
            <text:p/>
          </table:table-cell>
          <table:table-cell table:style-name="ce357" table:formula="of:=IF(AND([.$X$1];[.$X$2]);[Données.C101];&quot;&quot;)" table:number-columns-spanned="2" table:number-rows-spanned="1">
            <text:p/>
          </table:table-cell>
          <table:covered-table-cell table:style-name="ce357"/>
          <table:table-cell table:style-name="ce358" table:formula="of:=IF(AND([.$X$1];[.$X$2]);[Données.E101];&quot;&quot;)">
            <text:p/>
          </table:table-cell>
          <table:table-cell table:style-name="ce357" table:formula="of:=IF(AND([.$X$1];[.$X$2]);[Données.F101];&quot;&quot;)" table:number-columns-spanned="2" table:number-rows-spanned="1">
            <text:p/>
          </table:table-cell>
          <table:covered-table-cell table:style-name="ce358"/>
          <table:table-cell table:style-name="ce96" table:formula="of:=IF(AND([.$X$1];[.$X$2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7"/>
        </table:table-row>
        <table:table-row table:style-name="ro8">
          <table:table-cell table:style-name="ce5" table:formula="of:=[.A6]" office:value-type="string" office:string-value="Signe de (10x+1)" calcext:value-type="string">
            <text:p>Signe de (10x+1)</text:p>
          </table:table-cell>
          <table:table-cell table:style-name="ce75" table:formula="of:=IF(AND([.$X$1];[.$X$2]);[Données.B102];&quot;&quot;)">
            <text:p/>
          </table:table-cell>
          <table:table-cell table:style-name="ce357" table:formula="of:=IF(AND([.$X$1];[.$X$2]);[Données.C102];&quot;&quot;)" table:number-columns-spanned="2" table:number-rows-spanned="1">
            <text:p/>
          </table:table-cell>
          <table:covered-table-cell table:style-name="ce358"/>
          <table:table-cell table:style-name="ce358" table:formula="of:=IF(AND([.$X$1];[.$X$2]);[Données.E102];&quot;&quot;)">
            <text:p/>
          </table:table-cell>
          <table:table-cell table:style-name="ce357" table:formula="of:=IF(AND([.$X$1];[.$X$2]);[Données.F102];&quot;&quot;)" table:number-columns-spanned="2" table:number-rows-spanned="1">
            <text:p/>
          </table:table-cell>
          <table:covered-table-cell table:style-name="ce358"/>
          <table:table-cell table:style-name="ce96" table:formula="of:=IF(AND([.$X$1];[.$X$2]);[Données.H102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6" table:formula="of:=IF(ISBLANK([.M10]);&quot;&quot;;IF([.$X$1];IF([.M10]=[$Données.B114];1;0);&quot;&quot;))">
            <text:p/>
          </table:table-cell>
          <table:table-cell table:style-name="ce442" table:formula="of:=IF(ISBLANK([.N10]);&quot;&quot;;IF([.$X$1];IF([.N10]=[$Données.C114];1;0);&quot;&quot;))">
            <text:p/>
          </table:table-cell>
          <table:table-cell table:style-name="ce187" table:formula="of:=IF(ISBLANK([.O10]);&quot;&quot;;IF([.$X$1];IF([.O10]=[$Données.D114];1;0);&quot;&quot;))">
            <text:p/>
          </table:table-cell>
          <table:table-cell table:style-name="ce203" table:formula="of:=IF(ISBLANK([.P10]);&quot;&quot;;IF([.$X$1];IF([.P10]=[$Données.E114];1;0);&quot;&quot;))">
            <text:p/>
          </table:table-cell>
          <table:table-cell table:style-name="ce236" table:formula="of:=IF(ISBLANK([.Q10]);&quot;&quot;;IF([.$X$1];IF([.Q10]=[$Données.F114];1;0);&quot;&quot;))">
            <text:p/>
          </table:table-cell>
          <table:table-cell table:style-name="ce259" table:formula="of:=IF(ISBLANK([.R10]);&quot;&quot;;IF([.$X$1];IF([.R10]=[$Données.G114];1;0);&quot;&quot;))">
            <text:p/>
          </table:table-cell>
          <table:table-cell table:style-name="ce267" table:formula="of:=IF(ISBLANK([.S10]);&quot;&quot;;IF([.$X$1];IF([.S10]=[$Données.H114];1;0);&quot;&quot;))">
            <text:p/>
          </table:table-cell>
          <table:table-cell table:style-name="ce280" table:formula="of:=IF(ISBLANK([.T10]);&quot;&quot;;IF([.$X$1];IF([.T10]=[$Données.I114];1;0);&quot;&quot;))">
            <text:p/>
          </table:table-cell>
          <table:table-cell table:style-name="ce290" table:formula="of:=IF(ISBLANK([.U10]);&quot;&quot;;IF([.$X$1];IF([.U10]=[$Données.J114];1;0);&quot;&quot;))">
            <text:p/>
          </table:table-cell>
          <table:table-cell table:style-name="ce304" table:formula="of:=IF(ISBLANK([.V10]);&quot;&quot;;IF([.$X$1];IF([.V10]=[$Données.K114];1;0);&quot;&quot;))">
            <text:p/>
          </table:table-cell>
          <table:table-cell table:style-name="ce491" table:formula="of:=IF(ISBLANK([.W10]);&quot;&quot;;IF([.$X$1];IF([.W10]=[$Données.L114];1;0);&quot;&quot;))">
            <text:p/>
          </table:table-cell>
          <table:table-cell table:number-columns-repeated="1000"/>
        </table:table-row>
        <table:table-row table:style-name="ro8">
          <table:table-cell table:style-name="ce5" table:formula="of:=[.A7]" office:value-type="string" office:string-value="Signe de (9x-2)(10x+1)" calcext:value-type="string">
            <text:p>Signe de (9x-2)(10x+1)</text:p>
          </table:table-cell>
          <table:table-cell table:style-name="ce75" table:formula="of:=IF(AND([.$X$1];[.$X$2]);[Données.B103];&quot;&quot;)">
            <text:p/>
          </table:table-cell>
          <table:table-cell table:style-name="ce102" table:formula="of:=IF(AND([.$X$1];[.$X$2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102" table:formula="of:=IF(AND([.$X$1];[.$X$2]);[Données.E103];&quot;&quot;)">
            <text:p/>
          </table:table-cell>
          <table:table-cell table:style-name="ce102" table:formula="of:=IF(AND([.$X$1];[.$X$2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03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7" table:formula="of:=IF(AND([.$X$1];[.$X$2]);[$Données.B115];&quot;&quot;)">
            <text:p/>
          </table:table-cell>
          <table:table-cell table:style-name="ce444" table:formula="of:=IF(AND([.$X$1];[.$X$2]);[$Données.C115];&quot;&quot;)">
            <text:p/>
          </table:table-cell>
          <table:table-cell table:style-name="ce382" table:formula="of:=IF(AND([.$X$1];[.$X$2]);[$Données.D115];&quot;&quot;)">
            <text:p/>
          </table:table-cell>
          <table:table-cell table:style-name="ce460" table:formula="of:=IF(AND([.$X$1];[.$X$2]);[$Données.E115];&quot;&quot;)">
            <text:p/>
          </table:table-cell>
          <table:table-cell table:style-name="ce396" table:formula="of:=IF(AND([.$X$1];[.$X$2]);[$Données.F115];&quot;&quot;)">
            <text:p/>
          </table:table-cell>
          <table:table-cell table:style-name="ce472" table:formula="of:=IF(AND([.$X$1];[.$X$2]);[$Données.G115];&quot;&quot;)">
            <text:p/>
          </table:table-cell>
          <table:table-cell table:style-name="ce476" table:formula="of:=IF(AND([.$X$1];[.$X$2]);[$Données.H115];&quot;&quot;)">
            <text:p/>
          </table:table-cell>
          <table:table-cell table:style-name="ce480" table:formula="of:=IF(AND([.$X$1];[.$X$2]);[$Données.I115];&quot;&quot;)">
            <text:p/>
          </table:table-cell>
          <table:table-cell table:style-name="ce407" table:formula="of:=IF(AND([.$X$1];[.$X$2]);[$Données.J115];&quot;&quot;)">
            <text:p/>
          </table:table-cell>
          <table:table-cell table:style-name="ce409" table:formula="of:=IF(AND([.$X$1];[.$X$2]);[$Données.K115];&quot;&quot;)">
            <text:p/>
          </table:table-cell>
          <table:table-cell table:style-name="ce492" table:formula="of:=IF(AND([.$X$1];[.$X$2]);[$Données.L115];&quot;&quot;)">
            <text:p/>
          </table:table-cell>
          <table:table-cell table:number-columns-repeated="1000"/>
        </table:table-row>
        <table:table-row table:style-name="ro8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8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Default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333" table:number-columns-repeated="3"/>
          <table:table-cell table:number-columns-repeated="1000"/>
        </table:table-row>
        <table:table-row table:style-name="ro8">
          <table:table-cell table:number-columns-repeated="9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8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8">
          <table:table-cell table:number-columns-repeated="2"/>
          <table:table-cell table:style-name="Default"/>
          <table:table-cell table:style-name="ce90"/>
          <table:table-cell table:number-columns-repeated="1019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2"/>
          <table:table-cell table:style-name="Default"/>
          <table:table-cell table:number-columns-repeated="1020"/>
        </table:table-row>
        <table:table-row table:style-name="ro8" table:number-rows-repeated="1048556">
          <table:table-cell table:number-columns-repeated="1023"/>
        </table:table-row>
        <table:table-row table:style-name="ro8">
          <table:table-cell table:number-columns-repeated="1023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T12:'Niveau 3'.T12">
            <calcext:condition calcext:apply-style-name="FAUX" calcext:value="formula-is(IF([.T11]=1))" calcext:base-cell-address="'Niveau 3'.T12"/>
            <calcext:condition calcext:apply-style-name="VRAI" calcext:value="formula-is(IF([.T11]=0))" calcext:base-cell-address="'Niveau 3'.T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1" table:protected="true" table:protection-key="4r0lyMaXihPyJbc01XZj5g7Yy3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0" form:id="control10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control draw:z-index="1" draw:style-name="gr6" draw:text-style-name="P5" svg:width="6.08mm" svg:height="1.07mm" svg:x="213.32mm" svg:y="232.11mm" draw:control="control10"/>
          <draw:control draw:z-index="2" draw:style-name="gr3" draw:text-style-name="P4" svg:width="39.9mm" svg:height="16.8mm" svg:x="330.83mm" svg:y="6.03mm" draw:control="control11"/>
          <draw:control draw:z-index="3" draw:style-name="gr3" draw:text-style-name="P4" svg:width="40.19mm" svg:height="16.8mm" svg:x="393.34mm" svg:y="6.67mm" draw:control="control12"/>
          <draw:line draw:z-index="4" draw:style-name="gr5" draw:text-style-name="P2" svg:x1="172.17mm" svg:y1="59.27mm" svg:x2="172.17mm" svg:y2="89.38mm">
            <text:p/>
          </draw:line>
          <draw:line draw:z-index="5" draw:style-name="gr4" draw:text-style-name="P2" svg:x1="235.54mm" svg:y1="59.39mm" svg:x2="235.54mm" svg:y2="89.38mm">
            <text:p/>
          </draw:line>
          <draw:line draw:z-index="6" draw:style-name="gr4" draw:text-style-name="P2" svg:x1="171.99mm" svg:y1="164.5mm" svg:x2="171.99mm" svg:y2="194.4mm">
            <text:p/>
          </draw:line>
          <draw:line draw:z-index="7" draw:style-name="gr4" draw:text-style-name="P2" svg:x1="235.38mm" svg:y1="163.72mm" svg:x2="235.38mm" svg:y2="194.08mm">
            <text:p/>
          </draw:line>
        </table:shapes>
        <table:table-column table:style-name="co11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2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4" table:default-cell-style-name="ce41"/>
        <table:table-column table:style-name="co6" table:number-columns-repeated="15" table:default-cell-style-name="ce41"/>
        <table:table-column table:style-name="co1" table:number-columns-repeated="999" table:default-cell-style-name="ce41"/>
        <table:table-row table:style-name="ro8">
          <table:table-cell table:style-name="ce4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51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covered-table-cell/>
          <table:table-cell table:style-name="ce430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64" office:value-type="string" calcext:value-type="string" table:number-columns-spanned="10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51"/>
          <table:covered-table-cell table:style-name="ce316"/>
          <table:covered-table-cell table:style-name="ce335"/>
          <table:table-cell table:style-name="ce317" table:number-columns-repeated="4"/>
          <table:covered-table-cell table:style-name="ce317"/>
          <table:covered-table-cell table:style-name="ce465"/>
          <table:covered-table-cell table:style-name="ce351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133]" office:value-type="string" office:string-value="(5x-7) / (-4x+1) = 0" calcext:value-type="string" table:number-columns-spanned="3" table:number-rows-spanned="1">
            <text:p>(5x-7) / (-4x+1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8">
          <table:table-cell table:style-name="ce5" table:formula="of:=[$Données.A129]" office:value-type="string" office:string-value="Signe de (5x-7)" calcext:value-type="string">
            <text:p>Signe de (5x-7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8">
          <table:table-cell table:style-name="ce5" table:formula="of:=[$Données.A130]" office:value-type="string" office:string-value="Signe de (-4x+1)" calcext:value-type="string">
            <text:p>Signe de (-4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16" table:formula="of:=IF(ISBLANK([.M5]);&quot;&quot;;IF([.$X$1];IF([.M5]=[$Données.B134];1;0);&quot;&quot;))">
            <text:p/>
          </table:table-cell>
          <table:table-cell table:style-name="ce421" table:formula="of:=IF(ISBLANK([.N5]);&quot;&quot;;IF([.$X$1];IF([.N5]=[$Données.C134];1;0);&quot;&quot;))">
            <text:p/>
          </table:table-cell>
          <table:table-cell table:style-name="ce425" table:formula="of:=IF(ISBLANK([.O5]);&quot;&quot;;IF([.$X$1];IF([.O5]=[$Données.D134];1;0);&quot;&quot;))">
            <text:p/>
          </table:table-cell>
          <table:table-cell table:style-name="ce433" table:formula="of:=IF(ISBLANK([.P5]);&quot;&quot;;IF([.$X$1];IF([.P5]=[$Données.E134];1;0);&quot;&quot;))">
            <text:p/>
          </table:table-cell>
          <table:table-cell table:style-name="ce449" table:formula="of:=IF(ISBLANK([.Q5]);&quot;&quot;;IF([.$X$1];IF([.Q5]=[$Données.F134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8">
          <table:table-cell table:style-name="ce5" table:formula="of:=[$Données.A131]" office:value-type="string" office:string-value="Signe de (5x-7) / (-4x+1)" calcext:value-type="string">
            <text:p>Signe de (5x-7) / (-4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1" table:formula="of:=IF(AND([.$X$1];[.$X$2]);[$Données.B134];&quot;&quot;)">
            <text:p/>
          </table:table-cell>
          <table:table-cell table:style-name="ce538" table:formula="of:=IF(AND([.$X$1];[.$X$2]);[$Données.C134];&quot;&quot;)">
            <text:p/>
          </table:table-cell>
          <table:table-cell table:style-name="ce544" table:formula="of:=IF(AND([.$X$1];[.$X$2]);[$Données.D134];&quot;&quot;)">
            <text:p/>
          </table:table-cell>
          <table:table-cell table:style-name="ce555"/>
          <table:table-cell table:style-name="ce561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8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7"/>
        </table:table-row>
        <table:table-row table:style-name="ro8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style-name="ce13"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7"/>
        </table:table-row>
        <table:table-row table:style-name="ro8">
          <table:table-cell table:style-name="ce13" table:number-columns-repeated="9"/>
          <table:table-cell table:style-name="Default" table:number-columns-repeated="1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7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28];&quot;&quot;)" table:number-columns-spanned="2" table:number-rows-spanned="1">
            <text:p/>
          </table:table-cell>
          <table:covered-table-cell table:style-name="ce357"/>
          <table:table-cell table:style-name="ce357"/>
          <table:table-cell table:style-name="ce86" table:formula="of:=IF(AND([.$X$1];[.$X$2]);[Données.F128];&quot;&quot;)" table:number-columns-spanned="2" table:number-rows-spanned="1">
            <text:p/>
          </table:table-cell>
          <table:covered-table-cell table:style-name="ce358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table-cell table:style-name="ce225" table:formula="of:=[$Données.H141]" office:value-type="string" office:string-value="(5x-7) / (-4x+1) &lt; 0" calcext:value-type="string" table:number-columns-spanned="3" table:number-rows-spanned="1">
            <text:p>(5x-7) / (-4x+1) &lt; 0</text:p>
          </table:table-cell>
          <table:covered-table-cell table:number-columns-repeated="2" table:style-name="ce166"/>
          <table:table-cell table:style-name="ce166"/>
          <table: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1000"/>
        </table:table-row>
        <table:table-row table:style-name="ro8">
          <table:table-cell table:style-name="ce5" table:formula="of:=[.A5]" office:value-type="string" office:string-value="Signe de (5x-7)" calcext:value-type="string">
            <text:p>Signe de (5x-7)</text:p>
          </table:table-cell>
          <table:table-cell table:style-name="ce75" table:formula="of:=IF(AND([.$X$1];[.$X$2]);IF(SIGN(VLOOKUP([Données.O5];[Données.$B$3:.$N$32];2)*([Données.F124]-1)+VLOOKUP([Données.O5];[Données.$B$3:.$N$32];3))=1;&quot;+&quot;;&quot;-&quot;);&quot;&quot;)">
            <text:p/>
          </table:table-cell>
          <table:table-cell table:style-name="ce358" table:formula="of:=IF(AND([.$X$1];[.$X$2]);[Données.C129];&quot;&quot;)" table:number-columns-spanned="2" table:number-rows-spanned="1">
            <text:p/>
          </table:table-cell>
          <table:covered-table-cell table:style-name="ce357"/>
          <table:table-cell table:style-name="ce358" table:formula="of:=IF(AND([.$X$1];[.$X$2]);[Données.E129];&quot;&quot;)">
            <text:p/>
          </table:table-cell>
          <table:table-cell table:style-name="ce357" table:formula="of:=IF(AND([.$X$1];[.$X$2]);[Données.F129];&quot;&quot;)" table:number-columns-spanned="2" table:number-rows-spanned="1">
            <text:p/>
          </table:table-cell>
          <table:covered-table-cell table:style-name="ce358"/>
          <table:table-cell table:style-name="ce96" table:formula="of:=IF(AND([.$X$1];[.$X$2]);[Données.H129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556"/>
          <table:table-cell table:style-name="ce184"/>
          <table:table-cell table:style-name="ce175" table:number-columns-repeated="2"/>
          <table:table-cell table:style-name="ce556"/>
          <table:table-cell table:style-name="ce184" table:number-columns-repeated="2"/>
          <table:table-cell table:style-name="ce224"/>
          <table:table-cell table:number-columns-repeated="1000"/>
        </table:table-row>
        <table:table-row table:style-name="ro8">
          <table:table-cell table:style-name="ce5" table:formula="of:=[.A6]" office:value-type="string" office:string-value="Signe de (-4x+1)" calcext:value-type="string">
            <text:p>Signe de (-4x+1)</text:p>
          </table:table-cell>
          <table:table-cell table:style-name="ce75" table:formula="of:=IF(AND([.$X$1];[.$X$2]);[Données.B130];&quot;&quot;)">
            <text:p/>
          </table:table-cell>
          <table:table-cell table:style-name="ce357" table:formula="of:=IF(AND([.$X$1];[.$X$2]);[Données.C130];&quot;&quot;)" table:number-columns-spanned="2" table:number-rows-spanned="1">
            <text:p/>
          </table:table-cell>
          <table:covered-table-cell table:style-name="ce358"/>
          <table:table-cell table:style-name="ce358" table:formula="of:=IF(AND([.$X$1];[.$X$2]);[Données.E130];&quot;&quot;)">
            <text:p/>
          </table:table-cell>
          <table:table-cell table:style-name="ce358" table:formula="of:=IF(AND([.$X$1];[.$X$2]);[Données.F130];&quot;&quot;)" table:number-columns-spanned="2" table:number-rows-spanned="1">
            <text:p/>
          </table:table-cell>
          <table:covered-table-cell table:style-name="ce358"/>
          <table:table-cell table:style-name="ce96" table:formula="of:=IF(AND([.$X$1];[.$X$2]);[Données.H130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532" table:formula="of:=IF(ISBLANK([.M12]);&quot;&quot;;IF([.$X$1];IF([.M12]=[$Données.B142];1;0);&quot;&quot;))">
            <text:p/>
          </table:table-cell>
          <table:table-cell table:style-name="ce539" table:formula="of:=IF(ISBLANK([.N12]);&quot;&quot;;IF([.$X$1];IF([.N12]=[$Données.C142];1;0);&quot;&quot;))">
            <text:p/>
          </table:table-cell>
          <table:table-cell table:style-name="ce551" table:formula="of:=IF(ISBLANK([.O12]);&quot;&quot;;IF([.$X$1];IF([.O12]=[$Données.D142];1;0);&quot;&quot;))">
            <text:p/>
          </table:table-cell>
          <table:table-cell table:style-name="ce446" table:formula="of:=IF(ISBLANK([.P12]);&quot;&quot;;IF([.$X$1];IF([.P12]=[$Données.E142];1;0);&quot;&quot;))">
            <text:p/>
          </table:table-cell>
          <table:table-cell table:style-name="ce451" table:formula="of:=IF(ISBLANK([.Q12]);&quot;&quot;;IF([.$X$1];IF([.Q12]=[$Données.F142];1;0);&quot;&quot;))">
            <text:p/>
          </table:table-cell>
          <table:table-cell table:style-name="ce455" table:formula="of:=IF(ISBLANK([.R12]);&quot;&quot;;IF([.$X$1];IF([.R12]=[$Données.G142];1;0);&quot;&quot;))">
            <text:p/>
          </table:table-cell>
          <table:table-cell table:style-name="ce463" table:formula="of:=IF(ISBLANK([.S12]);&quot;&quot;;IF([.$X$1];IF([.S12]=[$Données.H142];1;0);&quot;&quot;))">
            <text:p/>
          </table:table-cell>
          <table:table-cell table:style-name="ce467" table:formula="of:=IF(ISBLANK([.T12]);&quot;&quot;;IF([.$X$1];IF([.T12]=[$Données.I142];1;0);&quot;&quot;))">
            <text:p/>
          </table:table-cell>
          <table:table-cell table:style-name="ce469" table:formula="of:=IF(ISBLANK([.U12]);&quot;&quot;;IF([.$X$1];IF([.U12]=[$Données.J142];1;0);&quot;&quot;))">
            <text:p/>
          </table:table-cell>
          <table:table-cell table:style-name="ce475" table:formula="of:=IF(ISBLANK([.V12]);&quot;&quot;;IF([.$X$1];IF([.V12]=[$Données.K142];1;0);&quot;&quot;))">
            <text:p/>
          </table:table-cell>
          <table:table-cell table:style-name="ce586" table:formula="of:=IF(ISBLANK([.W12]);&quot;&quot;;IF([.$X$1];IF([.W12]=[$Données.L142];1;0);&quot;&quot;))">
            <text:p/>
          </table:table-cell>
          <table:table-cell table:number-columns-repeated="1000"/>
        </table:table-row>
        <table:table-row table:style-name="ro8">
          <table:table-cell table:style-name="ce5" table:formula="of:=[.A7]" office:value-type="string" office:string-value="Signe de (5x-7) / (-4x+1)" calcext:value-type="string">
            <text:p>Signe de (5x-7) / (-4x+1)</text:p>
          </table:table-cell>
          <table:table-cell table:style-name="ce80" table:formula="of:=IF(AND([.$X$1];[.$X$2]);[Données.B131];&quot;&quot;)">
            <text:p/>
          </table:table-cell>
          <table:table-cell table:style-name="ce102" table:formula="of:=IF(AND([.$X$1];[.$X$2]);[Données.C131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02" table:formula="of:=IF(AND([.$X$1];[.$X$2]);[Données.E131];&quot;&quot;)">
            <text:p/>
          </table:table-cell>
          <table:table-cell table:style-name="ce102" table:formula="of:=IF(AND([.$X$1];[.$X$2]);[Données.F131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31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4" table:formula="of:=IF(AND([.$X$1];[.$X$2]);[$Données.B143];&quot;&quot;)">
            <text:p/>
          </table:table-cell>
          <table:table-cell table:style-name="ce540" table:formula="of:=IF(AND([.$X$1];[.$X$2]);[$Données.C143];&quot;&quot;)">
            <text:p/>
          </table:table-cell>
          <table:table-cell table:style-name="ce552" table:formula="of:=IF(AND([.$X$1];[.$X$2]);[$Données.D143];&quot;&quot;)">
            <text:p/>
          </table:table-cell>
          <table:table-cell table:style-name="ce558" table:formula="of:=IF(AND([.$X$1];[.$X$2]);[$Données.E143];&quot;&quot;)">
            <text:p/>
          </table:table-cell>
          <table:table-cell table:style-name="ce453" table:formula="of:=IF(AND([.$X$1];[.$X$2]);[$Données.F143];&quot;&quot;)">
            <text:p/>
          </table:table-cell>
          <table:table-cell table:style-name="ce569" table:formula="of:=IF(AND([.$X$1];[.$X$2]);[$Données.G143];&quot;&quot;)">
            <text:p/>
          </table:table-cell>
          <table:table-cell table:style-name="ce466" table:formula="of:=IF(AND([.$X$1];[.$X$2]);[$Données.H143];&quot;&quot;)">
            <text:p/>
          </table:table-cell>
          <table:table-cell table:style-name="ce580" table:formula="of:=IF(AND([.$X$1];[.$X$2]);[$Données.I143];&quot;&quot;)">
            <text:p/>
          </table:table-cell>
          <table:table-cell table:style-name="ce471" table:formula="of:=IF(AND([.$X$1];[.$X$2]);[$Données.J143];&quot;&quot;)">
            <text:p/>
          </table:table-cell>
          <table:table-cell table:style-name="ce477" table:formula="of:=IF(AND([.$X$1];[.$X$2]);[$Données.K143];&quot;&quot;)">
            <text:p/>
          </table:table-cell>
          <table:table-cell table:style-name="ce587" table:formula="of:=IF(AND([.$X$1];[.$X$2]);[$Données.L143];&quot;&quot;)">
            <text:p/>
          </table:table-cell>
          <table:table-cell table:number-columns-repeated="1000"/>
        </table:table-row>
        <table:table-row table:style-name="ro8">
          <table:table-cell table:number-columns-repeated="9"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8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5"/>
          <table:table-cell table:style-name="ce109" table:number-columns-repeated="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3"/>
          <table:table-cell table:number-columns-repeated="1000"/>
        </table:table-row>
        <table:table-row table:style-name="ro8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5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553"/>
          <table:table-cell table:style-name="ce559"/>
          <table:table-cell table:style-name="ce454"/>
          <table:table-cell table:style-name="ce459"/>
          <table:table-cell table:style-name="ce109" table:number-columns-repeated="2"/>
          <table:table-cell table:style-name="ce212" table:number-columns-repeated="3"/>
          <table:table-cell table:number-columns-repeated="1000"/>
        </table:table-row>
        <table:table-row table:style-name="ro8">
          <table:table-cell table:number-columns-repeated="9"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553"/>
          <table:table-cell table:style-name="ce559"/>
          <table:table-cell table:style-name="ce454"/>
          <table:table-cell table:style-name="ce459"/>
          <table:table-cell table:style-name="ce109" table:number-columns-repeated="5"/>
          <table:table-cell table:number-columns-repeated="1000"/>
        </table:table-row>
        <table:table-row table:style-name="ro8">
          <table:table-cell table:style-name="ce73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1018"/>
        </table:table-row>
        <table:table-row table:style-name="ro8" table:number-rows-repeated="1048556">
          <table:table-cell table:number-columns-repeated="1023"/>
        </table:table-row>
        <table:table-row table:style-name="ro8">
          <table:table-cell table:number-columns-repeated="1023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P7:'Niveau 4'.P7">
            <calcext:condition calcext:apply-style-name="FAUX" calcext:value="formula-is(IF([.P6]=1))" calcext:base-cell-address="'Niveau 4'.P7"/>
            <calcext:condition calcext:apply-style-name="VRAI" calcext:value="formula-is(IF([.P6]=0))" calcext:base-cell-address="'Niveau 4'.P7"/>
          </calcext:conditional-format>
          <calcext:conditional-format calcext:target-range-address="'Niveau 4'.Q7:'Niveau 4'.Q7">
            <calcext:condition calcext:apply-style-name="FAUX" calcext:value="formula-is(IF([.Q6]=1))" calcext:base-cell-address="'Niveau 4'.Q7"/>
            <calcext:condition calcext:apply-style-name="VRAI" calcext:value="formula-is(IF([.Q6]=0))" calcext:base-cell-address="'Niveau 4'.Q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M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N14:'Niveau 4'.N14">
            <calcext:condition calcext:apply-style-name="FAUX" calcext:value="formula-is(IF([.N13]=1))" calcext:base-cell-address="'Niveau 4'.N14"/>
            <calcext:condition calcext:apply-style-name="VRAI" calcext:value="formula-is(IF([.N13]=0))" calcext:base-cell-address="'Niveau 4'.N14"/>
          </calcext:conditional-format>
          <calcext:conditional-format calcext:target-range-address="'Niveau 4'.O14:'Niveau 4'.O14">
            <calcext:condition calcext:apply-style-name="FAUX" calcext:value="formula-is(IF([.O13]=1))" calcext:base-cell-address="'Niveau 4'.O14"/>
            <calcext:condition calcext:apply-style-name="VRAI" calcext:value="formula-is(IF([.O13]=0))" calcext:base-cell-address="'Niveau 4'.O14"/>
          </calcext:conditional-format>
          <calcext:conditional-format calcext:target-range-address="'Niveau 4'.P14:'Niveau 4'.P14">
            <calcext:condition calcext:apply-style-name="FAUX" calcext:value="formula-is(IF([.P13]=1))" calcext:base-cell-address="'Niveau 4'.P14"/>
            <calcext:condition calcext:apply-style-name="VRAI" calcext:value="formula-is(IF([.P13]=0))" calcext:base-cell-address="'Niveau 4'.P14"/>
          </calcext:conditional-format>
          <calcext:conditional-format calcext:target-range-address="'Niveau 4'.Q14:'Niveau 4'.Q14">
            <calcext:condition calcext:apply-style-name="FAUX" calcext:value="formula-is(IF([.Q13]=1))" calcext:base-cell-address="'Niveau 4'.Q14"/>
            <calcext:condition calcext:apply-style-name="VRAI" calcext:value="formula-is(IF([.Q13]=0))" calcext:base-cell-address="'Niveau 4'.Q14"/>
          </calcext:conditional-format>
          <calcext:conditional-format calcext:target-range-address="'Niveau 4'.R14:'Niveau 4'.R14">
            <calcext:condition calcext:apply-style-name="FAUX" calcext:value="formula-is(IF([.R13]=1))" calcext:base-cell-address="'Niveau 4'.R14"/>
            <calcext:condition calcext:apply-style-name="VRAI" calcext:value="formula-is(IF([.R13]=0))" calcext:base-cell-address="'Niveau 4'.R14"/>
          </calcext:conditional-format>
          <calcext:conditional-format calcext:target-range-address="'Niveau 4'.S14:'Niveau 4'.S14">
            <calcext:condition calcext:apply-style-name="FAUX" calcext:value="formula-is(IF([.S13]=1))" calcext:base-cell-address="'Niveau 4'.S14"/>
            <calcext:condition calcext:apply-style-name="VRAI" calcext:value="formula-is(IF([.S13]=0))" calcext:base-cell-address="'Niveau 4'.S14"/>
          </calcext:conditional-format>
          <calcext:conditional-format calcext:target-range-address="'Niveau 4'.T14:'Niveau 4'.T14">
            <calcext:condition calcext:apply-style-name="FAUX" calcext:value="formula-is(IF([.T13]=1))" calcext:base-cell-address="'Niveau 4'.T14"/>
            <calcext:condition calcext:apply-style-name="VRAI" calcext:value="formula-is(IF([.T13]=0))" calcext:base-cell-address="'Niveau 4'.T14"/>
          </calcext:conditional-format>
          <calcext:conditional-format calcext:target-range-address="'Niveau 4'.U14:'Niveau 4'.U14">
            <calcext:condition calcext:apply-style-name="FAUX" calcext:value="formula-is(IF([.U13]=1))" calcext:base-cell-address="'Niveau 4'.U14"/>
            <calcext:condition calcext:apply-style-name="VRAI" calcext:value="formula-is(IF([.U13]=0))" calcext:base-cell-address="'Niveau 4'.U14"/>
          </calcext:conditional-format>
          <calcext:conditional-format calcext:target-range-address="'Niveau 4'.V14:'Niveau 4'.V14">
            <calcext:condition calcext:apply-style-name="FAUX" calcext:value="formula-is(IF([.V13]=1))" calcext:base-cell-address="'Niveau 4'.V14"/>
            <calcext:condition calcext:apply-style-name="VRAI" calcext:value="formula-is(IF([.V13]=0))" calcext:base-cell-address="'Niveau 4'.V14"/>
          </calcext:conditional-format>
          <calcext:conditional-format calcext:target-range-address="'Niveau 4'.W14:'Niveau 4'.W14">
            <calcext:condition calcext:apply-style-name="FAUX" calcext:value="formula-is(IF([.W13]=1))" calcext:base-cell-address="'Niveau 4'.W14"/>
            <calcext:condition calcext:apply-style-name="VRAI" calcext:value="formula-is(IF([.W13]=0))" calcext:base-cell-address="'Niveau 4'.W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O7:'Niveau 4'.O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1" table:protected="true" table:protection-key="4r0lyMaXihPyJbc01XZj5g7Yy3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3"/>
          <draw:control draw:z-index="8" draw:style-name="gr3" draw:text-style-name="P4" svg:width="39.9mm" svg:height="16.8mm" svg:x="276.58mm" svg:y="5.64mm" draw:control="control14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23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8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51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198" table:formula="of:=IF(OR([.$X$1];[.$X$2]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79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8">
          <table:table-cell table:style-name="ce5" table:formula="of:=[$Données.A157]" office:value-type="string" office:string-value="Signe de (-5x-2)" calcext:value-type="string">
            <text:p>Signe de (-5x-2)</text:p>
          </table:table-cell>
          <table:table-cell table:style-name="ce89"/>
          <table:table-cell table:style-name="ce489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8">
          <table:table-cell table:style-name="ce5" table:formula="of:=[$Données.A158]" office:value-type="string" office:string-value="Signe de (-5x-7)" calcext:value-type="string">
            <text:p>Signe de (-5x-7)</text:p>
          </table:table-cell>
          <table:table-cell table:style-name="ce89"/>
          <table:table-cell table:style-name="ce489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8">
          <table:table-cell table:style-name="ce5" table:formula="of:=[$Données.A159]" office:value-type="string" office:string-value="Signe de (-9x-5)" calcext:value-type="string">
            <text:p>Signe de (-9x-5)</text:p>
          </table:table-cell>
          <table:table-cell table:style-name="ce89"/>
          <table:table-cell table:style-name="ce489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8">
          <table:table-cell table:style-name="ce5" table:formula="of:=[$Données.A160]" office:value-type="string" office:string-value="Signe de (-5x-2)(-5x-7)(-9x-5)" calcext:value-type="string">
            <text:p>Signe de (-5x-2)(-5x-7)(-9x-5)</text:p>
          </table:table-cell>
          <table:table-cell table:style-name="ce89"/>
          <table:table-cell table:style-name="ce489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13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56];&quot;&quot;)" table:number-columns-spanned="2" table:number-rows-spanned="1">
            <text:p/>
          </table:table-cell>
          <table:covered-table-cell table:style-name="ce357"/>
          <table:table-cell table:style-name="ce357"/>
          <table:table-cell table:style-name="ce86" table:formula="of:=IF(AND([.$X$1];[.$X$2]);[Données.F156];&quot;&quot;)" table:number-columns-spanned="2" table:number-rows-spanned="1">
            <text:p/>
          </table:table-cell>
          <table:covered-table-cell table:style-name="ce358"/>
          <table:table-cell table:style-name="ce358"/>
          <table:table-cell table:style-name="ce86" table:formula="of:=IF(AND([.$X$1];[.$X$2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8">
          <table:table-cell table:style-name="ce5" table:formula="of:=[.A5]" office:value-type="string" office:string-value="Signe de (-5x-2)" calcext:value-type="string">
            <text:p>Signe de (-5x-2)</text:p>
          </table:table-cell>
          <table:table-cell table:style-name="ce75" table:formula="of:=IF(AND([.$X$1];[.$X$2]);[Données.B157];&quot;&quot;)">
            <text:p/>
          </table:table-cell>
          <table:table-cell table:style-name="ce357" table:formula="of:=IF(AND([.$X$1];[.$X$2]);[Données.C157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);[Données.E157];&quot;&quot;)">
            <text:p/>
          </table:table-cell>
          <table:table-cell table:style-name="ce357" table:formula="of:=IF(AND([.$X$1];[.$X$2]);[Données.F157];&quot;&quot;)" table:number-columns-spanned="2" table:number-rows-spanned="1">
            <text:p/>
          </table:table-cell>
          <table:covered-table-cell table:style-name="ce358"/>
          <table:table-cell table:style-name="ce357" table:formula="of:=IF(AND([.$X$1];[.$X$2]);[Données.H157];&quot;&quot;)">
            <text:p/>
          </table:table-cell>
          <table:table-cell table:style-name="ce357" table:formula="of:=IF(AND([.$X$1];[.$X$2]);[Données.I157];&quot;&quot;)" table:number-columns-spanned="2" table:number-rows-spanned="1">
            <text:p/>
          </table:table-cell>
          <table:covered-table-cell table:style-name="ce358"/>
          <table:table-cell table:style-name="ce157" table:formula="of:=IF(AND([.$X$1];[.$X$2]);[Données.K157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6]" office:value-type="string" office:string-value="Signe de (-5x-7)" calcext:value-type="string">
            <text:p>Signe de (-5x-7)</text:p>
          </table:table-cell>
          <table:table-cell table:style-name="ce75" table:formula="of:=IF(AND([.$X$1];[.$X$2]);[Données.B158];&quot;&quot;)">
            <text:p/>
          </table:table-cell>
          <table:table-cell table:style-name="ce357" table:formula="of:=IF(AND([.$X$1];[.$X$2]);[Données.C158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);[Données.E158];&quot;&quot;)">
            <text:p/>
          </table:table-cell>
          <table:table-cell table:style-name="ce357" table:formula="of:=IF(AND([.$X$1];[.$X$2]);[Données.F158];&quot;&quot;)" table:number-columns-spanned="2" table:number-rows-spanned="1">
            <text:p/>
          </table:table-cell>
          <table:covered-table-cell table:style-name="ce358"/>
          <table:table-cell table:style-name="ce357" table:formula="of:=IF(AND([.$X$1];[.$X$2]);[Données.H158];&quot;&quot;)">
            <text:p/>
          </table:table-cell>
          <table:table-cell table:style-name="ce357" table:formula="of:=IF(AND([.$X$1];[.$X$2]);[Données.I158];&quot;&quot;)" table:number-columns-spanned="2" table:number-rows-spanned="1">
            <text:p/>
          </table:table-cell>
          <table:covered-table-cell table:style-name="ce358"/>
          <table:table-cell table:style-name="ce96" table:formula="of:=IF(AND([.$X$1];[.$X$2]);[Données.K158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7]" office:value-type="string" office:string-value="Signe de (-9x-5)" calcext:value-type="string">
            <text:p>Signe de (-9x-5)</text:p>
          </table:table-cell>
          <table:table-cell table:style-name="ce75" table:formula="of:=IF(AND([.$X$1];[.$X$2]);[Données.B159];&quot;&quot;)">
            <text:p/>
          </table:table-cell>
          <table:table-cell table:style-name="ce357" table:formula="of:=IF(AND([.$X$1];[.$X$2]);[Données.C159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);[Données.E159];&quot;&quot;)">
            <text:p/>
          </table:table-cell>
          <table:table-cell table:style-name="ce357" table:formula="of:=IF(AND([.$X$1];[.$X$2]);[Données.F159];&quot;&quot;)" table:number-columns-spanned="2" table:number-rows-spanned="1">
            <text:p/>
          </table:table-cell>
          <table:covered-table-cell table:style-name="ce358"/>
          <table:table-cell table:style-name="ce357" table:formula="of:=IF(AND([.$X$1];[.$X$2]);[Données.H159];&quot;&quot;)">
            <text:p/>
          </table:table-cell>
          <table:table-cell table:style-name="ce357" table:formula="of:=IF(AND([.$X$1];[.$X$2]);[Données.I159];&quot;&quot;)" table:number-columns-spanned="2" table:number-rows-spanned="1">
            <text:p/>
          </table:table-cell>
          <table:covered-table-cell table:style-name="ce358"/>
          <table:table-cell table:style-name="ce96" table:formula="of:=IF(AND([.$X$1];[.$X$2]);[Données.K159];&quot;&quot;)">
            <text:p/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8">
          <table:table-cell table:style-name="ce5" table:formula="of:=[.A8]" office:value-type="string" office:string-value="Signe de (-5x-2)(-5x-7)(-9x-5)" calcext:value-type="string">
            <text:p>Signe de (-5x-2)(-5x-7)(-9x-5)</text:p>
          </table:table-cell>
          <table:table-cell table:style-name="ce75" table:formula="of:=IF(AND([.$X$1];[.$X$2]);[Données.B160];&quot;&quot;)">
            <text:p/>
          </table:table-cell>
          <table:table-cell table:style-name="ce357" table:formula="of:=IF(AND([.$X$1];[.$X$2]);[Données.C160];&quot;&quot;)" table:number-columns-spanned="2" table:number-rows-spanned="1">
            <text:p/>
          </table:table-cell>
          <table:covered-table-cell table:style-name="ce153"/>
          <table:table-cell table:style-name="ce357" table:formula="of:=IF(AND([.$X$1];[.$X$2]);[Données.E160];&quot;&quot;)">
            <text:p/>
          </table:table-cell>
          <table:table-cell table:style-name="ce153" table:formula="of:=IF(AND([.$X$1];[.$X$2]);[Données.F160];&quot;&quot;)" table:number-columns-spanned="2" table:number-rows-spanned="1">
            <text:p/>
          </table:table-cell>
          <table:covered-table-cell table:style-name="ce97"/>
          <table:table-cell table:style-name="ce97" table:formula="of:=IF(AND([.$X$1];[.$X$2]);[Données.H160];&quot;&quot;)">
            <text:p/>
          </table:table-cell>
          <table:table-cell table:style-name="ce153" table:formula="of:=IF(AND([.$X$1];[.$X$2]);[Données.I160];&quot;&quot;)" table:number-columns-spanned="2" table:number-rows-spanned="1">
            <text:p/>
          </table:table-cell>
          <table:covered-table-cell table:style-name="ce97"/>
          <table:table-cell table:style-name="ce158" table:formula="of:=IF(AND([.$X$1];[.$X$2]);[Données.K160];&quot;&quot;)">
            <text:p/>
          </table:table-cell>
          <table:table-cell table:number-columns-repeated="1013"/>
        </table:table-row>
        <table:table-row table:style-name="ro8">
          <table:table-cell table:number-columns-repeated="102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62]" office:value-type="string" office:string-value="(-5x-2)(-5x-7)(-9x-5) = 0" calcext:value-type="string" table:number-columns-spanned="9" table:number-rows-spanned="1">
            <text:p>(-5x-2)(-5x-7)(-9x-5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8"/>
          <table:covered-table-cell/>
          <table:covered-table-cell table:style-name="ce68"/>
          <table:covered-table-cell table:number-columns-repeated="2"/>
          <table:table-cell table:number-columns-repeated="1004"/>
          <table:table-cell table:style-name="Default" table:number-columns-repeated="2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number-columns-repeated="1002"/>
          <table:table-cell table:style-name="Default" table:number-columns-repeated="3"/>
        </table:table-row>
        <table:table-row table:style-name="ro8">
          <table:table-cell table:style-name="ce103" office:value-type="string" calcext:value-type="string">
            <text:p>Vrai ou Faux</text:p>
          </table:table-cell>
          <table:table-cell table:style-name="ce610" table:formula="of:=IF(ISBLANK([.B17]);&quot;&quot;;IF([.$X$1];IF([.B17]=[$Données.B163];1;0);&quot;&quot;))">
            <text:p/>
          </table:table-cell>
          <table:table-cell table:style-name="ce617" table:formula="of:=IF(ISBLANK([.C17]);&quot;&quot;;IF([.$X$1];IF([.C17]=[$Données.C163];1;0);&quot;&quot;))">
            <text:p/>
          </table:table-cell>
          <table:table-cell table:style-name="ce628" table:formula="of:=IF(ISBLANK([.D17]);&quot;&quot;;IF([.$X$1];IF([.D17]=[$Données.D163];1;0);&quot;&quot;))">
            <text:p/>
          </table:table-cell>
          <table:table-cell table:style-name="ce633" table:formula="of:=IF(ISBLANK([.E17]);&quot;&quot;;IF([.$X$1]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[.$X$1];IF([.G17]=[$Données.F163];1;0);&quot;&quot;))">
            <text:p/>
          </table:table-cell>
          <table:table-cell table:style-name="ce633" table:formula="of:=IF(ISBLANK([.H17]);&quot;&quot;;IF([.$X$1]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[.$X$1]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8">
          <table:table-cell table:style-name="ce103" office:value-type="string" calcext:value-type="string">
            <text:p>Réponse</text:p>
          </table:table-cell>
          <table:table-cell table:style-name="ce611" table:formula="of:=IF(AND([.$X$1];[.$X$2]);[$Données.B163];&quot;&quot;)">
            <text:p/>
          </table:table-cell>
          <table:table-cell table:style-name="ce618" table:formula="of:=IF(AND([.$X$1];[.$X$2]);[$Données.C163];&quot;&quot;)">
            <text:p/>
          </table:table-cell>
          <table:table-cell table:style-name="ce629" table:formula="of:=IF(AND([.$X$1];[.$X$2]);[$Données.D163];&quot;&quot;)">
            <text:p/>
          </table:table-cell>
          <table:table-cell table:style-name="ce634" table:formula="of:=IF(AND([.$X$1];[.$X$2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);[$Données.F163];&quot;&quot;)">
            <text:p/>
          </table:table-cell>
          <table:table-cell table:style-name="ce634" table:formula="of:=IF(AND([.$X$1];[.$X$2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8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70]" office:value-type="string" office:string-value="(-5x-2)(-5x-7)(-9x-5) ≥ 0" calcext:value-type="string" table:number-columns-spanned="11" table:number-rows-spanned="1">
            <text:p>(-5x-2)(-5x-7)(-9x-5)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8">
          <table:table-cell table:style-name="ce103" office:value-type="string" calcext:value-type="string">
            <text:p>Vrai ou Faux</text:p>
          </table:table-cell>
          <table:table-cell table:style-name="ce612" table:formula="of:=IF(ISBLANK([.B22]);&quot;&quot;;IF([.$X$1];IF([.B22]=[$Données.B171];1;0);&quot;&quot;))">
            <text:p/>
          </table:table-cell>
          <table:table-cell table:style-name="ce619" table:formula="of:=IF(ISBLANK([.C22]);&quot;&quot;;IF([.$X$1];IF([.C22]=[$Données.C171];1;0);&quot;&quot;))">
            <text:p/>
          </table:table-cell>
          <table:table-cell table:style-name="ce619" table:formula="of:=IF(ISBLANK([.D22]);&quot;&quot;;IF([.$X$1];IF([.D22]=[$Données.D171];1;0);&quot;&quot;))">
            <text:p/>
          </table:table-cell>
          <table:table-cell table:style-name="ce635" table:formula="of:=IF(ISBLANK([.E22]);&quot;&quot;;IF([.$X$1]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[.$X$1];IF([.G22]=[$Données.F171];1;0);&quot;&quot;))">
            <text:p/>
          </table:table-cell>
          <table:table-cell table:style-name="ce635" table:formula="of:=IF(ISBLANK([.H22]);&quot;&quot;;IF([.$X$1]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[.$X$1];IF([.J22]=[$Données.H171];1;0);&quot;&quot;))">
            <text:p/>
          </table:table-cell>
          <table:table-cell table:style-name="ce619" table:formula="of:=IF(ISBLANK([.K22]);&quot;&quot;;IF([.$X$1];IF([.K22]=[$Données.I171];1;0);&quot;&quot;))">
            <text:p/>
          </table:table-cell>
          <table:table-cell table:style-name="ce619" table:formula="of:=IF(ISBLANK([.L22]);&quot;&quot;;IF([.$X$1];IF([.L22]=[$Données.J171];1;0);&quot;&quot;))">
            <text:p/>
          </table:table-cell>
          <table:table-cell table:style-name="ce619" table:formula="of:=IF(ISBLANK([.M22]);&quot;&quot;;IF([.$X$1];IF([.M22]=[$Données.K171];1;0);&quot;&quot;))">
            <text:p/>
          </table:table-cell>
          <table:table-cell table:style-name="ce655" table:formula="of:=IF(ISBLANK([.N22]);&quot;&quot;;IF([.$X$1];IF([.N22]=[$Données.L171];1;0);&quot;&quot;))">
            <text:p/>
          </table:table-cell>
          <table:table-cell table:number-columns-repeated="1010"/>
        </table:table-row>
        <table:table-row table:style-name="ro8">
          <table:table-cell table:style-name="ce103" office:value-type="string" calcext:value-type="string">
            <text:p>Réponse</text:p>
          </table:table-cell>
          <table:table-cell table:style-name="ce613" table:formula="of:=IF(AND([.$X$1];[.$X$2]);[$Données.B172];&quot;&quot;)">
            <text:p/>
          </table:table-cell>
          <table:table-cell table:style-name="ce620" table:formula="of:=IF(AND([.$X$1];[.$X$2]);[$Données.C172];&quot;&quot;)">
            <text:p/>
          </table:table-cell>
          <table:table-cell table:style-name="ce630" table:formula="of:=IF(AND([.$X$1];[.$X$2]);[$Données.D172];&quot;&quot;)">
            <text:p/>
          </table:table-cell>
          <table:table-cell table:style-name="ce636" table:formula="of:=IF(AND([.$X$1];[.$X$2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);[$Données.F172];&quot;&quot;)">
            <text:p/>
          </table:table-cell>
          <table:table-cell table:style-name="ce644" table:formula="of:=IF(AND([.$X$1];[.$X$2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);[$Données.H172];&quot;&quot;)">
            <text:p/>
          </table:table-cell>
          <table:table-cell table:style-name="ce620" table:formula="of:=IF(AND([.$X$1];[.$X$2]);[$Données.I172];&quot;&quot;)">
            <text:p/>
          </table:table-cell>
          <table:table-cell table:style-name="ce630" table:formula="of:=IF(AND([.$X$1];[.$X$2]);[$Données.J172];&quot;&quot;)">
            <text:p/>
          </table:table-cell>
          <table:table-cell table:style-name="ce620" table:formula="of:=IF(AND([.$X$1];[.$X$2]);[$Données.K172];&quot;&quot;)">
            <text:p/>
          </table:table-cell>
          <table:table-cell table:style-name="ce656" table:formula="of:=IF(AND([.$X$1];[.$X$2]);[$Données.L172];&quot;&quot;)">
            <text:p/>
          </table:table-cell>
          <table:table-cell table:number-columns-repeated="1010"/>
        </table:table-row>
        <table:table-row table:style-name="ro8">
          <table:table-cell table:style-name="ce109" table:number-columns-repeated="6"/>
          <table:table-cell table:style-name="ce212" table:number-columns-repeated="8"/>
          <table:table-cell table:number-columns-repeated="1010"/>
        </table:table-row>
        <table:table-row table:style-name="ro8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1010"/>
        </table:table-row>
        <table:table-row table:style-name="ro8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1010"/>
        </table:table-row>
        <table:table-row table:style-name="ro8" table:number-rows-repeated="1048543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1" table:protected="true" table:protection-key="4r0lyMaXihPyJbc01XZj5g7Yy3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5"/>
          <draw:control draw:z-index="8" draw:style-name="gr3" draw:text-style-name="P4" svg:width="39.9mm" svg:height="16.8mm" svg:x="276.58mm" svg:y="6.64mm" draw:control="control16"/>
          <draw:line draw:z-index="9" draw:style-name="gr4" draw:text-style-name="P2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25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8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51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51" table:formula="of:=IF(OR([.$X$2];[.$X$1]);[Données.N204]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64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465" table:number-columns-repeated="3"/>
          <table:covered-table-cell table:style-name="ce52"/>
          <table:covered-table-cell table:style-name="ce54"/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8">
          <table:table-cell table:style-name="ce5" table:formula="of:=[$Données.A186]" office:value-type="string" office:string-value="Signe de (7x+2)" calcext:value-type="string">
            <text:p>Signe de (7x+2)</text:p>
          </table:table-cell>
          <table:table-cell table:style-name="ce89"/>
          <table:table-cell table:style-name="ce489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8">
          <table:table-cell table:style-name="ce5" table:formula="of:=[$Données.A187]" office:value-type="string" office:string-value="Signe de (-7x-1)" calcext:value-type="string">
            <text:p>Signe de (-7x-1)</text:p>
          </table:table-cell>
          <table:table-cell table:style-name="ce89"/>
          <table:table-cell table:style-name="ce489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8">
          <table:table-cell table:style-name="ce5" table:formula="of:=[$Données.A188]" office:value-type="string" office:string-value="Signe de (6x+2)" calcext:value-type="string">
            <text:p>Signe de (6x+2)</text:p>
          </table:table-cell>
          <table:table-cell table:style-name="ce89"/>
          <table:table-cell table:style-name="ce489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8">
          <table:table-cell table:style-name="ce5" table:formula="of:=[$Données.A189]" office:value-type="string" office:string-value="Signe de 1 / [(7x+2)(-7x-1)(6x+2)]" calcext:value-type="string">
            <text:p>Signe de 1 / [(7x+2)(-7x-1)(6x+2)]</text:p>
          </table:table-cell>
          <table:table-cell table:style-name="ce89"/>
          <table:table-cell table:style-name="ce489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489"/>
          <table:table-cell table:style-name="ce489" table:number-columns-spanned="2" table:number-rows-spanned="1"/>
          <table:covered-table-cell table:style-name="ce489"/>
          <table:table-cell table:style-name="ce107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13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8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85];&quot;&quot;)" table:number-columns-spanned="2" table:number-rows-spanned="1">
            <text:p/>
          </table:table-cell>
          <table:covered-table-cell table:style-name="ce357"/>
          <table:table-cell table:style-name="ce357"/>
          <table:table-cell table:style-name="ce86" table:formula="of:=IF(AND([.$X$1];[.$X$2]);[Données.F185];&quot;&quot;)" table:number-columns-spanned="2" table:number-rows-spanned="1">
            <text:p/>
          </table:table-cell>
          <table:covered-table-cell table:style-name="ce358"/>
          <table:table-cell table:style-name="ce358"/>
          <table:table-cell table:style-name="ce86" table:formula="of:=IF(AND([.$X$1];[.$X$2]);[Données.I185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8">
          <table:table-cell table:style-name="ce5" table:formula="of:=[.A5]" office:value-type="string" office:string-value="Signe de (7x+2)" calcext:value-type="string">
            <text:p>Signe de (7x+2)</text:p>
          </table:table-cell>
          <table:table-cell table:style-name="ce75" table:formula="of:=IF(AND([.$X$1];[.$X$2]);[Données.B186];&quot;&quot;)">
            <text:p/>
          </table:table-cell>
          <table:table-cell table:style-name="ce357" table:formula="of:=IF(AND([.$X$1];[.$X$2]);[Données.C186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);[Données.E186];&quot;&quot;)">
            <text:p/>
          </table:table-cell>
          <table:table-cell table:style-name="ce357" table:formula="of:=IF(AND([.$X$1];[.$X$2]);[Données.F186];&quot;&quot;)" table:number-columns-spanned="2" table:number-rows-spanned="1">
            <text:p/>
          </table:table-cell>
          <table:covered-table-cell table:style-name="ce358"/>
          <table:table-cell table:style-name="ce357" table:formula="of:=IF(AND([.$X$1];[.$X$2]);[Données.H186];&quot;&quot;)">
            <text:p/>
          </table:table-cell>
          <table:table-cell table:style-name="ce357" table:formula="of:=IF(AND([.$X$1];[.$X$2]);[Données.I186];&quot;&quot;)" table:number-columns-spanned="2" table:number-rows-spanned="1">
            <text:p/>
          </table:table-cell>
          <table:covered-table-cell table:style-name="ce358"/>
          <table:table-cell table:style-name="ce157" table:formula="of:=IF(AND([.$X$1];[.$X$2]);[Données.K186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6]" office:value-type="string" office:string-value="Signe de (-7x-1)" calcext:value-type="string">
            <text:p>Signe de (-7x-1)</text:p>
          </table:table-cell>
          <table:table-cell table:style-name="ce75" table:formula="of:=IF(AND([.$X$1];[.$X$2]);[Données.B187];&quot;&quot;)">
            <text:p/>
          </table:table-cell>
          <table:table-cell table:style-name="ce357" table:formula="of:=IF(AND([.$X$1];[.$X$2]);[Données.C187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);[Données.E187];&quot;&quot;)">
            <text:p/>
          </table:table-cell>
          <table:table-cell table:style-name="ce357" table:formula="of:=IF(AND([.$X$1];[.$X$2]);[Données.F187];&quot;&quot;)" table:number-columns-spanned="2" table:number-rows-spanned="1">
            <text:p/>
          </table:table-cell>
          <table:covered-table-cell table:style-name="ce358"/>
          <table:table-cell table:style-name="ce357" table:formula="of:=IF(AND([.$X$1];[.$X$2]);[Données.H187];&quot;&quot;)">
            <text:p/>
          </table:table-cell>
          <table:table-cell table:style-name="ce357" table:formula="of:=IF(AND([.$X$1];[.$X$2]);[Données.I187];&quot;&quot;)" table:number-columns-spanned="2" table:number-rows-spanned="1">
            <text:p/>
          </table:table-cell>
          <table:covered-table-cell table:style-name="ce358"/>
          <table:table-cell table:style-name="ce157" table:formula="of:=IF(AND([.$X$1];[.$X$2]);[Données.K187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7]" office:value-type="string" office:string-value="Signe de (6x+2)" calcext:value-type="string">
            <text:p>Signe de (6x+2)</text:p>
          </table:table-cell>
          <table:table-cell table:style-name="ce75" table:formula="of:=IF(AND([.$X$1];[.$X$2]);[Données.B188];&quot;&quot;)">
            <text:p/>
          </table:table-cell>
          <table:table-cell table:style-name="ce357" table:formula="of:=IF(AND([.$X$1];[.$X$2]);[Données.C188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);[Données.E188];&quot;&quot;)">
            <text:p/>
          </table:table-cell>
          <table:table-cell table:style-name="ce357" table:formula="of:=IF(AND([.$X$1];[.$X$2]);[Données.F188];&quot;&quot;)" table:number-columns-spanned="2" table:number-rows-spanned="1">
            <text:p/>
          </table:table-cell>
          <table:covered-table-cell table:style-name="ce358"/>
          <table:table-cell table:style-name="ce357" table:formula="of:=IF(AND([.$X$1];[.$X$2]);[Données.H188];&quot;&quot;)">
            <text:p/>
          </table:table-cell>
          <table:table-cell table:style-name="ce357" table:formula="of:=IF(AND([.$X$1];[.$X$2]);[Données.I188];&quot;&quot;)" table:number-columns-spanned="2" table:number-rows-spanned="1">
            <text:p/>
          </table:table-cell>
          <table:covered-table-cell table:style-name="ce358"/>
          <table:table-cell table:style-name="ce157" table:formula="of:=IF(AND([.$X$1];[.$X$2]);[Données.K188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8]" office:value-type="string" office:string-value="Signe de 1 / [(7x+2)(-7x-1)(6x+2)]" calcext:value-type="string">
            <text:p>Signe de 1 / [(7x+2)(-7x-1)(6x+2)]</text:p>
          </table:table-cell>
          <table:table-cell table:style-name="ce75" table:formula="of:=IF(AND([.$X$1];[.$X$2]);[Données.B189];&quot;&quot;)">
            <text:p/>
          </table:table-cell>
          <table:table-cell table:style-name="ce357" table:formula="of:=IF(AND([.$X$1];[.$X$2]);[Données.C189];&quot;&quot;)" table:number-columns-spanned="2" table:number-rows-spanned="1">
            <text:p/>
          </table:table-cell>
          <table:covered-table-cell table:style-name="ce153"/>
          <table:table-cell table:style-name="ce357" table:formula="of:=IF(AND([.$X$1];[.$X$2]);[Données.E189];&quot;&quot;)">
            <text:p/>
          </table:table-cell>
          <table:table-cell table:style-name="ce357" table:formula="of:=IF(AND([.$X$1];[.$X$2]);[Données.F189];&quot;&quot;)" table:number-columns-spanned="2" table:number-rows-spanned="1">
            <text:p/>
          </table:table-cell>
          <table:covered-table-cell table:style-name="ce97"/>
          <table:table-cell table:style-name="ce357" table:formula="of:=IF(AND([.$X$1];[.$X$2]);[Données.H189];&quot;&quot;)">
            <text:p/>
          </table:table-cell>
          <table:table-cell table:style-name="ce357" table:formula="of:=IF(AND([.$X$1];[.$X$2]);[Données.I189];&quot;&quot;)" table:number-columns-spanned="2" table:number-rows-spanned="1">
            <text:p/>
          </table:table-cell>
          <table:covered-table-cell table:style-name="ce97"/>
          <table:table-cell table:style-name="ce157" table:formula="of:=IF(AND([.$X$1];[.$X$2]);[Données.K189];&quot;&quot;)">
            <text:p/>
          </table:table-cell>
          <table:table-cell table:number-columns-repeated="1013"/>
        </table:table-row>
        <table:table-row table:style-name="ro8">
          <table:table-cell table:number-columns-repeated="102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91]" office:value-type="string" office:string-value="(7x+2)(-7x-1)(6x+2) = 0" calcext:value-type="string" table:number-columns-spanned="9" table:number-rows-spanned="1">
            <text:p>(7x+2)(-7x-1)(6x+2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8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 table:style-name="ce68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/>
          <table:covered-table-cell table:style-name="ce68"/>
          <table:covered-table-cell table:number-columns-repeated="2"/>
          <table:table-cell table:number-columns-repeated="1006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number-columns-repeated="1005"/>
        </table:table-row>
        <table:table-row table:style-name="ro8">
          <table:table-cell table:style-name="ce103" office:value-type="string" calcext:value-type="string">
            <text:p>Vrai ou Faux</text:p>
          </table:table-cell>
          <table:table-cell table:style-name="ce536" table:formula="of:=IF(ISBLANK([.B19]);&quot;&quot;;IF([.$X$1];IF([.B19]=[$Données.B192];1;0);&quot;&quot;))">
            <text:p/>
          </table:table-cell>
          <table:table-cell table:style-name="ce543" table:formula="of:=IF(ISBLANK([.C19]);&quot;&quot;;IF([.$X$1];IF([.C19]=[$Données.C192];1;0);&quot;&quot;))">
            <text:p/>
          </table:table-cell>
          <table:table-cell table:style-name="ce548" table:formula="of:=IF(ISBLANK([.D19]);&quot;&quot;;IF([.$X$1];IF([.D19]=[$Données.D192];1;0);&quot;&quot;))">
            <text:p/>
          </table:table-cell>
          <table:table-cell table:style-name="ce554" table:formula="of:=IF(ISBLANK([.E19]);&quot;&quot;;IF([.$X$1];IF([.E19]=[$Données.E192];1;0);&quot;&quot;))" table:number-columns-spanned="2" table:number-rows-spanned="1">
            <text:p/>
          </table:table-cell>
          <table:covered-table-cell table:style-name="ce563"/>
          <table:table-cell table:style-name="ce548" table:formula="of:=IF(ISBLANK([.G19]);&quot;&quot;;IF([.$X$1];IF([.G19]=[$Données.F192];1;0);&quot;&quot;))">
            <text:p/>
          </table:table-cell>
          <table:table-cell table:style-name="ce554" table:formula="of:=IF(ISBLANK([.H19]);&quot;&quot;;IF([.$X$1];IF([.H19]=[$Données.G192];1;0);&quot;&quot;))" table:number-columns-spanned="2" table:number-rows-spanned="1">
            <text:p/>
          </table:table-cell>
          <table:covered-table-cell table:style-name="ce563"/>
          <table:table-cell table:style-name="ce572" table:formula="of:=IF(ISBLANK([.J19]);&quot;&quot;;IF([.$X$1];IF([.J19]=[$Données.H192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578"/>
          <table:table-cell table:style-name="ce579"/>
          <table:table-cell table:style-name="ce581"/>
          <table:table-cell table:number-columns-repeated="1005"/>
        </table:table-row>
        <table:table-row table:style-name="ro8">
          <table:table-cell table:style-name="ce103" office:value-type="string" calcext:value-type="string">
            <text:p>Réponse</text:p>
          </table:table-cell>
          <table:table-cell table:style-name="ce537" table:formula="of:=IF(AND([.$X$1];[.$X$2]);[$Données.B192];&quot;&quot;)">
            <text:p/>
          </table:table-cell>
          <table:table-cell table:style-name="ce545" table:formula="of:=IF(AND([.$X$1];[.$X$2]);[$Données.C192];&quot;&quot;)">
            <text:p/>
          </table:table-cell>
          <table:table-cell table:style-name="ce549" table:formula="of:=IF(AND([.$X$1];[.$X$2]);[$Données.D192];&quot;&quot;)">
            <text:p/>
          </table:table-cell>
          <table:table-cell table:style-name="ce557" table:formula="of:=IF(AND([.$X$1];[.$X$2]);[$Données.E192];&quot;&quot;)" table:number-columns-spanned="2" table:number-rows-spanned="1">
            <text:p/>
          </table:table-cell>
          <table:covered-table-cell table:style-name="ce564"/>
          <table:table-cell table:style-name="ce549" table:formula="of:=IF(AND([.$X$1];[.$X$2]);[$Données.F192];&quot;&quot;)">
            <text:p/>
          </table:table-cell>
          <table:table-cell table:style-name="ce557" table:formula="of:=IF(AND([.$X$1];[.$X$2]);[$Données.G192];&quot;&quot;)" table:number-columns-spanned="2" table:number-rows-spanned="1">
            <text:p/>
          </table:table-cell>
          <table:covered-table-cell table:style-name="ce564"/>
          <table:table-cell table:style-name="ce573" table:formula="of:=IF(AND([.$X$1];[.$X$2]);[$Données.H192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578"/>
          <table:table-cell table:style-name="ce579"/>
          <table:table-cell table:style-name="ce581"/>
          <table:table-cell table:number-columns-repeated="1005"/>
        </table:table-row>
        <table:table-row table:style-name="ro8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99]" office:value-type="string" office:string-value="(7x+2)(-7x-1)(6x+2) &lt; 0" calcext:value-type="string" table:number-columns-spanned="11" table:number-rows-spanned="1">
            <text:p>(7x+2)(-7x-1)(6x+2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8">
          <table:table-cell table:style-name="ce103" office:value-type="string" calcext:value-type="string">
            <text:p>Vrai ou Faux</text:p>
          </table:table-cell>
          <table:table-cell table:style-name="ce541" table:formula="of:=IF(ISBLANK([.B24]);&quot;&quot;;IF([.$X$1];IF([.B24]=[$Données.B200];1;0);&quot;&quot;))">
            <text:p/>
          </table:table-cell>
          <table:table-cell table:style-name="ce546" table:formula="of:=IF(ISBLANK([.C24]);&quot;&quot;;IF([.$X$1];IF([.C24]=[$Données.C200];1;0);&quot;&quot;))">
            <text:p/>
          </table:table-cell>
          <table:table-cell table:style-name="ce546" table:formula="of:=IF(ISBLANK([.D24]);&quot;&quot;;IF([.$X$1];IF([.D24]=[$Données.D200];1;0);&quot;&quot;))">
            <text:p/>
          </table:table-cell>
          <table:table-cell table:style-name="ce560" table:formula="of:=IF(ISBLANK([.E24]);&quot;&quot;;IF([.$X$1];IF([.E24]=[$Données.E200];1;0);&quot;&quot;))" table:number-columns-spanned="2" table:number-rows-spanned="1">
            <text:p/>
          </table:table-cell>
          <table:covered-table-cell table:style-name="ce565"/>
          <table:table-cell table:style-name="ce546" table:formula="of:=IF(ISBLANK([.G24]);&quot;&quot;;IF([.$X$1];IF([.G24]=[$Données.F200];1;0);&quot;&quot;))">
            <text:p/>
          </table:table-cell>
          <table:table-cell table:style-name="ce560" table:formula="of:=IF(ISBLANK([.H24]);&quot;&quot;;IF([.$X$1];IF([.H24]=[$Données.G200];1;0);&quot;&quot;))" table:number-columns-spanned="2" table:number-rows-spanned="1">
            <text:p/>
          </table:table-cell>
          <table:covered-table-cell table:style-name="ce565"/>
          <table:table-cell table:style-name="ce546" table:formula="of:=IF(ISBLANK([.J24]);&quot;&quot;;IF([.$X$1];IF([.J24]=[$Données.H200];1;0);&quot;&quot;))">
            <text:p/>
          </table:table-cell>
          <table:table-cell table:style-name="ce546" table:formula="of:=IF(ISBLANK([.K24]);&quot;&quot;;IF([.$X$1];IF([.K24]=[$Données.I200];1;0);&quot;&quot;))">
            <text:p/>
          </table:table-cell>
          <table:table-cell table:style-name="ce546" table:formula="of:=IF(ISBLANK([.L24]);&quot;&quot;;IF([.$X$1];IF([.L24]=[$Données.J200];1;0);&quot;&quot;))">
            <text:p/>
          </table:table-cell>
          <table:table-cell table:style-name="ce546" table:formula="of:=IF(ISBLANK([.M24]);&quot;&quot;;IF([.$X$1];IF([.M24]=[$Données.K200];1;0);&quot;&quot;))">
            <text:p/>
          </table:table-cell>
          <table:table-cell table:style-name="ce576" table:formula="of:=IF(ISBLANK([.N24]);&quot;&quot;;IF([.$X$1];IF([.N24]=[$Données.L200];1;0);&quot;&quot;))">
            <text:p/>
          </table:table-cell>
          <table:table-cell table:number-columns-repeated="1010"/>
        </table:table-row>
        <table:table-row table:style-name="ro8">
          <table:table-cell table:style-name="ce103" office:value-type="string" calcext:value-type="string">
            <text:p>Réponse</text:p>
          </table:table-cell>
          <table:table-cell table:style-name="ce542" table:formula="of:=IF(AND([.$X$1];[.$X$2]);[$Données.B201];&quot;&quot;)">
            <text:p/>
          </table:table-cell>
          <table:table-cell table:style-name="ce547" table:formula="of:=IF(AND([.$X$1];[.$X$2]);[$Données.C201];&quot;&quot;)">
            <text:p/>
          </table:table-cell>
          <table:table-cell table:style-name="ce550" table:formula="of:=IF(AND([.$X$1];[.$X$2]);[$Données.D201];&quot;&quot;)">
            <text:p/>
          </table:table-cell>
          <table:table-cell table:style-name="ce562" table:formula="of:=IF(AND([.$X$1];[.$X$2]);[$Données.E201];&quot;&quot;)" table:number-columns-spanned="2" table:number-rows-spanned="1">
            <text:p/>
          </table:table-cell>
          <table:covered-table-cell table:style-name="ce566"/>
          <table:table-cell table:style-name="ce550" table:formula="of:=IF(AND([.$X$1];[.$X$2]);[$Données.F201];&quot;&quot;)">
            <text:p/>
          </table:table-cell>
          <table:table-cell table:style-name="ce567" table:formula="of:=IF(AND([.$X$1];[.$X$2]);[$Données.G201];&quot;&quot;)" table:number-columns-spanned="2" table:number-rows-spanned="1">
            <text:p/>
          </table:table-cell>
          <table:covered-table-cell table:style-name="ce568"/>
          <table:table-cell table:style-name="ce550" table:formula="of:=IF(AND([.$X$1];[.$X$2]);[$Données.H201];&quot;&quot;)">
            <text:p/>
          </table:table-cell>
          <table:table-cell table:style-name="ce547" table:formula="of:=IF(AND([.$X$1];[.$X$2]);[$Données.I201];&quot;&quot;)">
            <text:p/>
          </table:table-cell>
          <table:table-cell table:style-name="ce550" table:formula="of:=IF(AND([.$X$1];[.$X$2]);[$Données.J201];&quot;&quot;)">
            <text:p/>
          </table:table-cell>
          <table:table-cell table:style-name="ce547" table:formula="of:=IF(AND([.$X$1];[.$X$2]);[$Données.K201];&quot;&quot;)">
            <text:p/>
          </table:table-cell>
          <table:table-cell table:style-name="ce577" table:formula="of:=IF(AND([.$X$1];[.$X$2]);[$Données.L201];&quot;&quot;)">
            <text:p/>
          </table:table-cell>
          <table:table-cell table:number-columns-repeated="1010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J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J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FAUX" calcext:value="formula-is(IF([.U19]=1))" calcext:base-cell-address="'Niveau 6'.S20"/>
            <calcext:condition calcext:apply-style-name="VRAI" calcext:value="formula-is(IF([.U19]=0))" calcext:base-cell-address="'Niveau 6'.S20"/>
          </calcext:conditional-format>
          <calcext:conditional-format calcext:target-range-address="'Niveau 6'.Q20:'Niveau 6'.Q21">
            <calcext:condition calcext:apply-style-name="VRAI" calcext:value="formula-is(IF([.S19]=0))" calcext:base-cell-address="'Niveau 6'.Q20"/>
            <calcext:condition calcext:apply-style-name="FAUX" calcext:value="formula-is(IF([.S19]=1))" calcext:base-cell-address="'Niveau 6'.Q20"/>
          </calcext:conditional-format>
          <calcext:conditional-format calcext:target-range-address="'Niveau 6'.Q20:'Niveau 6'.Q21">
            <calcext:condition calcext:apply-style-name="FAUX" calcext:value="formula-is(IF([.S19]=1))" calcext:base-cell-address="'Niveau 6'.Q20"/>
            <calcext:condition calcext:apply-style-name="VRAI" calcext:value="formula-is(IF([.S19]=0))" calcext:base-cell-address="'Niveau 6'.Q20"/>
          </calcext:conditional-format>
          <calcext:conditional-format calcext:target-range-address="'Niveau 6'.R20:'Niveau 6'.R21">
            <calcext:condition calcext:apply-style-name="VRAI" calcext:value="formula-is(IF([.T19]=0))" calcext:base-cell-address="'Niveau 6'.R20"/>
            <calcext:condition calcext:apply-style-name="FAUX" calcext:value="formula-is(IF([.T19]=1))" calcext:base-cell-address="'Niveau 6'.R20"/>
          </calcext:conditional-format>
          <calcext:conditional-format calcext:target-range-address="'Niveau 6'.R20:'Niveau 6'.R21">
            <calcext:condition calcext:apply-style-name="FAUX" calcext:value="formula-is(IF([.T19]=1))" calcext:base-cell-address="'Niveau 6'.R20"/>
            <calcext:condition calcext:apply-style-name="VRAI" calcext:value="formula-is(IF([.T19]=0))" calcext:base-cell-address="'Niveau 6'.R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FAUX" calcext:value="formula-is(IF([.U19]=1))" calcext:base-cell-address="'Niveau 6'.S20"/>
            <calcext:condition calcext:apply-style-name="VRAI" calcext:value="formula-is(IF([.U19]=0))" calcext:base-cell-address="'Niveau 6'.S20"/>
          </calcext:conditional-format>
        </calcext:conditional-formats>
      </table:table>
      <table:table table:name="Données" table:style-name="ta2" table:protected="true" table:protection-key="4r0lyMaXihPyJbc01XZj5g7Yy3s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6" table:default-cell-style-name="ce589"/>
        <table:table-column table:style-name="co27" table:default-cell-style-name="ce589"/>
        <table:table-column table:style-name="co28" table:default-cell-style-name="ce589"/>
        <table:table-column table:style-name="co29" table:default-cell-style-name="ce589"/>
        <table:table-column table:style-name="co30" table:default-cell-style-name="ce589"/>
        <table:table-column table:style-name="co31" table:default-cell-style-name="ce589"/>
        <table:table-column table:style-name="co32" table:number-columns-repeated="2" table:default-cell-style-name="ce589"/>
        <table:table-column table:style-name="co33" table:number-columns-repeated="5" table:default-cell-style-name="ce589"/>
        <table:table-column table:style-name="co34" table:default-cell-style-name="ce589"/>
        <table:table-column table:style-name="co35" table:default-cell-style-name="ce589"/>
        <table:table-column table:style-name="co35" table:default-cell-style-name="ce784"/>
        <table:table-column table:style-name="co35" table:number-columns-repeated="5" table:default-cell-style-name="ce589"/>
        <table:table-column table:style-name="co1" table:number-columns-repeated="1003" table:default-cell-style-name="ce589"/>
        <table:table-row table:style-name="ro3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592"/>
          <table:table-cell table:style-name="ce824"/>
          <table:table-cell table:style-name="ce592" table:number-columns-repeated="951"/>
          <table:table-cell table:number-columns-repeated="57"/>
        </table:table-row>
        <table:table-row table:style-name="ro3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409487" calcext:value-type="float">
            <text:p>409487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19" calcext:value-type="float">
            <text:p>19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368517" calcext:value-type="float">
            <text:p>368517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20" calcext:value-type="float">
            <text:p>20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426569" calcext:value-type="float">
            <text:p>426569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15" calcext:value-type="float">
            <text:p>15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774557" calcext:value-type="float">
            <text:p>774557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7" calcext:value-type="float">
            <text:p>7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799464" calcext:value-type="float">
            <text:p>799464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6" calcext:value-type="float">
            <text:p>6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358517" calcext:value-type="float">
            <text:p>358517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21" calcext:value-type="float">
            <text:p>21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954552" calcext:value-type="float">
            <text:p>954552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" calcext:value-type="float">
            <text:p>2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78387" calcext:value-type="float">
            <text:p>178387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26" calcext:value-type="float">
            <text:p>26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811064" calcext:value-type="float">
            <text:p>811064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4" calcext:value-type="float">
            <text:p>4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419707" calcext:value-type="float">
            <text:p>419707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16" calcext:value-type="float">
            <text:p>16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546220" calcext:value-type="float">
            <text:p>546220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12" calcext:value-type="float">
            <text:p>12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89480" calcext:value-type="float">
            <text:p>189480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25" calcext:value-type="float">
            <text:p>25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01696" calcext:value-type="float">
            <text:p>101696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8" calcext:value-type="float">
            <text:p>28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305334" calcext:value-type="float">
            <text:p>305334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23" calcext:value-type="float">
            <text:p>23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809718" calcext:value-type="float">
            <text:p>809718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5" calcext:value-type="float">
            <text:p>5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412505" calcext:value-type="float">
            <text:p>412505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18" calcext:value-type="float">
            <text:p>18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417332" calcext:value-type="float">
            <text:p>417332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17" calcext:value-type="float">
            <text:p>17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31382" calcext:value-type="float">
            <text:p>631382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1" calcext:value-type="float">
            <text:p>11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61996" calcext:value-type="float">
            <text:p>161996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27" calcext:value-type="float">
            <text:p>27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61436" calcext:value-type="float">
            <text:p>761436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9" calcext:value-type="float">
            <text:p>9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09730" calcext:value-type="float">
            <text:p>309730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22" calcext:value-type="float">
            <text:p>22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51381" calcext:value-type="float">
            <text:p>751381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10" calcext:value-type="float">
            <text:p>10</text:p>
          </table:table-cell>
          <table:table-cell table:style-name="ce677"/>
          <table:table-cell/>
          <table:table-cell table:style-name="ce594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773722" calcext:value-type="float">
            <text:p>773722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677"/>
          <table:table-cell/>
          <table:table-cell table:style-name="ce594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1691" calcext:value-type="float">
            <text:p>1691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30" calcext:value-type="float">
            <text:p>30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442882" calcext:value-type="float">
            <text:p>442882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14" calcext:value-type="float">
            <text:p>14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9884" calcext:value-type="float">
            <text:p>39884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29" calcext:value-type="float">
            <text:p>29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23328" calcext:value-type="float">
            <text:p>923328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3" calcext:value-type="float">
            <text:p>3</text:p>
          </table:table-cell>
          <table:table-cell table:style-name="ce677"/>
          <table:table-cell table:number-columns-repeated="5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261489" calcext:value-type="float">
            <text:p>261489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24" calcext:value-type="float">
            <text:p>24</text:p>
          </table:table-cell>
          <table:table-cell table:style-name="ce677"/>
          <table:table-cell table:number-columns-repeated="5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84011" calcext:value-type="float">
            <text:p>984011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" calcext:value-type="float">
            <text:p>1</text:p>
          </table:table-cell>
          <table:table-cell table:style-name="ce677"/>
          <table:table-cell table:number-columns-repeated="5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452373" calcext:value-type="float">
            <text:p>452373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13" calcext:value-type="float">
            <text:p>13</text:p>
          </table:table-cell>
          <table:table-cell table:style-name="ce677"/>
          <table:table-cell table:number-columns-repeated="5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594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6"/>
          <table:table-cell table:style-name="ce726" table:number-columns-repeated="14"/>
          <table:table-cell/>
          <table:table-cell table:style-name="ce784" table:number-columns-repeated="5"/>
          <table:table-cell table:style-name="ce795" table:number-columns-repeated="2"/>
          <table:table-cell table:style-name="ce784" table:number-columns-repeated="1001"/>
        </table:table-row>
        <table:table-row table:style-name="ro3">
          <table:table-cell table:style-name="ce592"/>
          <table:table-cell table:style-name="ce614" office:value-type="string" calcext:value-type="string">
            <text:p>a₁</text:p>
          </table:table-cell>
          <table:table-cell table:style-name="ce614" office:value-type="string" calcext:value-type="string">
            <text:p>b₁</text:p>
          </table:table-cell>
          <table:table-cell table:style-name="ce676" office:value-type="string" calcext:value-type="string">
            <text:p>Facteur 1</text:p>
          </table:table-cell>
          <table:table-cell table:style-name="ce614" office:value-type="string" calcext:value-type="string">
            <text:p>rac 1</text:p>
          </table:table-cell>
          <table:table-cell table:style-name="ce676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94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05"/>
          <table:table-cell table:number-columns-repeated="9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3];[.$B$3:.$N$32];1)" office:value-type="float" office:value="-19" calcext:value-type="float">
            <text:p>-19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19)" calcext:value-type="string">
            <text:p>(x-19)</text:p>
          </table:table-cell>
          <table:table-cell table:style-name="ce722" table:formula="of:=-[.C38]/[.B38]" office:value-type="float" office:value="19" calcext:value-type="float">
            <text:p>19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594"/>
          <table:table-cell table:style-name="ce722" table:formula="of:=MIN([.E38];[.E40])" office:value-type="float" office:value="-20" calcext:value-type="float">
            <text:p>-20</text:p>
          </table:table-cell>
          <table:table-cell table:style-name="ce722" table:formula="of:=MAX([.E38];[.E40])" office:value-type="float" office:value="19" calcext:value-type="float">
            <text:p>19</text:p>
          </table:table-cell>
          <table:table-cell table:style-name="ce805"/>
          <table:table-cell table:number-columns-repeated="9"/>
          <table:table-cell table:style-name="ce594"/>
          <table:table-cell table:number-columns-repeated="1002"/>
        </table:table-row>
        <table:table-row table:style-name="ro3">
          <table:table-cell/>
          <table:table-cell table:style-name="ce614" office:value-type="string" calcext:value-type="string">
            <text:p>a₂</text:p>
          </table:table-cell>
          <table:table-cell table:style-name="ce614" office:value-type="string" calcext:value-type="string">
            <text:p>b₂</text:p>
          </table:table-cell>
          <table:table-cell table:style-name="ce676" office:value-type="string" calcext:value-type="string">
            <text:p>Facteur 2</text:p>
          </table:table-cell>
          <table:table-cell table:style-name="ce614" office:value-type="string" calcext:value-type="string">
            <text:p>rac 2</text:p>
          </table:table-cell>
          <table:table-cell table:style-name="ce676" office:value-type="string" calcext:value-type="string" table:number-columns-spanned="3" table:number-rows-spanned="1">
            <text:p>Signes</text:p>
          </table:table-cell>
          <table:covered-table-cell table:number-columns-repeated="2" table:style-name="ce614"/>
          <table:table-cell table:style-name="ce594"/>
          <table:table-cell table:style-name="ce614" office:value-type="string" calcext:value-type="string">
            <text:p>choix</text:p>
          </table:table-cell>
          <table:table-cell table:style-name="ce722" table:formula="of:=RANDBETWEEN(1;2)" office:value-type="float" office:value="2" calcext:value-type="float">
            <text:p>2</text:p>
          </table:table-cell>
          <table:table-cell table:number-columns-repeated="10"/>
          <table:table-cell table:style-name="ce594"/>
          <table:table-cell/>
          <table:table-cell table:style-name="ce834"/>
          <table:table-cell table:number-columns-repeated="1000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4];[.$B$3:.$N$32];1)" office:value-type="float" office:value="20" calcext:value-type="float">
            <text:p>20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20)" calcext:value-type="string">
            <text:p>(x+20)</text:p>
          </table:table-cell>
          <table:table-cell table:style-name="ce722" table:formula="of:=-[.C40]/[.B40]" office:value-type="float" office:value="-20" calcext:value-type="float">
            <text:p>-20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594" table:number-columns-repeated="2"/>
          <table:table-cell table:number-columns-repeated="11"/>
          <table:table-cell table:style-name="ce594"/>
          <table:table-cell table:number-columns-repeated="1002"/>
        </table:table-row>
        <table:table-row table:style-name="ro3">
          <table:table-cell table:style-name="ce594" table:number-columns-repeated="15"/>
          <table:table-cell table:number-columns-repeated="4"/>
          <table:table-cell table:style-name="ce832"/>
          <table:table-cell table:style-name="ce831"/>
          <table:table-cell table:number-columns-repeated="100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594"/>
          <table:covered-table-cell table:style-name="ce803"/>
          <table:covered-table-cell table:number-columns-repeated="3"/>
          <table:table-cell table:style-name="ce594"/>
          <table:table-cell table:number-columns-repeated="4"/>
          <table:table-cell table:style-name="ce833"/>
          <table:table-cell table:style-name="ce831"/>
          <table:table-cell table:number-columns-repeated="1003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25" table:formula="of:=[.J38]" office:value-type="float" office:value="-20" calcext:value-type="float" table:number-columns-spanned="2" table:number-rows-spanned="1">
            <text:p>-20</text:p>
          </table:table-cell>
          <table:covered-table-cell table:style-name="ce625" table:formula="of:=#REF!" office:value-type="string" office:string-value="" calcext:value-type="error">
            <text:p>#RÉF !</text:p>
          </table:covered-table-cell>
          <table:table-cell table:style-name="ce625"/>
          <table:table-cell table:style-name="ce625" table:formula="of:=[.K38]" office:value-type="float" office:value="19" calcext:value-type="float" table:number-columns-spanned="2" table:number-rows-spanned="1">
            <text:p>19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594"/>
          <table:table-cell table:number-columns-repeated="5"/>
          <table:table-cell table:style-name="ce831"/>
          <table:table-cell table:number-columns-repeated="1003"/>
        </table:table-row>
        <table:table-row table:style-name="ro3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+20)" calcext:value-type="string">
            <text:p>Signe de (x+20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625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625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625" table:formula="of:=IF([.K39]=1;[.G38];[.G40])" office:value-type="string" office:string-value="+" calcext:value-type="string">
            <text:p>+</text:p>
          </table:table-cell>
          <table:table-cell table:style-name="ce625" table:formula="of:=IF([.K39]=1;IF([.E38]=[.K38];0;&quot;&quot;);IF([.E40]=[.K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594"/>
          <table:table-cell table:number-columns-repeated="1009"/>
        </table:table-row>
        <table:table-row table:style-name="ro3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-19)" calcext:value-type="string">
            <text:p>Signe de (x-19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625" table:formula="of:=IF([.K39]=2;IF([.E40]=[.K38];0;&quot;&quot;);IF([.E38]=[.K38];0;&quot;&quot;))" table:number-columns-spanned="2" table:number-rows-spanned="1">
            <text:p/>
          </table:table-cell>
          <table:covered-table-cell table:style-name="ce731"/>
          <table:table-cell table:style-name="ce625" table:formula="of:=IF([.K39]=2;[.G38];[.G40])" office:value-type="string" office:string-value="-" calcext:value-type="string">
            <text:p>-</text:p>
          </table:table-cell>
          <table:table-cell table:style-name="ce625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594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1002"/>
        </table:table-row>
        <table:table-row table:style-name="ro3">
          <table:table-cell table:style-name="ce712" table:formula="of:=COM.MICROSOFT.CONCAT(&quot;Signe de &quot;;[.D38];[.D40])" office:value-type="string" office:string-value="Signe de (x-19)(x+20)" calcext:value-type="string">
            <text:p>Signe de (x-19)(x+20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62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62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594"/>
          <table:table-cell table:number-columns-repeated="1009"/>
        </table:table-row>
        <table:table-row table:style-name="ro3">
          <table:table-cell table:style-name="ce594" table:number-columns-repeated="14"/>
          <table:table-cell table:number-columns-repeated="1010"/>
        </table:table-row>
        <table:table-row table:style-name="ro3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594"/>
          <table:table-cell table:style-name="ce662" table:formula="of:=COM.MICROSOFT.CONCAT([.D38];[.D40];&quot; = 0&quot;)" office:value-type="string" office:string-value="(x-19)(x+20) = 0" calcext:value-type="string" table:number-columns-spanned="4" table:number-rows-spanned="1">
            <text:p>(x-19)(x+20) = 0</text:p>
          </table:table-cell>
          <table:covered-table-cell table:number-columns-repeated="3" table:style-name="ce594"/>
          <table:table-cell table:style-name="ce771" office:value-type="string" calcext:value-type="string">
            <text:p>Pts</text:p>
          </table:table-cell>
          <table:table-cell table:style-name="ce594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20" calcext:value-type="float">
            <text:p>-20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19" calcext:value-type="float">
            <text:p>19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4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4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4"/>
          <table:table-cell table:style-name="ce795"/>
          <table:table-cell table:style-name="ce809"/>
          <table:table-cell table:style-name="ce795" table:number-columns-repeated="2"/>
          <table:table-cell table:number-columns-repeated="1010"/>
        </table:table-row>
        <table:table-row table:style-name="ro3">
          <table:table-cell table:style-name="ce594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$F$52]=1;&quot;≥&quot;;IF([.$F$52]=2;&quot;&gt;&quot;;IF([.$F$52]=3;&quot;≤&quot;;&quot;&lt;&quot;)))" office:value-type="string" office:string-value="≤" calcext:value-type="string">
            <text:p>≤</text:p>
          </table:table-cell>
          <table:table-cell table:style-name="ce782" table:formula="of:=IF(OR(AND([.F52]&lt;=2;[.F54]=2);AND([.F52]&gt;2;[.G54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594" table:number-columns-repeated="3"/>
          <table:table-cell table:number-columns-repeated="1008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7"/>
          <table:table-cell table:style-name="ce795" table:number-columns-repeated="6"/>
          <table:table-cell table:style-name="ce594"/>
          <table:table-cell table:number-columns-repeated="1009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677"/>
          <table:table-cell table:style-name="ce795" table:number-columns-repeated="6"/>
          <table:table-cell table:style-name="ce594"/>
          <table:table-cell table:number-columns-repeated="1009"/>
        </table:table-row>
        <table:table-row table:style-name="ro3">
          <table:table-cell table:style-name="ce715" table:number-columns-repeated="7"/>
          <table:table-cell table:style-name="ce677"/>
          <table:table-cell table:style-name="ce795" table:number-columns-repeated="6"/>
          <table:table-cell table:style-name="ce594"/>
          <table:table-cell table:number-columns-repeated="1009"/>
        </table:table-row>
        <table:table-row table:style-name="ro3">
          <table:table-cell table:style-name="ce598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-19)(x+20) ≤ 0" calcext:value-type="string" table:number-columns-spanned="5" table:number-rows-spanned="1">
            <text:p>(x-19)(x+20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4" table:number-columns-repeated="3"/>
          <table:table-cell table:number-columns-repeated="1009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5" table:formula="of:=IF(OR([.F52]=2;[.F52]=4;[.H52]=2);&quot;]&quot;;&quot;[&quot;)" office:value-type="string" office:string-value="[" calcext:value-type="string">
            <text:p>[</text:p>
          </table:table-cell>
          <table:table-cell table:style-name="ce625" table:formula="of:=IF([.H52]=2;&quot;-infini&quot;;[.C43])" office:value-type="float" office:value="-20" calcext:value-type="float">
            <text:p>-20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19" calcext:value-type="float">
            <text:p>19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>
            <text:p/>
          </table:table-cell>
          <table:table-cell table:style-name="ce731" table:formula="of:=IF([.H52]=1;&quot;&quot;;IF(OR([.F52]=2;[.F52]=4);&quot;]&quot;;&quot;[&quot;))">
            <text:p/>
          </table:table-cell>
          <table:table-cell table:style-name="ce625" table:formula="of:=IF([.H52]=1;&quot;&quot;;[.F43])">
            <text:p/>
          </table:table-cell>
          <table:table-cell table:style-name="ce731" table:formula="of:=IF([.H52]=1;&quot;&quot;;&quot;;&quot;)">
            <text:p/>
          </table:table-cell>
          <table:table-cell table:style-name="ce625" table:formula="of:=IF([.H52]=1;&quot;&quot;;&quot;+infini&quot;)">
            <text:p/>
          </table:table-cell>
          <table:table-cell table:style-name="ce765" table:formula="of:=IF([.H52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594" table:number-columns-repeated="2"/>
          <table:table-cell table:number-columns-repeated="1009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[" calcext:value-type="string">
            <text:p>[</text:p>
          </table:table-cell>
          <table:table-cell table:style-name="ce749" table:formula="of:=IF([.H52]=2;[.B43];[.C43])" office:value-type="float" office:value="-20" calcext:value-type="float">
            <text:p>-20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19" calcext:value-type="float">
            <text:p>19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>
            <text:p/>
          </table:table-cell>
          <table:table-cell table:style-name="ce749" table:formula="of:=[.H57]">
            <text:p/>
          </table:table-cell>
          <table:table-cell table:style-name="ce749" table:formula="of:=[.I57]">
            <text:p/>
          </table:table-cell>
          <table:table-cell table:style-name="ce749" table:formula="of:=[.J57]">
            <text:p/>
          </table:table-cell>
          <table:table-cell table:style-name="ce736" table:formula="of:=IF([.H52]=1;&quot;&quot;;[.H43])">
            <text:p/>
          </table:table-cell>
          <table:table-cell table:style-name="ce811" table:formula="of:=[.L57]">
            <text:p/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5" calcext:value-type="float">
            <text:p>5</text:p>
          </table:table-cell>
          <table:table-cell table:style-name="ce594" table:number-columns-repeated="2"/>
          <table:table-cell table:number-columns-repeated="1009"/>
        </table:table-row>
        <table:table-row table:style-name="ro3">
          <table:table-cell table:style-name="ce715" table:number-columns-repeated="8"/>
          <table:table-cell table:style-name="ce594" table:number-columns-repeated="7"/>
          <table:table-cell table:number-columns-repeated="1009"/>
        </table:table-row>
        <table:table-row table:style-name="ro3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594"/>
          <table:table-cell table:number-columns-repeated="1009"/>
        </table:table-row>
        <table:table-row table:style-name="ro3">
          <table:table-cell table:style-name="ce718" table:formula="of:=[.C48]" office:value-type="string" office:string-value="(x-19)(x+20) = 0" calcext:value-type="string">
            <text:p>(x-19)(x+20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698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594"/>
          <table:table-cell table:number-columns-repeated="1009"/>
        </table:table-row>
        <table:table-row table:style-name="ro3">
          <table:table-cell table:style-name="ce719" table:formula="of:=[.H56]" office:value-type="string" office:string-value="(x-19)(x+20) ≤ 0" calcext:value-type="string">
            <text:p>(x-19)(x+20) ≤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594" table:number-columns-repeated="2"/>
          <table:table-cell table:number-columns-repeated="1009"/>
        </table:table-row>
        <table:table-row table:style-name="ro3">
          <table:table-cell table:style-name="ce605" table:number-columns-repeated="12"/>
          <table:table-cell table:style-name="ce805"/>
          <table:table-cell table:style-name="ce795"/>
          <table:table-cell table:style-name="ce594"/>
          <table:table-cell table:number-columns-repeated="1009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605"/>
          <table:table-cell table:style-name="ce739"/>
          <table:table-cell table:style-name="ce605"/>
          <table:table-cell table:style-name="ce677" table:number-columns-repeated="2"/>
          <table:table-cell table:style-name="ce605"/>
          <table:table-cell table:style-name="ce677"/>
          <table:table-cell table:style-name="ce785"/>
          <table:table-cell table:style-name="ce677" table:number-columns-repeated="5"/>
          <table:table-cell table:style-name="ce805"/>
          <table:table-cell table:number-columns-repeated="1010"/>
        </table:table-row>
        <table:table-row table:style-name="ro3">
          <table:table-cell table:style-name="ce592"/>
          <table:table-cell table:style-name="ce614" office:value-type="string" calcext:value-type="string">
            <text:p>a₁</text:p>
          </table:table-cell>
          <table:table-cell table:style-name="ce614" office:value-type="string" calcext:value-type="string">
            <text:p>b₁</text:p>
          </table:table-cell>
          <table:table-cell table:style-name="ce676" office:value-type="string" calcext:value-type="string">
            <text:p>Facteur 1</text:p>
          </table:table-cell>
          <table:table-cell table:style-name="ce614" office:value-type="string" calcext:value-type="string">
            <text:p>rac 1</text:p>
          </table:table-cell>
          <table:table-cell table:style-name="ce676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94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05"/>
          <table:table-cell table:number-columns-repeated="1012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5];[.$B$3:.$N$32];1)" office:value-type="float" office:value="15" calcext:value-type="float">
            <text:p>15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-x+15)" calcext:value-type="string">
            <text:p>(-x+15)</text:p>
          </table:table-cell>
          <table:table-cell table:style-name="ce722" table:formula="of:=-[.C67]/[.B67]" office:value-type="float" office:value="15" calcext:value-type="float">
            <text:p>15</text:p>
          </table:table-cell>
          <table:table-cell table:style-name="ce708" table:formula="of:=IF(SIGN([.B67]*([.E67]-1)+[.C67])&lt;0;&quot;-&quot;;&quot;+&quot;)" office:value-type="string" office:string-value="+" calcext:value-type="string">
            <text:p>+</text:p>
          </table:table-cell>
          <table:table-cell table:style-name="ce708" table:formula="of:=IF(SIGN([.B67]*AVERAGE([.E67];[.E69])+[.C67])&lt;0;&quot;-&quot;;&quot;+&quot;)" office:value-type="string" office:string-value="+" calcext:value-type="string">
            <text:p>+</text:p>
          </table:table-cell>
          <table:table-cell table:style-name="ce708" table:formula="of:=IF(SIGN([.B67]*([.E67]+1)+[.C67])&lt;0;&quot;-&quot;;&quot;+&quot;)" office:value-type="string" office:string-value="-" calcext:value-type="string">
            <text:p>-</text:p>
          </table:table-cell>
          <table:table-cell table:style-name="ce594"/>
          <table:table-cell table:style-name="ce722" table:formula="of:=MIN([.E67];[.E69])" office:value-type="float" office:value="7" calcext:value-type="float">
            <text:p>7</text:p>
          </table:table-cell>
          <table:table-cell table:style-name="ce722" table:formula="of:=MAX([.E67];[.E69])" office:value-type="float" office:value="15" calcext:value-type="float">
            <text:p>15</text:p>
          </table:table-cell>
          <table:table-cell table:style-name="ce805"/>
          <table:table-cell table:number-columns-repeated="1012"/>
        </table:table-row>
        <table:table-row table:style-name="ro3">
          <table:table-cell/>
          <table:table-cell table:style-name="ce614" office:value-type="string" calcext:value-type="string">
            <text:p>a₂</text:p>
          </table:table-cell>
          <table:table-cell table:style-name="ce614" office:value-type="string" calcext:value-type="string">
            <text:p>b₂</text:p>
          </table:table-cell>
          <table:table-cell table:style-name="ce676" office:value-type="string" calcext:value-type="string">
            <text:p>Facteur 2</text:p>
          </table:table-cell>
          <table:table-cell table:style-name="ce614" office:value-type="string" calcext:value-type="string">
            <text:p>rac 2</text:p>
          </table:table-cell>
          <table:table-cell table:style-name="ce676" office:value-type="string" calcext:value-type="string" table:number-columns-spanned="3" table:number-rows-spanned="1">
            <text:p>Signes</text:p>
          </table:table-cell>
          <table:covered-table-cell table:number-columns-repeated="2" table:style-name="ce614"/>
          <table:table-cell table:style-name="ce594"/>
          <table:table-cell table:style-name="ce614" office:value-type="string" calcext:value-type="string">
            <text:p>choix</text:p>
          </table:table-cell>
          <table:table-cell table:style-name="ce722" table:formula="of:=RANDBETWEEN(1;2)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6];[.$B$3:.$N$32];1)" office:value-type="float" office:value="7" calcext:value-type="float">
            <text:p>7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+7)" calcext:value-type="string">
            <text:p>(-x+7)</text:p>
          </table:table-cell>
          <table:table-cell table:style-name="ce722" table:formula="of:=-[.C69]/[.B69]" office:value-type="float" office:value="7" calcext:value-type="float">
            <text:p>7</text:p>
          </table:table-cell>
          <table:table-cell table:style-name="ce708" table:formula="of:=IF(SIGN([.B69]*([.E69]-1)+[.C69]&lt;0);&quot;-&quot;;&quot;+&quot;)" office:value-type="string" office:string-value="+" calcext:value-type="string">
            <text:p>+</text:p>
          </table:table-cell>
          <table:table-cell table:style-name="ce722" table:formula="of:=IF(SIGN([.B69]*AVERAGE([.E67];[.E69])+[.C69]&lt;0);&quot;-&quot;;&quot;+&quot;)" office:value-type="string" office:string-value="-" calcext:value-type="string">
            <text:p>-</text:p>
          </table:table-cell>
          <table:table-cell table:style-name="ce722" table:formula="of:=IF(SIGN([.B69]*([.E69]+1)+[.C69]&lt;0);&quot;-&quot;;&quot;+&quot;)" office:value-type="string" office:string-value="-" calcext:value-type="string">
            <text:p>-</text:p>
          </table:table-cell>
          <table:table-cell table:style-name="ce594" table:number-columns-repeated="2"/>
          <table:table-cell table:style-name="ce784"/>
          <table:table-cell table:number-columns-repeated="1013"/>
        </table:table-row>
        <table:table-row table:style-name="ro3">
          <table:table-cell/>
          <table:table-cell table:style-name="ce594" table:number-columns-repeated="2"/>
          <table:table-cell table:number-columns-repeated="5"/>
          <table:table-cell table:style-name="ce594" table:number-columns-repeated="2"/>
          <table:table-cell table:style-name="ce784"/>
          <table:table-cell table:number-columns-repeated="101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594"/>
          <table:covered-table-cell table:style-name="ce803"/>
          <table:covered-table-cell table:number-columns-repeated="3"/>
          <table:table-cell table:number-columns-repeated="1010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25" table:formula="of:=[.J67]" office:value-type="float" office:value="7" calcext:value-type="float" table:number-columns-spanned="2" table:number-rows-spanned="1">
            <text:p>7</text:p>
          </table:table-cell>
          <table:covered-table-cell table:style-name="ce625" table:formula="of:=#REF!" office:value-type="string" office:string-value="" calcext:value-type="error">
            <text:p>#RÉF !</text:p>
          </table:covered-table-cell>
          <table:table-cell table:style-name="ce625"/>
          <table:table-cell table:style-name="ce625" table:formula="of:=[.K67]" office:value-type="float" office:value="15" calcext:value-type="float" table:number-columns-spanned="2" table:number-rows-spanned="1">
            <text:p>15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2" table:formula="of:=[.D67]" office:value-type="string" office:string-value="(-x+15)" calcext:value-type="string">
            <text:p>(-x+15)</text:p>
          </table:table-cell>
          <table:table-cell table:style-name="ce729" table:formula="of:=[.F67]" office:value-type="string" office:string-value="+" calcext:value-type="string">
            <text:p>+</text:p>
          </table:table-cell>
          <table:table-cell table:style-name="ce625" table:formula="of:=IF([.E67]=[.J67];0;&quot;&quot;)" table:number-columns-spanned="2" table:number-rows-spanned="1">
            <text:p/>
          </table:table-cell>
          <table:covered-table-cell table:style-name="ce625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625" table:formula="of:=[.G67]" office:value-type="string" office:string-value="+" calcext:value-type="string">
            <text:p>+</text:p>
          </table:table-cell>
          <table:table-cell table:style-name="ce62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-" calcext:value-type="string">
            <text:p>-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12" table:formula="of:=[.D69]" office:value-type="string" office:string-value="(-x+7)" calcext:value-type="string">
            <text:p>(-x+7)</text:p>
          </table:table-cell>
          <table:table-cell table:style-name="ce729" table:formula="of:=[.F69]" office:value-type="string" office:string-value="+" calcext:value-type="string">
            <text:p>+</text:p>
          </table:table-cell>
          <table:table-cell table:style-name="ce62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25" table:formula="of:=[.G69]" office:value-type="string" office:string-value="-" calcext:value-type="string">
            <text:p>-</text:p>
          </table:table-cell>
          <table:table-cell table:style-name="ce625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-" calcext:value-type="string">
            <text:p>-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10"/>
        </table:table-row>
        <table:table-row table:style-name="ro3">
          <table:table-cell table:style-name="ce712" table:formula="of:=COM.MICROSOFT.CONCAT(&quot;Signe de &quot;;[.A73];&quot; / &quot;;[.A74])" office:value-type="string" office:string-value="Signe de (-x+15) / (-x+7)" calcext:value-type="string">
            <text:p>Signe de (-x+15) / (-x+7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625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625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605"/>
          <table:table-cell table:style-name="ce739"/>
          <table:table-cell table:style-name="ce605"/>
          <table:table-cell table:style-name="ce677" table:number-columns-repeated="2"/>
          <table:table-cell table:style-name="ce605"/>
          <table:table-cell table:style-name="ce677"/>
          <table:table-cell table:style-name="ce785"/>
          <table:table-cell table:style-name="ce677" table:number-columns-repeated="5"/>
          <table:table-cell table:style-name="ce805"/>
          <table:table-cell table:number-columns-repeated="1010"/>
        </table:table-row>
        <table:table-row table:style-name="ro3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594"/>
          <table:table-cell table:style-name="ce662" table:formula="of:=COM.MICROSOFT.CONCAT([.A73];&quot; / &quot;;[.A74];&quot; = 0&quot;)" office:value-type="string" office:string-value="(-x+15) / (-x+7) = 0" calcext:value-type="string" table:number-columns-spanned="4" table:number-rows-spanned="1">
            <text:p>(-x+15) / (-x+7) = 0</text:p>
          </table:table-cell>
          <table:covered-table-cell table:number-columns-repeated="3" table:style-name="ce594"/>
          <table:table-cell table:style-name="ce771" office:value-type="string" calcext:value-type="string">
            <text:p>Pts</text:p>
          </table:table-cell>
          <table:table-cell table:style-name="ce594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67]" office:value-type="float" office:value="7" calcext:value-type="float">
            <text:p>7</text:p>
          </table:table-cell>
          <table:table-cell table:style-name="ce731" office:value-type="string" calcext:value-type="string">
            <text:p>}</text:p>
          </table:table-cell>
          <table:table-cell table:style-name="ce731"/>
          <table:table-cell table:style-name="ce765"/>
          <table:table-cell table:style-name="ce722" table:formula="of:=COUNTA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4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4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4"/>
          <table:table-cell table:style-name="ce795" table:number-columns-repeated="4"/>
          <table:table-cell table:number-columns-repeated="1010"/>
        </table:table-row>
        <table:table-row table:style-name="ro3">
          <table:table-cell table:style-name="ce594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594"/>
          <table:table-cell table:number-columns-repeated="1010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7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677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 table:number-columns-repeated="7"/>
          <table:table-cell table:style-name="ce677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8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-x+15) / (-x+7) &lt; 0" calcext:value-type="string" table:number-columns-spanned="5" table:number-rows-spanned="1">
            <text:p>(-x+15) / (-x+7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4" table:number-columns-repeated="2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5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625" table:formula="of:=IF([.H81]=2;&quot;-infini&quot;;[.C72])" office:value-type="float" office:value="7" calcext:value-type="float">
            <text:p>7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15" calcext:value-type="float">
            <text:p>15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625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625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594"/>
          <table:table-cell table:number-columns-repeated="1010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7" calcext:value-type="float">
            <text:p>7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15" calcext:value-type="float">
            <text:p>15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594"/>
          <table:table-cell table:number-columns-repeated="1010"/>
        </table:table-row>
        <table:table-row table:style-name="ro3">
          <table:table-cell table:style-name="ce715" table:number-columns-repeated="8"/>
          <table:table-cell table:style-name="ce594" table:number-columns-repeated="6"/>
          <table:table-cell table:number-columns-repeated="1010"/>
        </table:table-row>
        <table:table-row table:style-name="ro3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8" table:formula="of:=[.C77]" office:value-type="string" office:string-value="(-x+15) / (-x+7) = 0" calcext:value-type="string">
            <text:p>(-x+15) / (-x+7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698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719" table:formula="of:=[.H85]" office:value-type="string" office:string-value="(-x+15) / (-x+7) &lt; 0" calcext:value-type="string">
            <text:p>(-x+15) / (-x+7) &l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594"/>
          <table:table-cell table:number-columns-repeated="1010"/>
        </table:table-row>
        <table:table-row table:style-name="ro3">
          <table:table-cell table:style-name="ce605"/>
          <table:table-cell table:style-name="ce739"/>
          <table:table-cell table:style-name="ce605"/>
          <table:table-cell table:style-name="ce677" table:number-columns-repeated="2"/>
          <table:table-cell table:style-name="ce605"/>
          <table:table-cell table:style-name="ce677"/>
          <table:table-cell table:style-name="ce785"/>
          <table:table-cell table:style-name="ce677" table:number-columns-repeated="5"/>
          <table:table-cell table:style-name="ce805"/>
          <table:table-cell table:number-columns-repeated="1010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3];[.$B$3:.$N$32];13)" office:value-type="string" office:string-value="2/9" calcext:value-type="string">
            <text:p>2/9</text:p>
          </table:table-cell>
          <table:table-cell table:style-name="ce752" table:formula="of:=VLOOKUP([.O3];[.$B$3:.$N$32];10)" office:value-type="float" office:value="0.222222222222222" calcext:value-type="float">
            <text:p>0,222222222222222</text:p>
          </table:table-cell>
          <table:table-cell table:style-name="ce752" table:formula="of:=IF([.D96]&lt;[.D97];VLOOKUP([.O3];[.$B$3:.$N$32];13);VLOOKUP([.O4];[.$B$3:.$N$32];13))" office:value-type="string" office:string-value="-1/10" calcext:value-type="string">
            <text:p>-1/10</text:p>
          </table:table-cell>
          <table:table-cell table:style-name="ce752" table:formula="of:=MIN([.D96:.D97])" office:value-type="float" office:value="-0.1" calcext:value-type="float">
            <text:p>-0,1</text:p>
          </table:table-cell>
          <table:table-cell table:style-name="ce747" table:formula="of:=VLOOKUP([.O3];[.$B$3:.$N$32];4)" office:value-type="string" office:string-value="(9x-2)" calcext:value-type="string">
            <text:p>(9x-2)</text:p>
          </table:table-cell>
          <table:table-cell table:style-name="ce786" table:formula="of:=VLOOKUP([.O4];[.$B$3:.$N$32];4)" office:value-type="string" office:string-value="(10x+1)" calcext:value-type="string">
            <text:p>(10x+1)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4];[.$B$3:.$N$32];13)" office:value-type="string" office:string-value="-1/10" calcext:value-type="string">
            <text:p>-1/10</text:p>
          </table:table-cell>
          <table:table-cell table:style-name="ce752" table:formula="of:=VLOOKUP([.O4];[.$B$3:.$N$32];10)" office:value-type="float" office:value="-0.1" calcext:value-type="float">
            <text:p>-0,1</text:p>
          </table:table-cell>
          <table:table-cell table:style-name="ce752" table:formula="of:=IF([.D96]&lt;[.D97];VLOOKUP([.O4];[.$B$3:.$N$32];13);VLOOKUP([.O3];[.$B$3:.$N$32];13))" office:value-type="string" office:string-value="2/9" calcext:value-type="string">
            <text:p>2/9</text:p>
          </table:table-cell>
          <table:table-cell table:style-name="ce752" table:formula="of:=MAX([.D96:.D97])" office:value-type="float" office:value="0.222222222222222" calcext:value-type="float">
            <text:p>0,222222222222222</text:p>
          </table:table-cell>
          <table:table-cell table:number-columns-repeated="1018"/>
        </table:table-row>
        <table:table-row table:style-name="ro5">
          <table:table-cell table:style-name="ce594" table:number-columns-repeated="1024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594"/>
          <table:covered-table-cell table:style-name="ce803"/>
          <table:covered-table-cell table:number-columns-repeated="3"/>
          <table:table-cell table:style-name="ce784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1/10" calcext:value-type="string" table:number-columns-spanned="2" table:number-rows-spanned="1">
            <text:p>-1/10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2/9" calcext:value-type="string" table:number-columns-spanned="2" table:number-rows-spanned="1">
            <text:p>2/9</text:p>
          </table:table-cell>
          <table:covered-table-cell table:style-name="ce657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594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84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712" table:formula="of:=COM.MICROSOFT.CONCAT(&quot;Signe de &quot;;[.G96])" office:value-type="string" office:string-value="Signe de (9x-2)" calcext:value-type="string">
            <text:p>Signe de (9x-2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table:number-columns-spanned="2" table:number-rows-spanned="1">
            <text:p/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6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784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712" table:formula="of:=COM.MICROSOFT.CONCAT(&quot;Signe de &quot;;[.H96])" office:value-type="string" office:string-value="Signe de (10x+1)" calcext:value-type="string">
            <text:p>Signe de (10x+1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VLOOKUP([.O4];[.$B$3:.$N$32];2)*AVERAGE([.F96];[.F97]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7];0;&quot;&quot;)" table:number-columns-spanned="2" table:number-rows-spanned="1">
            <text:p/>
          </table:table-cell>
          <table:covered-table-cell table:style-name="ce657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84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712" table:formula="of:=COM.MICROSOFT.CONCAT(&quot;Signe de &quot;;[.G96];[.H96])" office:value-type="string" office:string-value="Signe de (9x-2)(10x+1)" calcext:value-type="string">
            <text:p>Signe de (9x-2)(10x+1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62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25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62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84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594" table:number-columns-repeated="14"/>
          <table:table-cell table:style-name="ce784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594"/>
          <table:table-cell table:style-name="ce662" table:formula="of:=COM.MICROSOFT.CONCAT([.G96];[.H96];&quot; = 0&quot;)" office:value-type="string" office:string-value="(9x-2)(10x+1) = 0" calcext:value-type="string" table:number-columns-spanned="4" table:number-rows-spanned="1">
            <text:p>(9x-2)(10x+1) = 0</text:p>
          </table:table-cell>
          <table:covered-table-cell table:number-columns-repeated="3" table:style-name="ce594"/>
          <table:table-cell table:style-name="ce771" office:value-type="string" calcext:value-type="string">
            <text:p>Pts</text:p>
          </table:table-cell>
          <table:table-cell table:style-name="ce594" table:number-columns-repeated="7"/>
          <table:table-cell table:style-name="ce784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1" calcext:value-type="float">
            <text:p>- 1/10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0.222222222222222" calcext:value-type="float">
            <text:p><text:s/>2/9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784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594" table:number-columns-repeated="6"/>
          <table:table-cell table:style-name="ce772" table:number-columns-repeated="2"/>
          <table:table-cell table:style-name="ce795" table:number-columns-repeated="6"/>
          <table:table-cell table:style-name="ce784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594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4"/>
          <table:table-cell table:style-name="ce795" table:number-columns-repeated="4"/>
          <table:table-cell table:style-name="ce784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594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09]=1;&quot;≥&quot;;IF([.F109]=2;&quot;&gt;&quot;;IF([.F109]=3;&quot;≤&quot;;&quot;&lt;&quot;)))" office:value-type="string" office:string-value="&gt;" calcext:value-type="string">
            <text:p>&gt;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4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7"/>
          <table:table-cell table:style-name="ce795" table:number-columns-repeated="6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677"/>
          <table:table-cell table:style-name="ce795" table:number-columns-repeated="6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77"/>
          <table:table-cell table:style-name="ce795" table:number-columns-repeated="6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598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9x-2)(10x+1) &gt; 0" calcext:value-type="string" table:number-columns-spanned="5" table:number-rows-spanned="1">
            <text:p>(9x-2)(10x+1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4" table:number-columns-repeated="2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5" table:formula="of:=IF(OR([.F109]=2;[.F109]=4;[.H109]=2);&quot;]&quot;;&quot;[&quot;)" office:value-type="string" office:string-value="]" calcext:value-type="string">
            <text:p>]</text:p>
          </table:table-cell>
          <table:table-cell table:style-name="ce625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-0.1" calcext:value-type="float">
            <text:p>-0,1</text:p>
          </table:table-cell>
          <table:table-cell table:style-name="ce731" table:formula="of:=IF(OR([.F109]=2;[.F109]=4);&quot;[&quot;;&quot;]&quot;)" office:value-type="string" office:string-value="[" calcext:value-type="string">
            <text:p>[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]" calcext:value-type="string">
            <text:p>]</text:p>
          </table:table-cell>
          <table:table-cell table:style-name="ce625" table:formula="of:=IF([.H109]=1;&quot;&quot;;[.F97])" office:value-type="float" office:value="0.222222222222222" calcext:value-type="float">
            <text:p>0,222222222222222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625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4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-0.1" calcext:value-type="float">
            <text:p>- 1/10</text:p>
          </table:table-cell>
          <table:table-cell table:style-name="ce736" table:formula="of:=[.F114]" office:value-type="string" office:string-value="[" calcext:value-type="string">
            <text:p>[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]" calcext:value-type="string">
            <text:p>]</text:p>
          </table:table-cell>
          <table:table-cell table:style-name="ce756" table:formula="of:=[.I114]" office:value-type="float" office:value="0.222222222222222" calcext:value-type="float">
            <text:p><text:s/>2/9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594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94" table:number-columns-repeated="6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8" table:formula="of:=[.C105]" office:value-type="string" office:string-value="(9x-2)(10x+1) = 0" calcext:value-type="string">
            <text:p>(9x-2)(10x+1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698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9" table:formula="of:=[.H113]" office:value-type="string" office:string-value="(9x-2)(10x+1) &gt; 0" calcext:value-type="string">
            <text:p>(9x-2)(10x+1) &gt;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594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605"/>
          <table:table-cell table:style-name="ce677"/>
          <table:table-cell table:style-name="ce605" table:number-columns-repeated="2"/>
          <table:table-cell table:style-name="ce677"/>
          <table:table-cell table:style-name="ce717"/>
          <table:table-cell table:style-name="ce677" table:number-columns-repeated="5"/>
          <table:table-cell table:style-name="ce805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649"/>
          <table:covered-table-cell table:style-name="ce605"/>
          <table:covered-table-cell table:style-name="ce677"/>
          <table:covered-table-cell table:number-columns-repeated="2" table:style-name="ce605"/>
          <table:covered-table-cell table:style-name="ce677"/>
          <table:covered-table-cell table:style-name="ce717"/>
          <table:covered-table-cell table:number-columns-repeated="5" table:style-name="ce677"/>
          <table:covered-table-cell table:style-name="ce805"/>
          <table:covered-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605"/>
          <table:table-cell table:style-name="ce677"/>
          <table:table-cell table:style-name="ce605" table:number-columns-repeated="2"/>
          <table:table-cell table:style-name="ce677"/>
          <table:table-cell table:style-name="ce717"/>
          <table:table-cell table:style-name="ce677" table:number-columns-repeated="5"/>
          <table:table-cell table:style-name="ce805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677" table:number-columns-repeated="5"/>
          <table:table-cell table:style-name="ce805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752" table:formula="of:=VLOOKUP([.$O$5];[.$B$3:.$N$32];13)" office:value-type="string" office:string-value="7/5" calcext:value-type="string">
            <text:p>7/5</text:p>
          </table:table-cell>
          <table:table-cell table:style-name="ce752" table:formula="of:=VLOOKUP([.$O$5];[.$B$3:.$N$32];10)" office:value-type="float" office:value="1.4" calcext:value-type="float">
            <text:p>1,4</text:p>
          </table:table-cell>
          <table:table-cell table:style-name="ce752" table:formula="of:=IF([.D124]&lt;[.D125];VLOOKUP([.$O$5];[.$B$3:.$N$32];13);VLOOKUP([.$O$6];[.$B$3:.$N$32];13))" office:value-type="string" office:string-value="1/4" calcext:value-type="string">
            <text:p>1/4</text:p>
          </table:table-cell>
          <table:table-cell table:style-name="ce752" table:formula="of:=MIN([.D124:.D125])" office:value-type="float" office:value="0.25" calcext:value-type="float">
            <text:p>0,25</text:p>
          </table:table-cell>
          <table:table-cell table:style-name="ce747" table:formula="of:=VLOOKUP([.O5];[.$B$3:.$N$32];4)" office:value-type="string" office:string-value="(5x-7)" calcext:value-type="string">
            <text:p>(5x-7)</text:p>
          </table:table-cell>
          <table:table-cell table:style-name="ce786" table:formula="of:=VLOOKUP([.O6];[.$B$3:.$N$32];4)" office:value-type="string" office:string-value="(-4x+1)" calcext:value-type="string">
            <text:p>(-4x+1)</text:p>
          </table:table-cell>
          <table:table-cell table:style-name="ce677" table:number-columns-repeated="5"/>
          <table:table-cell table:style-name="ce805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752" table:formula="of:=VLOOKUP([.$O$6];[.$B$3:.$N$32];13)" office:value-type="string" office:string-value="1/4" calcext:value-type="string">
            <text:p>1/4</text:p>
          </table:table-cell>
          <table:table-cell table:style-name="ce752" table:formula="of:=VLOOKUP([.$O$6];[.$B$3:.$N$32];10)" office:value-type="float" office:value="0.25" calcext:value-type="float">
            <text:p>0,25</text:p>
          </table:table-cell>
          <table:table-cell table:style-name="ce752" table:formula="of:=IF([.D124]&lt;[.D125];VLOOKUP([.$O$6];[.$B$3:.$N$32];13);VLOOKUP([.$O$5];[.$B$3:.$N$32];13))" office:value-type="string" office:string-value="7/5" calcext:value-type="string">
            <text:p>7/5</text:p>
          </table:table-cell>
          <table:table-cell table:style-name="ce752" table:formula="of:=MAX([.D124:.D125])" office:value-type="float" office:value="1.4" calcext:value-type="float">
            <text:p>1,4</text:p>
          </table:table-cell>
          <table:table-cell table:style-name="ce776" table:number-columns-repeated="2"/>
          <table:table-cell table:style-name="ce677" table:number-columns-repeated="5"/>
          <table:table-cell table:style-name="ce805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605"/>
          <table:table-cell table:style-name="ce677"/>
          <table:table-cell table:style-name="ce605" table:number-columns-repeated="2"/>
          <table:table-cell table:style-name="ce677"/>
          <table:table-cell table:style-name="ce717"/>
          <table:table-cell table:style-name="ce677" table:number-columns-repeated="5"/>
          <table:table-cell table:style-name="ce805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number-columns-repeated="8"/>
          <table:table-cell table:style-name="ce602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1/4" calcext:value-type="string" table:number-columns-spanned="2" table:number-rows-spanned="1">
            <text:p>1/4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7/5" calcext:value-type="string" table:number-columns-spanned="2" table:number-rows-spanned="1">
            <text:p>7/5</text:p>
          </table:table-cell>
          <table:covered-table-cell table:style-name="ce657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)" office:value-type="string" office:string-value="Signe de (5x-7)" calcext:value-type="string">
            <text:p>Signe de (5x-7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57" table:formula="of:=IF([.E124]=[.C124];0;&quot;&quot;)" table:number-columns-spanned="2" table:number-rows-spanned="1">
            <text:p/>
          </table:table-cell>
          <table:covered-table-cell table:style-name="ce754"/>
          <table:table-cell table:style-name="ce657" table:formula="of:=IF(SIGN(VLOOKUP([.O5];[.$B$3:.$N$32];2)*AVERAGE([.F124];[.F125])+VLOOKUP([.O5];[.$B$3:.$N$32];3))=1;&quot;+&quot;;&quot;-&quot;)" office:value-type="string" office:string-value="-" calcext:value-type="string">
            <text:p>-</text:p>
          </table:table-cell>
          <table:table-cell table:style-name="ce754" table:formula="of:=IF([.E125]=[.C124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H124])" office:value-type="string" office:string-value="Signe de (-4x+1)" calcext:value-type="string">
            <text:p>Signe de (-4x+1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657" table:formula="of:=IF(SIGN(VLOOKUP([.O6];[.$B$3:.$N$32];2)*AVERAGE([.F124];[.F125])+VLOOKUP([.O6];[.$B$3:.$N$32];3))=1;&quot;+&quot;;&quot;-&quot;)" office:value-type="string" office:string-value="-" calcext:value-type="string">
            <text:p>-</text:p>
          </table:table-cell>
          <table:table-cell table:style-name="ce657" table:formula="of:=IF([.E125]=[.C125];0;&quot;&quot;)" table:number-columns-spanned="2" table:number-rows-spanned="1">
            <text:p/>
          </table:table-cell>
          <table:covered-table-cell table:style-name="ce657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;&quot; / &quot;;[.H124])" office:value-type="string" office:string-value="Signe de (5x-7) / (-4x+1)" calcext:value-type="string">
            <text:p>Signe de (5x-7) / (-4x+1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625" table:formula="of:=IF([.C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625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625" table:formula="of:=IF([.F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605"/>
          <table:table-cell table:style-name="ce677"/>
          <table:table-cell table:style-name="ce605" table:number-columns-repeated="2"/>
          <table:table-cell table:style-name="ce677"/>
          <table:table-cell table:style-name="ce717"/>
          <table:table-cell table:style-name="ce677" table:number-columns-repeated="5"/>
          <table:table-cell table:style-name="ce805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594"/>
          <table:table-cell table:style-name="ce662" table:formula="of:=COM.MICROSOFT.CONCAT([.G124];&quot; / &quot;;[.H124];&quot; = 0&quot;)" office:value-type="string" office:string-value="(5x-7) / (-4x+1) = 0" calcext:value-type="string" table:number-columns-spanned="4" table:number-rows-spanned="1">
            <text:p>(5x-7) / (-4x+1) = 0</text:p>
          </table:table-cell>
          <table:covered-table-cell table:number-columns-repeated="3" table:style-name="ce594"/>
          <table:table-cell table:style-name="ce771" office:value-type="string" calcext:value-type="string">
            <text:p>Pts</text:p>
          </table:table-cell>
          <table:table-cell table:style-name="ce594" table:number-columns-repeated="7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24]" office:value-type="float" office:value="0.25" calcext:value-type="float">
            <text:p><text:s/>1/4 </text:p>
          </table:table-cell>
          <table:table-cell table:style-name="ce731" office:value-type="string" calcext:value-type="string">
            <text:p>}</text:p>
          </table:table-cell>
          <table:table-cell table:style-name="ce755"/>
          <table:table-cell table:style-name="ce765"/>
          <table:table-cell table:style-name="ce722" table:formula="of:=COUNTA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14">SI(OU(ET(</text:span><text:span text:style-name="T15">F137</text:span><text:span text:style-name="T14">&lt;=2;</text:span><text:span text:style-name="T16">F139</text:span><text:span text:style-name="T14">=2);ET(</text:span><text:span text:style-name="T15">F137</text:span><text:span text:style-name="T14">&gt;2;</text:span><text:span text:style-name="T16">F139</text:span><text:span text:style-name="T14">=2));2;1)</text:span></text:p>
          </table:table-cell>
          <table:table-cell table:style-name="ce795" table:number-columns-repeated="3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594" table:number-columns-repeated="6"/>
          <table:table-cell table:style-name="ce772" table:number-columns-repeated="2"/>
          <table:table-cell table:style-name="ce795" table:number-columns-repeated="6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594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4"/>
          <table:table-cell table:style-name="ce795" table:number-columns-repeated="4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594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4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7"/>
          <table:table-cell table:style-name="ce795" table:number-columns-repeated="6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677"/>
          <table:table-cell table:style-name="ce795" table:number-columns-repeated="6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77"/>
          <table:table-cell table:style-name="ce795" table:number-columns-repeated="6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598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5x-7) / (-4x+1) &lt; 0" calcext:value-type="string" table:number-columns-spanned="5" table:number-rows-spanned="1">
            <text:p>(5x-7) / (-4x+1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4" table:number-columns-repeated="2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5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625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0.25" calcext:value-type="float">
            <text:p>0,2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625" table:formula="of:=IF([.H137]=1;&quot;&quot;;[.F128])" office:value-type="string" office:string-value="7/5" calcext:value-type="string">
            <text:p>7/5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625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4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0.25" calcext:value-type="float">
            <text:p><text:s/>1/4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string" office:string-value="7/5" calcext:value-type="string">
            <text:p>7/5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0" calcext:value-type="float">
            <text:p>10</text:p>
          </table:table-cell>
          <table:table-cell table:style-name="ce594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94" table:number-columns-repeated="6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8" table:formula="of:=[.C133]" office:value-type="string" office:string-value="(5x-7) / (-4x+1) = 0" calcext:value-type="string">
            <text:p>(5x-7) / (-4x+1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698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19" table:formula="of:=[.H141]" office:value-type="string" office:string-value="(5x-7) / (-4x+1) &lt; 0" calcext:value-type="string">
            <text:p>(5x-7) / (-4x+1) &l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594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605"/>
          <table:table-cell table:style-name="ce677"/>
          <table:table-cell table:style-name="ce605" table:number-columns-repeated="2"/>
          <table:table-cell table:style-name="ce677"/>
          <table:table-cell table:style-name="ce717"/>
          <table:table-cell table:style-name="ce677" table:number-columns-repeated="5"/>
          <table:table-cell table:style-name="ce805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649"/>
          <table:covered-table-cell table:style-name="ce605"/>
          <table:covered-table-cell table:style-name="ce677"/>
          <table:covered-table-cell table:number-columns-repeated="2" table:style-name="ce605"/>
          <table:covered-table-cell table:style-name="ce677"/>
          <table:covered-table-cell table:style-name="ce717"/>
          <table:covered-table-cell table:number-columns-repeated="5" table:style-name="ce677"/>
          <table:covered-table-cell table:style-name="ce805"/>
          <table:covered-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605"/>
          <table:table-cell table:style-name="ce677"/>
          <table:table-cell table:style-name="ce605" table:number-columns-repeated="2"/>
          <table:table-cell table:style-name="ce677"/>
          <table:table-cell table:style-name="ce717"/>
          <table:table-cell table:style-name="ce677" table:number-columns-repeated="5"/>
          <table:table-cell table:style-name="ce805"/>
          <table:table-cell table:style-name="ce784"/>
          <table:table-cell/>
          <table:table-cell table:style-name="ce784" table:number-columns-repeated="1007"/>
          <table:table-cell table:style-name="ce795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-2/5" calcext:value-type="string">
            <text:p>-2/5</text:p>
          </table:table-cell>
          <table:table-cell table:style-name="ce758" table:formula="of:=VLOOKUP([.O7];[.$B$3:.$N$32];10)" office:value-type="float" office:value="-0.4" calcext:value-type="float">
            <text:p>-0,4</text:p>
          </table:table-cell>
          <table:table-cell table:style-name="ce764" table:formula="of:=IF([.B152]=3;[.D152];IF([.B153]=3;[.D153];IF([.B154]=3;[.D154])))" office:value-type="float" office:value="-1.4" calcext:value-type="float">
            <text:p>- 7/5 </text:p>
          </table:table-cell>
          <table:table-cell table:style-name="ce758" table:formula="of:=IF([.B152]=3;[.D152];IF([.B153]=3;[.D153];IF([.B154]=3;[.D154])))" office:value-type="float" office:value="-1.4" calcext:value-type="float">
            <text:p>-1,4</text:p>
          </table:table-cell>
          <table:table-cell table:style-name="ce777" table:formula="of:=VLOOKUP([.O7];[.$B$3:.$N$32];2)" office:value-type="float" office:value="-5" calcext:value-type="float">
            <text:p>-5</text:p>
          </table:table-cell>
          <table:table-cell table:style-name="ce777" table:formula="of:=VLOOKUP([.O7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-5x-2)" calcext:value-type="string">
            <text:p>(-5x-2)</text:p>
          </table:table-cell>
          <table:table-cell table:style-name="ce786" table:formula="of:=VLOOKUP([.O8];[.$B$3:.$N$32];4)" office:value-type="string" office:string-value="(-5x-7)" calcext:value-type="string">
            <text:p>(-5x-7)</text:p>
          </table:table-cell>
          <table:table-cell table:style-name="ce786" table:formula="of:=VLOOKUP([.O9];[.$B$3:.$N$32];4)" office:value-type="string" office:string-value="(-9x-5)" calcext:value-type="string">
            <text:p>(-9x-5)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3];[.$D$152:.$D$154])" office:value-type="float" office:value="3" calcext:value-type="float">
            <text:p>3</text:p>
          </table:table-cell>
          <table:table-cell table:style-name="ce758" table:formula="of:=VLOOKUP([.O8];[.$B$3:.$N$32];13)" office:value-type="string" office:string-value="-7/5" calcext:value-type="string">
            <text:p>-7/5</text:p>
          </table:table-cell>
          <table:table-cell table:style-name="ce758" table:formula="of:=VLOOKUP([.O8];[.$B$3:.$N$32];10)" office:value-type="float" office:value="-1.4" calcext:value-type="float">
            <text:p>-1,4</text:p>
          </table:table-cell>
          <table:table-cell table:style-name="ce764" table:formula="of:=IF([.B152]=2;[.D152];IF([.B153]=2;[.D153];IF([.B154]=2;[.D154])))" office:value-type="float" office:value="-0.555555555555556" calcext:value-type="float">
            <text:p>- 5/9 </text:p>
          </table:table-cell>
          <table:table-cell table:style-name="ce758" table:formula="of:=IF([.B152]=2;[.D152];IF([.B153]=2;[.D153];IF([.B154]=2;[.D154])))" office:value-type="float" office:value="-0.555555555555556" calcext:value-type="float">
            <text:p>-0,555555555555556</text:p>
          </table:table-cell>
          <table:table-cell table:style-name="ce777" table:formula="of:=VLOOKUP([.O8];[.$B$3:.$N$32];2)" office:value-type="float" office:value="-5" calcext:value-type="float">
            <text:p>-5</text:p>
          </table:table-cell>
          <table:table-cell table:style-name="ce777" table:formula="of:=VLOOKUP([.O8];[.$B$3:.$N$32];3)" office:value-type="float" office:value="-7" calcext:value-type="float">
            <text:p>-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54];[.$D$152:.$D$154])" office:value-type="float" office:value="2" calcext:value-type="float">
            <text:p>2</text:p>
          </table:table-cell>
          <table:table-cell table:style-name="ce758" table:formula="of:=VLOOKUP([.O9];[.$B$3:.$N$32];13)" office:value-type="string" office:string-value="-5/9" calcext:value-type="string">
            <text:p>-5/9</text:p>
          </table:table-cell>
          <table:table-cell table:style-name="ce758" table:formula="of:=VLOOKUP([.O9];[.$B$3:.$N$32];10)" office:value-type="float" office:value="-0.555555555555556" calcext:value-type="float">
            <text:p>-0,555555555555556</text:p>
          </table:table-cell>
          <table:table-cell table:style-name="ce764" table:formula="of:=IF([.B152]=1;[.D152];IF([.B153]=1;[.D153];IF([.B154]=1;[.D154])))" office:value-type="float" office:value="-0.4" calcext:value-type="float">
            <text:p>- 2/5 </text:p>
          </table:table-cell>
          <table:table-cell table:style-name="ce758" table:formula="of:=IF([.B152]=1;[.D152];IF([.B153]=1;[.D153];IF([.B154]=1;[.D154])))" office:value-type="float" office:value="-0.4" calcext:value-type="float">
            <text:p>-0,4</text:p>
          </table:table-cell>
          <table:table-cell table:style-name="ce758" table:formula="of:=VLOOKUP([.O9];[.$B$3:.$N$32];2)" office:value-type="float" office:value="-9" calcext:value-type="float">
            <text:p>-9</text:p>
          </table:table-cell>
          <table:table-cell table:style-name="ce777" table:formula="of:=VLOOKUP([.O9];[.$B$3:.$N$32];3)" office:value-type="float" office:value="-5" calcext:value-type="float">
            <text:p>-5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602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1.4" calcext:value-type="float" table:number-columns-spanned="2" table:number-rows-spanned="1">
            <text:p>- 7/5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555555555555556" calcext:value-type="float" table:number-columns-spanned="2" table:number-rows-spanned="1">
            <text:p>- 5/9 </text:p>
          </table:table-cell>
          <table:covered-table-cell table:style-name="ce657"/>
          <table:table-cell table:style-name="ce657"/>
          <table:table-cell table:style-name="ce753" table:formula="of:=[.F154]" office:value-type="float" office:value="-0.4" calcext:value-type="float" table:number-columns-spanned="2" table:number-rows-spanned="1">
            <text:p>- 2/5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)" office:value-type="string" office:string-value="Signe de (-5x-2)" calcext:value-type="string">
            <text:p>Signe de (-5x-2)</text:p>
          </table:table-cell>
          <table:table-cell table:style-name="ce743" table:formula="of:=IF(SIGN([.G152]*([.F152]-1)+[.H152])=1;&quot;+&quot;;&quot;-&quot;)" office:value-type="string" office:string-value="+" calcext:value-type="string">
            <text:p>+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91" table:formula="of:=IF(SIGN([.G152]*([.F154]+1)+[.H152])=1;&quot;+&quot;;&quot;-&quot;)" office:value-type="string" office:string-value="-" calcext:value-type="string">
            <text:p>-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52])" office:value-type="string" office:string-value="Signe de (-5x-7)" calcext:value-type="string">
            <text:p>Signe de (-5x-7)</text:p>
          </table:table-cell>
          <table:table-cell table:style-name="ce743" table:formula="of:=IF(SIGN([.G153]*([.F152]-1)+[.H153])=1;&quot;+&quot;;&quot;-&quot;)" office:value-type="string" office:string-value="+" calcext:value-type="string">
            <text:p>+</text:p>
          </table:table-cell>
          <table:table-cell table:style-name="ce754" table:formula="of:=IF([.D153]=[.F152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53]*AVERAGE([.F153];[.F154])+[.H153])=1;&quot;+&quot;;&quot;-&quot;)" office:value-type="string" office:string-value="-" calcext:value-type="string">
            <text:p>-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53]*([.F154]+1)+[.H153])=1;&quot;+&quot;;&quot;-&quot;)" office:value-type="string" office:string-value="-" calcext:value-type="string">
            <text:p>-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52])" office:value-type="string" office:string-value="Signe de (-9x-5)" calcext:value-type="string">
            <text:p>Signe de (-9x-5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54]*AVERAGE([.F152];[.F153])+[.H154])=1;&quot;+&quot;;&quot;-&quot;)" office:value-type="string" office:string-value="+" calcext:value-type="string">
            <text:p>+</text:p>
          </table:table-cell>
          <table:table-cell table:style-name="ce754" table:formula="of:=IF([.D154]=[.F153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;[.K152];[.L152])" office:value-type="string" office:string-value="Signe de (-5x-2)(-5x-7)(-9x-5)" calcext:value-type="string">
            <text:p>Signe de (-5x-2)(-5x-7)(-9x-5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594"/>
          <table:table-cell table:style-name="ce662" table:formula="of:=COM.MICROSOFT.CONCAT([.J152];[.K152];[.L152];&quot; = 0&quot;)" office:value-type="string" office:string-value="(-5x-2)(-5x-7)(-9x-5) = 0" calcext:value-type="string" table:number-columns-spanned="6" table:number-rows-spanned="1">
            <text:p>(-5x-2)(-5x-7)(-9x-5) = 0</text:p>
          </table:table-cell>
          <table:covered-table-cell table:number-columns-repeated="5" table:style-name="ce594"/>
          <table:table-cell table:style-name="ce771" office:value-type="string" calcext:value-type="string">
            <text:p>Pts</text:p>
          </table:table-cell>
          <table:table-cell table:style-name="ce594" table:number-columns-repeated="5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1.4" calcext:value-type="float">
            <text:p>- 7/5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555555555555556" calcext:value-type="float">
            <text:p>- 5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-0.4" calcext:value-type="float">
            <text:p>- 2/5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 table:number-columns-repeated="6"/>
          <table:table-cell table:style-name="ce772" table:number-columns-repeated="2"/>
          <table:table-cell table:style-name="ce795" table:number-columns-repeated="6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4"/>
          <table:table-cell table:style-name="ce795" table:number-columns-repeated="4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166]=1;&quot;≥&quot;;IF([.F166]=2;&quot;&gt;&quot;;IF([.F166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4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+" calcext:value-type="string">
            <text:p>+</text:p>
          </table:table-cell>
          <table:table-cell table:style-name="ce767" table:formula="of:=IF([.F167]=&quot;-&quot;;&quot;+&quot;;&quot;-&quot;)" office:value-type="string" office:string-value="-" calcext:value-type="string">
            <text:p>-</text:p>
          </table:table-cell>
          <table:table-cell table:style-name="ce677"/>
          <table:table-cell table:style-name="ce795" table:number-columns-repeated="6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7"/>
          <table:table-cell table:style-name="ce795" table:number-columns-repeated="6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77"/>
          <table:table-cell table:style-name="ce795" table:number-columns-repeated="6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8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-5x-2)(-5x-7)(-9x-5) ≥ 0" calcext:value-type="string" table:number-columns-spanned="5" table:number-rows-spanned="1">
            <text:p>(-5x-2)(-5x-7)(-9x-5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4" table:number-columns-repeated="2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5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625" table:formula="of:=IF([.B160]=[.F167];&quot;-infini&quot;;[.F15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1.4" calcext:value-type="float">
            <text:p>-1,4</text:p>
          </table:table-cell>
          <table:table-cell table:style-name="ce731" table:formula="of:=IF(OR([.F166]=2;[.F166]=4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[" calcext:value-type="string">
            <text:p>[</text:p>
          </table:table-cell>
          <table:table-cell table:style-name="ce625" table:formula="of:=IF([.H160]=[.F167];[.F153];[.F154])" office:value-type="float" office:value="-0.555555555555556" calcext:value-type="float">
            <text:p>-0,555555555555556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625" table:formula="of:=IF([.H160]=[.F167];[.F154];&quot;+infini&quot;)" office:value-type="float" office:value="-0.4" calcext:value-type="float">
            <text:p>-0,4</text:p>
          </table:table-cell>
          <table:table-cell table:style-name="ce765" table:formula="of:=IF(OR([.F166]=2;[.F166]=4;[.K160]=[.F167]);&quot;[&quot;;&quot;]&quot;)" office:value-type="string" office:string-value="]" calcext:value-type="string">
            <text:p>]</text:p>
          </table:table-cell>
          <table:table-cell table:style-name="ce771" office:value-type="string" calcext:value-type="string">
            <text:p>Pts</text:p>
          </table:table-cell>
          <table:table-cell table:style-name="ce594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string" office:string-value="-∞" calcext:value-type="string">
            <text:p>-∞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1.4" calcext:value-type="float">
            <text:p>- 7/5 </text:p>
          </table:table-cell>
          <table:table-cell table:style-name="ce736" table:formula="of:=[.F171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[" calcext:value-type="string">
            <text:p>[</text:p>
          </table:table-cell>
          <table:table-cell table:style-name="ce756" table:formula="of:=IF([.H160]=[.F167];[.F156];[.I156])" office:value-type="float" office:value="-0.555555555555556" calcext:value-type="float">
            <text:p>- 5/9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float" office:value="-0.4" calcext:value-type="float">
            <text:p>- 2/5 </text:p>
          </table:table-cell>
          <table:table-cell table:style-name="ce811" table:formula="of:=[.L171]" office:value-type="string" office:string-value="]" calcext:value-type="string">
            <text:p>]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594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94" table:number-columns-repeated="6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8" table:formula="of:=[.C162]" office:value-type="string" office:string-value="(-5x-2)(-5x-7)(-9x-5) = 0" calcext:value-type="string">
            <text:p>(-5x-2)(-5x-7)(-9x-5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698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9" table:formula="of:=[.H170]" office:value-type="string" office:string-value="(-5x-2)(-5x-7)(-9x-5) ≥ 0" calcext:value-type="string">
            <text:p>(-5x-2)(-5x-7)(-9x-5) ≥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594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 table:number-columns-repeated="20"/>
          <table:table-cell table:number-columns-repeated="1004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594"/>
          <table:table-cell table:style-name="ce594"/>
          <table:table-cell table:style-name="ce827" table:number-columns-repeated="4"/>
          <table:table-cell table:style-name="ce828" table:number-columns-repeated="2"/>
          <table:table-cell table:number-columns-repeated="1002"/>
        </table:table-row>
        <table:table-row table:style-name="ro3">
          <table:table-cell table:style-name="ce594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1002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1002"/>
        </table:table-row>
        <table:table-row table:style-name="ro3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2" calcext:value-type="float">
            <text:p>2</text:p>
          </table:table-cell>
          <table:table-cell table:style-name="ce758" table:formula="of:=VLOOKUP([.O10];[.$B$3:.$N$32];13)" office:value-type="string" office:string-value="-2/7" calcext:value-type="string">
            <text:p>-2/7</text:p>
          </table:table-cell>
          <table:table-cell table:style-name="ce758" table:formula="of:=VLOOKUP([.O10];[.$B$3:.$N$32];10)" office:value-type="float" office:value="-0.285714285714286" calcext:value-type="float">
            <text:p>-0,285714285714286</text:p>
          </table:table-cell>
          <table:table-cell table:style-name="ce764" table:formula="of:=IF([.B181]=3;[.D181];IF([.B182]=3;[.D182];IF([.B183]=3;[.D183])))" office:value-type="float" office:value="-0.333333333333333" calcext:value-type="float">
            <text:p>- 1/3 </text:p>
          </table:table-cell>
          <table:table-cell table:style-name="ce758" table:formula="of:=IF([.B181]=3;[.D181];IF([.B182]=3;[.D182];IF([.B183]=3;[.D183])))" office:value-type="float" office:value="-0.333333333333333" calcext:value-type="float">
            <text:p>-0,333333333333333</text:p>
          </table:table-cell>
          <table:table-cell table:style-name="ce777" table:formula="of:=VLOOKUP([.O10];[.$B$3:.$N$32];2)" office:value-type="float" office:value="7" calcext:value-type="float">
            <text:p>7</text:p>
          </table:table-cell>
          <table:table-cell table:style-name="ce777" table:formula="of:=VLOOKUP([.O10];[.$B$3:.$N$32];3)" office:value-type="float" office:value="2" calcext:value-type="float">
            <text:p>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7x+2)" calcext:value-type="string">
            <text:p>(7x+2)</text:p>
          </table:table-cell>
          <table:table-cell table:style-name="ce786" table:formula="of:=VLOOKUP([.O11];[.$B$3:.$N$32];4)" office:value-type="string" office:string-value="(-7x-1)" calcext:value-type="string">
            <text:p>(-7x-1)</text:p>
          </table:table-cell>
          <table:table-cell table:style-name="ce786" table:formula="of:=VLOOKUP([.O12];[.$B$3:.$N$32];4)" office:value-type="string" office:string-value="(6x+2)" calcext:value-type="string">
            <text:p>(6x+2)</text:p>
          </table:table-cell>
          <table:table-cell table:number-columns-repeated="1012"/>
        </table:table-row>
        <table:table-row table:style-name="ro3">
          <table:table-cell table:style-name="ce722" table:formula="of:=RANDBETWEEN(0;2)" office:value-type="float" office:value="2" calcext:value-type="float">
            <text:p>2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-1/7" calcext:value-type="string">
            <text:p>-1/7</text:p>
          </table:table-cell>
          <table:table-cell table:style-name="ce758" table:formula="of:=VLOOKUP([.O11];[.$B$3:.$N$32];10)" office:value-type="float" office:value="-0.142857142857143" calcext:value-type="float">
            <text:p>-0,142857142857143</text:p>
          </table:table-cell>
          <table:table-cell table:style-name="ce764" table:formula="of:=IF([.B181]=2;[.D181];IF([.B182]=2;[.D182];IF([.B183]=2;[.D183])))" office:value-type="float" office:value="-0.285714285714286" calcext:value-type="float">
            <text:p>- 2/7 </text:p>
          </table:table-cell>
          <table:table-cell table:style-name="ce758" table:formula="of:=IF([.B181]=2;[.D181];IF([.B182]=2;[.D182];IF([.B183]=2;[.D183])))" office:value-type="float" office:value="-0.285714285714286" calcext:value-type="float">
            <text:p>-0,285714285714286</text:p>
          </table:table-cell>
          <table:table-cell table:style-name="ce777" table:formula="of:=VLOOKUP([.O11];[.$B$3:.$N$32];2)" office:value-type="float" office:value="-7" calcext:value-type="float">
            <text:p>-7</text:p>
          </table:table-cell>
          <table:table-cell table:style-name="ce777" table:formula="of:=VLOOKUP([.O11];[.$B$3:.$N$32];3)" office:value-type="float" office:value="-1" calcext:value-type="float">
            <text:p>-1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83];[.$D$181:.$D$183])" office:value-type="float" office:value="3" calcext:value-type="float">
            <text:p>3</text:p>
          </table:table-cell>
          <table:table-cell table:style-name="ce758" table:formula="of:=VLOOKUP([.O12];[.$B$3:.$N$32];13)" office:value-type="string" office:string-value="-1/3" calcext:value-type="string">
            <text:p>-1/3</text:p>
          </table:table-cell>
          <table:table-cell table:style-name="ce758" table:formula="of:=VLOOKUP([.O12];[.$B$3:.$N$32];10)" office:value-type="float" office:value="-0.333333333333333" calcext:value-type="float">
            <text:p>-0,333333333333333</text:p>
          </table:table-cell>
          <table:table-cell table:style-name="ce764" table:formula="of:=IF([.B181]=1;[.D181];IF([.B182]=1;[.D182];IF([.B183]=1;[.D183])))" office:value-type="float" office:value="-0.142857142857143" calcext:value-type="float">
            <text:p>- 1/7 </text:p>
          </table:table-cell>
          <table:table-cell table:style-name="ce758" table:formula="of:=IF([.B181]=1;[.D181];IF([.B182]=1;[.D182];IF([.B183]=1;[.D183])))" office:value-type="float" office:value="-0.142857142857143" calcext:value-type="float">
            <text:p>-0,142857142857143</text:p>
          </table:table-cell>
          <table:table-cell table:style-name="ce758" table:formula="of:=VLOOKUP([.O12];[.$B$3:.$N$32];2)" office:value-type="float" office:value="6" calcext:value-type="float">
            <text:p>6</text:p>
          </table:table-cell>
          <table:table-cell table:style-name="ce777" table:formula="of:=VLOOKUP([.O12];[.$B$3:.$N$32];3)" office:value-type="float" office:value="2" calcext:value-type="float">
            <text:p>2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602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0.333333333333333" calcext:value-type="float" table:number-columns-spanned="2" table:number-rows-spanned="1">
            <text:p>- 1/3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-0.285714285714286" calcext:value-type="float" table:number-columns-spanned="2" table:number-rows-spanned="1">
            <text:p>- 2/7 </text:p>
          </table:table-cell>
          <table:covered-table-cell table:style-name="ce657"/>
          <table:table-cell table:style-name="ce657"/>
          <table:table-cell table:style-name="ce753" table:formula="of:=[.F183]" office:value-type="float" office:value="-0.142857142857143" calcext:value-type="float" table:number-columns-spanned="2" table:number-rows-spanned="1">
            <text:p>- 1/7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81])" office:value-type="string" office:string-value="Signe de (7x+2)" calcext:value-type="string">
            <text:p>Signe de (7x+2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754" table:formula="of:=IF([.D181]=[.F182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81])" office:value-type="string" office:string-value="Signe de (-7x-1)" calcext:value-type="string">
            <text:p>Signe de (-7x-1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81])" office:value-type="string" office:string-value="Signe de (6x+2)" calcext:value-type="string">
            <text:p>Signe de (6x+2)</text:p>
          </table:table-cell>
          <table:table-cell table:style-name="ce743" table:formula="of:=IF(SIGN([.G183]*([.F181]-1)+[.H183])=1;&quot;+&quot;;&quot;-&quot;)" office:value-type="string" office:string-value="-" calcext:value-type="string">
            <text:p>-</text:p>
          </table:table-cell>
          <table:table-cell table:style-name="ce754" table:formula="of:=IF([.D183]=[.F181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83]*([.F183]+1)+[.H183])=1;&quot;+&quot;;&quot;-&quot;)" office:value-type="string" office:string-value="+" calcext:value-type="string">
            <text:p>+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7x+2)(-7x-1)(6x+2)]" calcext:value-type="string">
            <text:p>Signe de 1 / [(7x+2)(-7x-1)(6x+2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594"/>
          <table:table-cell table:style-name="ce662" table:formula="of:=COM.MICROSOFT.CONCAT([.J181];[.K181];[.L181];&quot; = 0&quot;)" office:value-type="string" office:string-value="(7x+2)(-7x-1)(6x+2) = 0" calcext:value-type="string" table:number-columns-spanned="6" table:number-rows-spanned="1">
            <text:p>(7x+2)(-7x-1)(6x+2) = 0</text:p>
          </table:table-cell>
          <table:covered-table-cell table:number-columns-repeated="5" table:style-name="ce594"/>
          <table:table-cell table:style-name="ce771" office:value-type="string" calcext:value-type="string">
            <text:p>Pts</text:p>
          </table:table-cell>
          <table:table-cell table:style-name="ce594" table:number-columns-repeated="5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81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82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83]" office:value-type="float" office:value="-0.142857142857143" calcext:value-type="float">
            <text:p>- 1/7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92:.H192])" office:value-type="float" office:value="7" calcext:value-type="float">
            <text:p>7</text:p>
          </table:table-cell>
          <table:table-cell table:style-name="ce795" table:number-columns-repeated="5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 table:number-columns-repeated="6"/>
          <table:table-cell table:style-name="ce772" table:number-columns-repeated="2"/>
          <table:table-cell table:style-name="ce795" table:number-columns-repeated="6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4"/>
          <table:table-cell table:style-name="ce795" table:number-columns-repeated="4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F195]=1;&quot;≥&quot;;IF([.F195]=2;&quot;&gt;&quot;;IF([.F195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4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-" calcext:value-type="string">
            <text:p>-</text:p>
          </table:table-cell>
          <table:table-cell table:style-name="ce767" table:formula="of:=IF([.F196]=&quot;-&quot;;&quot;+&quot;;&quot;-&quot;)" office:value-type="string" office:string-value="+" calcext:value-type="string">
            <text:p>+</text:p>
          </table:table-cell>
          <table:table-cell table:style-name="ce677"/>
          <table:table-cell table:style-name="ce795" table:number-columns-repeated="6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7"/>
          <table:table-cell table:style-name="ce795" table:number-columns-repeated="6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77"/>
          <table:table-cell table:style-name="ce795" table:number-columns-repeated="6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8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81];[.K181];[.L181];&quot; &quot;;[.G195];&quot; 0&quot;)" office:value-type="string" office:string-value="(7x+2)(-7x-1)(6x+2) &lt; 0" calcext:value-type="string" table:number-columns-spanned="5" table:number-rows-spanned="1">
            <text:p>(7x+2)(-7x-1)(6x+2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4" table:number-columns-repeated="2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5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625" table:formula="of:=IF([.B189]=[.F196];&quot;-infini&quot;;[.F181])" office:value-type="float" office:value="-0.333333333333333" calcext:value-type="float">
            <text:p>-0,333333333333333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-0.285714285714286" calcext:value-type="float">
            <text:p>-0,285714285714286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625" table:formula="of:=IF([.H189]=[.F196];[.F182];[.F183])" office:value-type="float" office:value="-0.142857142857143" calcext:value-type="float">
            <text:p>-0,142857142857143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625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4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-0.333333333333333" calcext:value-type="float">
            <text:p>- 1/3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-0.285714285714286" calcext:value-type="float">
            <text:p>- 2/7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-0.142857142857143" calcext:value-type="float">
            <text:p>- 1/7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594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94" table:number-columns-repeated="6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8" table:formula="of:=[.C191]" office:value-type="string" office:string-value="(7x+2)(-7x-1)(6x+2) = 0" calcext:value-type="string">
            <text:p>(7x+2)(-7x-1)(6x+2)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formula="of:=IF(ISBLANK([$'Niveau 6'.H19]);0;IF([.G192]=[$'Niveau 6'.H19];1;-0.5))" office:value-type="float" office:value="0" calcext:value-type="float">
            <text:p>0</text:p>
          </table:table-cell>
          <table:table-cell table:style-name="ce708" table:formula="of:=IF(ISBLANK([$'Niveau 6'.J19]);0;IF([.H192]=[$'Niveau 6'.J19];1;-0.5))" office:value-type="float" office:value="0" calcext:value-type="float">
            <text:p>0</text:p>
          </table:table-cell>
          <table:table-cell table:style-name="ce698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9" table:formula="of:=[.H199]" office:value-type="string" office:string-value="(7x+2)(-7x-1)(6x+2) &lt; 0" calcext:value-type="string">
            <text:p>(7x+2)(-7x-1)(6x+2) &lt;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74" table:formula="of:=IF(ISBLANK([$'Niveau 6'.H24]);0;IF([.G200]=[$'Niveau 6'.H24];1;-0.5))" office:value-type="float" office:value="0" calcext:value-type="float">
            <text:p>0</text:p>
          </table:table-cell>
          <table:table-cell table:style-name="ce774" table:formula="of:=IF(ISBLANK([$'Niveau 6'.J24]);0;IF([.H200]=[$'Niveau 6'.J24];1;-0.5))" office:value-type="float" office:value="0" calcext:value-type="float">
            <text:p>0</text:p>
          </table:table-cell>
          <table:table-cell table:style-name="ce774" table:formula="of:=IF(ISBLANK([$'Niveau 6'.K24]);0;IF([.I200]=[$'Niveau 6'.K24];1;-0.5))" office:value-type="float" office:value="0" calcext:value-type="float">
            <text:p>0</text:p>
          </table:table-cell>
          <table:table-cell table:style-name="ce774" table:formula="of:=IF(ISBLANK([$'Niveau 6'.L24]);0;IF([.J200]=[$'Niveau 6'.L24];1;-0.5))" office:value-type="float" office:value="0" calcext:value-type="float">
            <text:p>0</text:p>
          </table:table-cell>
          <table:table-cell table:style-name="ce774" table:formula="of:=IF(ISBLANK([$'Niveau 6'.M24]);0;IF([.K200]=[$'Niveau 6'.M24];1;-0.5))" office:value-type="float" office:value="0" calcext:value-type="float">
            <text:p>0</text:p>
          </table:table-cell>
          <table:table-cell table:style-name="ce774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594"/>
          <table:table-cell table:style-name="ce784"/>
          <table:table-cell table:style-name="ce594" table:number-columns-repeated="5"/>
          <table:table-cell table:number-columns-repeated="1004"/>
        </table:table-row>
        <table:table-row table:style-name="ro3" table:number-rows-repeated="10483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2" svg:font-family="'Times New Roman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6:07:18.8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01-25T16:08:00.752000000</dc:date>
    <meta:editing-duration>P1DT16H54M55S</meta:editing-duration>
    <meta:editing-cycles>555</meta:editing-cycles>
    <meta:generator>LibreOffice/6.0.6.2$Windows_X86_64 LibreOffice_project/0c292870b25a325b5ed35f6b45599d2ea4458e77</meta:generator>
    <meta:document-statistic meta:table-count="8" meta:cell-count="2062" meta:object-count="55"/>
  </office:meta>
</office:document-meta>
</file>